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roid Sans Mono2" svg:font-family="'Droid Sans Mono', monospace, monospace, 'Droid Sans Fallback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roid Sans Mono1" svg:font-family="'Droid Sans Mono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05cm" fo:margin-left="0cm" fo:margin-top="0cm" fo:margin-bottom="0cm" table:align="left" style:writing-mode="lr-tb"/>
    </style:style>
    <style:style style:name="Table1.A" style:family="table-column">
      <style:table-column-properties style:column-width="7.25cm"/>
    </style:style>
    <style:style style:name="Table1.B" style:family="table-column">
      <style:table-column-properties style:column-width="10.253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row-height="2.986cm" fo:keep-together="auto"/>
    </style:style>
    <style:style style:name="Table1.5" style:family="table-row">
      <style:table-row-properties style:row-height="1.207cm" fo:keep-together="auto"/>
    </style:style>
    <style:style style:name="P1" style:family="paragraph" style:parent-style-name="Footer">
      <style:paragraph-properties fo:line-height="0.501cm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ing_20_1">
      <style:paragraph-properties fo:margin-top="0.423cm" fo:margin-bottom="0cm" style:contextual-spacing="false" fo:line-height="100%">
        <style:tab-stops>
          <style:tab-stop style:position="18.253cm"/>
        </style:tab-stops>
      </style:paragraph-properties>
    </style:style>
    <style:style style:name="P4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Heading_20_3">
      <style:paragraph-properties fo:text-align="start" style:justify-single-word="false" fo:orphans="0" fo:widows="0">
        <style:tab-stops>
          <style:tab-stop style:position="1.905cm"/>
          <style:tab-stop style:position="3.434cm" style:type="center"/>
        </style:tab-stops>
      </style:paragraph-properties>
      <style:text-properties style:font-name="Times New Roman"/>
    </style:style>
    <style:style style:name="P6" style:family="paragraph" style:parent-style-name="Heading_20_3">
      <style:paragraph-properties fo:text-align="justify" style:justify-single-word="false" fo:orphans="0" fo:widows="0"/>
      <style:text-properties style:font-name="Times New Roman"/>
    </style:style>
    <style:style style:name="P7" style:family="paragraph" style:parent-style-name="Heading_20_3">
      <style:paragraph-properties fo:orphans="0" fo:widows="0"/>
      <style:text-properties style:font-name="Times New Roman"/>
    </style:style>
    <style:style style:name="P8" style:family="paragraph" style:parent-style-name="Heading_20_3">
      <style:paragraph-properties fo:margin-top="0.423cm" fo:margin-bottom="0cm" style:contextual-spacing="false" fo:text-align="center" style:justify-single-word="false" fo:orphans="0" fo:widows="0"/>
      <style:text-properties style:font-name="Times New Roman"/>
    </style:style>
    <style:style style:name="P9" style:family="paragraph" style:parent-style-name="Heading_20_3">
      <style:paragraph-properties fo:margin-top="0.423cm" fo:margin-bottom="0cm" style:contextual-spacing="false" fo:text-align="justify" style:justify-single-word="false" fo:orphans="0" fo:widows="0"/>
      <style:text-properties style:font-name="Times New Roman"/>
    </style:style>
    <style:style style:name="P10" style:family="paragraph" style:parent-style-name="Heading_20_3">
      <style:paragraph-properties fo:margin-left="5.75cm" fo:margin-right="0cm" fo:text-align="start" style:justify-single-word="false" fo:orphans="0" fo:widows="0" fo:text-indent="0cm" style:auto-text-indent="false"/>
      <style:text-properties style:font-name="Times New Roman"/>
    </style:style>
    <style:style style:name="P11" style:family="paragraph" style:parent-style-name="Heading_20_5">
      <style:paragraph-properties fo:margin-left="5.75cm" fo:margin-right="0cm" fo:margin-top="0.423cm" fo:margin-bottom="0cm" style:contextual-spacing="false" fo:orphans="0" fo:widows="0" fo:text-indent="0cm" style:auto-text-indent="false"/>
      <style:text-properties style:font-name="Times New Roman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13" style:family="paragraph" style:parent-style-name="Standard">
      <style:paragraph-properties fo:orphans="0" fo:widows="0"/>
      <style:text-properties fo:font-size="14pt" style:font-size-asian="14pt"/>
    </style:style>
    <style:style style:name="P14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2pt" style:font-size-asian="12pt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line-height="150%" fo:text-align="center" style:justify-single-word="false"/>
      <style:text-properties fo:font-size="16pt" style:font-size-asian="16pt"/>
    </style:style>
    <style:style style:name="P18" style:family="paragraph" style:parent-style-name="Standard">
      <style:paragraph-properties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 style:list-style-name="WWNum2">
      <style:paragraph-properties style:line-height-at-least="0.503cm"/>
    </style:style>
    <style:style style:name="P21" style:family="paragraph" style:parent-style-name="Standard" style:list-style-name="WWNum3">
      <style:paragraph-properties style:line-height-at-least="0.503cm"/>
    </style:style>
    <style:style style:name="P22" style:family="paragraph" style:parent-style-name="Standard" style:list-style-name="WWNum4">
      <style:paragraph-properties style:line-height-at-least="0.503cm"/>
    </style:style>
    <style:style style:name="P23" style:family="paragraph" style:parent-style-name="Standard">
      <style:paragraph-properties style:line-height-at-least="0.503cm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24" style:family="paragraph" style:parent-style-name="Standard" style:list-style-name="WWNum5">
      <style:paragraph-properties style:line-height-at-least="0.503cm"/>
    </style:style>
    <style:style style:name="P25" style:family="paragraph" style:parent-style-name="Standard" style:list-style-name="WWNum6">
      <style:paragraph-properties style:line-height-at-least="0.503cm"/>
    </style:style>
    <style:style style:name="P26" style:family="paragraph" style:parent-style-name="Standard" style:list-style-name="WWNum7">
      <style:paragraph-properties style:line-height-at-least="0.503cm"/>
    </style:style>
    <style:style style:name="P27" style:family="paragraph" style:parent-style-name="Standard" style:list-style-name="WWNum7">
      <style:paragraph-properties style:line-height-at-least="0.503cm" fo:text-align="justify" style:justify-single-word="false"/>
    </style:style>
    <style:style style:name="P28" style:family="paragraph" style:parent-style-name="Standard" style:list-style-name="WWNum8">
      <style:paragraph-properties style:line-height-at-least="0.503cm"/>
    </style:style>
    <style:style style:name="P29" style:family="paragraph" style:parent-style-name="Standard" style:list-style-name="WWNum9">
      <style:paragraph-properties style:line-height-at-least="0.503cm"/>
    </style:style>
    <style:style style:name="P30" style:family="paragraph" style:parent-style-name="Standard" style:list-style-name="WWNum10">
      <style:paragraph-properties style:line-height-at-least="0.503cm"/>
    </style:style>
    <style:style style:name="P31" style:family="paragraph" style:parent-style-name="Standard" style:list-style-name="WWNum11">
      <style:paragraph-properties style:line-height-at-least="0.503cm"/>
    </style:style>
    <style:style style:name="P32" style:family="paragraph" style:parent-style-name="Standard" style:list-style-name="WWNum12">
      <style:paragraph-properties style:line-height-at-least="0.503cm"/>
    </style:style>
    <style:style style:name="P33" style:family="paragraph" style:parent-style-name="Standard" style:list-style-name="WWNum13">
      <style:paragraph-properties style:line-height-at-least="0.503cm"/>
    </style:style>
    <style:style style:name="P34" style:family="paragraph" style:parent-style-name="Standard" style:list-style-name="WWNum14">
      <style:paragraph-properties style:line-height-at-least="0.503cm"/>
    </style:style>
    <style:style style:name="P35" style:family="paragraph" style:parent-style-name="Standard" style:list-style-name="WWNum15">
      <style:paragraph-properties style:line-height-at-least="0.503cm"/>
    </style:style>
    <style:style style:name="P36" style:family="paragraph" style:parent-style-name="Standard" style:list-style-name="WWNum16">
      <style:paragraph-properties style:line-height-at-least="0.503cm"/>
    </style:style>
    <style:style style:name="P37" style:family="paragraph" style:parent-style-name="Standard" style:list-style-name="WWNum17">
      <style:paragraph-properties style:line-height-at-least="0.503cm"/>
    </style:style>
    <style:style style:name="P38" style:family="paragraph" style:parent-style-name="Standard" style:list-style-name="WWNum18">
      <style:paragraph-properties style:line-height-at-least="0.503cm"/>
    </style:style>
    <style:style style:name="P39" style:family="paragraph" style:parent-style-name="Standard" style:list-style-name="WWNum19">
      <style:paragraph-properties style:line-height-at-least="0.503cm"/>
    </style:style>
    <style:style style:name="P40" style:family="paragraph" style:parent-style-name="Standard" style:list-style-name="WWNum20">
      <style:paragraph-properties style:line-height-at-least="0.503cm"/>
    </style:style>
    <style:style style:name="P41" style:family="paragraph" style:parent-style-name="Standard" style:list-style-name="WWNum21">
      <style:paragraph-properties style:line-height-at-least="0.503cm"/>
    </style:style>
    <style:style style:name="P42" style:family="paragraph" style:parent-style-name="Standard" style:list-style-name="WWNum22">
      <style:paragraph-properties style:line-height-at-least="0.503cm"/>
    </style:style>
    <style:style style:name="P43" style:family="paragraph" style:parent-style-name="Standard" style:list-style-name="WWNum28">
      <style:paragraph-properties style:line-height-at-least="0.503cm"/>
    </style:style>
    <style:style style:name="P44" style:family="paragraph" style:parent-style-name="Standard" style:list-style-name="WWNum29">
      <style:paragraph-properties style:line-height-at-least="0.503cm"/>
    </style:style>
    <style:style style:name="P45" style:family="paragraph" style:parent-style-name="Standard" style:list-style-name="WWNum30">
      <style:paragraph-properties style:line-height-at-least="0.503cm"/>
    </style:style>
    <style:style style:name="P46" style:family="paragraph" style:parent-style-name="Standard" style:list-style-name="WWNum23">
      <style:paragraph-properties style:line-height-at-least="0.503cm"/>
    </style:style>
    <style:style style:name="P47" style:family="paragraph" style:parent-style-name="Standard" style:list-style-name="WWNum24">
      <style:paragraph-properties style:line-height-at-least="0.503cm"/>
    </style:style>
    <style:style style:name="P48" style:family="paragraph" style:parent-style-name="Standard" style:list-style-name="WWNum25">
      <style:paragraph-properties style:line-height-at-least="0.503cm"/>
    </style:style>
    <style:style style:name="P49" style:family="paragraph" style:parent-style-name="Standard" style:list-style-name="WWNum26">
      <style:paragraph-properties style:line-height-at-least="0.503cm"/>
    </style:style>
    <style:style style:name="P50" style:family="paragraph" style:parent-style-name="Standard" style:list-style-name="WWNum27">
      <style:paragraph-properties style:line-height-at-least="0.503cm"/>
    </style:style>
    <style:style style:name="P51" style:family="paragraph" style:parent-style-name="Standard" style:list-style-name="WWNum38">
      <style:paragraph-properties style:line-height-at-least="0.503cm"/>
    </style:style>
    <style:style style:name="P52" style:family="paragraph" style:parent-style-name="Standard" style:list-style-name="WWNum39">
      <style:paragraph-properties style:line-height-at-least="0.503cm"/>
    </style:style>
    <style:style style:name="P53" style:family="paragraph" style:parent-style-name="Standard" style:list-style-name="WWNum40">
      <style:paragraph-properties style:line-height-at-least="0.503cm"/>
    </style:style>
    <style:style style:name="P54" style:family="paragraph" style:parent-style-name="Standard" style:list-style-name="WWNum41">
      <style:paragraph-properties style:line-height-at-least="0.503cm"/>
    </style:style>
    <style:style style:name="P55" style:family="paragraph" style:parent-style-name="Standard" style:list-style-name="WWNum42">
      <style:paragraph-properties style:line-height-at-least="0.503cm"/>
    </style:style>
    <style:style style:name="P56" style:family="paragraph" style:parent-style-name="Standard" style:list-style-name="WWNum31">
      <style:paragraph-properties style:line-height-at-least="0.503cm"/>
    </style:style>
    <style:style style:name="P57" style:family="paragraph" style:parent-style-name="Standard" style:list-style-name="WWNum32">
      <style:paragraph-properties style:line-height-at-least="0.503cm"/>
    </style:style>
    <style:style style:name="P58" style:family="paragraph" style:parent-style-name="Standard" style:list-style-name="WWNum33">
      <style:paragraph-properties style:line-height-at-least="0.503cm"/>
    </style:style>
    <style:style style:name="P59" style:family="paragraph" style:parent-style-name="Standard" style:list-style-name="WWNum34">
      <style:paragraph-properties style:line-height-at-least="0.503cm"/>
    </style:style>
    <style:style style:name="P60" style:family="paragraph" style:parent-style-name="Standard" style:list-style-name="WWNum35">
      <style:paragraph-properties style:line-height-at-least="0.503cm"/>
    </style:style>
    <style:style style:name="P61" style:family="paragraph" style:parent-style-name="Standard" style:list-style-name="WWNum36">
      <style:paragraph-properties style:line-height-at-least="0.503cm"/>
    </style:style>
    <style:style style:name="P62" style:family="paragraph" style:parent-style-name="Standard" style:list-style-name="WWNum37">
      <style:paragraph-properties style:line-height-at-least="0.503cm"/>
    </style:style>
    <style:style style:name="P63" style:family="paragraph" style:parent-style-name="Standard">
      <style:paragraph-properties style:line-height-at-least="0.503cm"/>
      <style:text-properties fo:color="#000000" loext:opacity="100%" fo:font-size="9pt" fo:background-color="transparent" style:font-size-asian="9pt" style:font-size-complex="9pt"/>
    </style:style>
    <style:style style:name="P64" style:family="paragraph" style:parent-style-name="Standard">
      <style:paragraph-properties style:line-height-at-least="0.503cm"/>
      <style:text-properties fo:color="#000000" loext:opacity="100%" fo:font-size="9pt" fo:font-weight="normal" fo:background-color="transparent" style:font-size-asian="9pt" style:font-weight-asian="normal" style:font-size-complex="9pt" style:font-weight-complex="normal"/>
    </style:style>
    <style:style style:name="P65" style:family="paragraph" style:parent-style-name="Standard">
      <style:paragraph-properties style:line-height-at-least="0.503cm"/>
      <style:text-properties fo:color="#000000" loext:opacity="100%" style:font-name="Droid Sans Mono" fo:font-size="9pt" fo:font-weight="normal" fo:background-color="transparent" style:font-size-asian="9pt" style:font-weight-asian="normal" style:font-size-complex="9pt"/>
    </style:style>
    <style:style style:name="P66" style:family="paragraph" style:parent-style-name="Standard" style:list-style-name="WWNum2">
      <style:paragraph-properties style:line-height-at-least="0.503cm"/>
      <style:text-properties fo:color="#000000" loext:opacity="100%" style:font-name="Droid Sans Mono" fo:font-size="9pt" fo:font-weight="normal" fo:background-color="transparent" style:font-size-asian="9pt" style:font-weight-asian="normal" style:font-size-complex="9pt"/>
    </style:style>
    <style:style style:name="P67" style:family="paragraph" style:parent-style-name="Standard">
      <style:paragraph-properties style:line-height-at-least="0.503cm"/>
      <style:text-properties fo:color="#000000" loext:opacity="100%" style:font-name="Droid Sans Mono" fo:font-size="9pt" fo:font-weight="normal" fo:background-color="transparent" style:font-size-asian="9pt" style:font-weight-asian="normal" style:font-size-complex="9pt" style:font-weight-complex="normal"/>
    </style:style>
    <style:style style:name="P6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 style:font-size-asian="10.5pt" style:font-weight-asian="normal"/>
    </style:style>
    <style:style style:name="P69" style:family="paragraph" style:parent-style-name="Standard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0" style:family="paragraph" style:parent-style-name="Standard" style:list-style-name="WWNum19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1" style:family="paragraph" style:parent-style-name="Standard" style:list-style-name="WWNum20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2" style:family="paragraph" style:parent-style-name="Standard" style:list-style-name="WWNum21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3" style:family="paragraph" style:parent-style-name="Standard" style:list-style-name="WWNum28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4" style:family="paragraph" style:parent-style-name="Standard" style:list-style-name="WWNum29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5" style:family="paragraph" style:parent-style-name="Standard" style:list-style-name="WWNum30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6" style:family="paragraph" style:parent-style-name="Standard" style:list-style-name="WWNum23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7" style:family="paragraph" style:parent-style-name="Standard" style:list-style-name="WWNum38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8" style:family="paragraph" style:parent-style-name="Standard" style:list-style-name="WWNum39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79" style:family="paragraph" style:parent-style-name="Standard" style:list-style-name="WWNum40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80" style:family="paragraph" style:parent-style-name="Standard" style:list-style-name="WWNum41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81" style:family="paragraph" style:parent-style-name="Standard" style:list-style-name="WWNum42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82" style:family="paragraph" style:parent-style-name="Standard" style:list-style-name="WWNum33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83" style:family="paragraph" style:parent-style-name="Standard" style:list-style-name="WWNum34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84" style:family="paragraph" style:parent-style-name="Standard" style:list-style-name="WWNum35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85" style:family="paragraph" style:parent-style-name="Standard" style:list-style-name="WWNum36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86" style:family="paragraph" style:parent-style-name="Standard" style:list-style-name="WWNum37">
      <style:paragraph-properties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87" style:family="paragraph" style:parent-style-name="Standard">
      <style:paragraph-properties style:line-height-at-least="0.503cm"/>
      <style:text-properties fo:color="#000000" loext:opacity="100%" style:font-name="Droid Sans Mono1" fo:font-size="9pt" fo:font-weight="normal" fo:background-color="transparent" style:font-size-asian="9pt" style:font-weight-asian="normal" style:font-size-complex="9pt"/>
    </style:style>
    <style:style style:name="P88" style:family="paragraph" style:parent-style-name="Standard" style:list-style-name="WWNum5">
      <style:paragraph-properties style:line-height-at-least="0.503cm"/>
      <style:text-properties fo:color="#000000" loext:opacity="100%" style:font-name="Droid Sans Mono1" fo:font-size="9pt" fo:font-weight="normal" fo:background-color="transparent" style:font-size-asian="9pt" style:font-weight-asian="normal" style:font-size-complex="9pt"/>
    </style:style>
    <style:style style:name="P89" style:family="paragraph" style:parent-style-name="Standard" style:list-style-name="WWNum6">
      <style:paragraph-properties style:line-height-at-least="0.503cm"/>
      <style:text-properties fo:color="#000000" loext:opacity="100%" style:font-name="Droid Sans Mono1" fo:font-size="9pt" fo:font-weight="normal" fo:background-color="transparent" style:font-size-asian="9pt" style:font-weight-asian="normal" style:font-size-complex="9pt"/>
    </style:style>
    <style:style style:name="P90" style:family="paragraph" style:parent-style-name="Standard" style:list-style-name="WWNum7">
      <style:paragraph-properties style:line-height-at-least="0.503cm"/>
      <style:text-properties fo:color="#000000" loext:opacity="100%" style:font-name="Droid Sans Mono1" fo:font-size="9pt" fo:font-weight="normal" fo:background-color="transparent" style:font-size-asian="9pt" style:font-weight-asian="normal" style:font-size-complex="9pt"/>
    </style:style>
    <style:style style:name="P91" style:family="paragraph" style:parent-style-name="Standard" style:list-style-name="WWNum8">
      <style:paragraph-properties style:line-height-at-least="0.503cm"/>
      <style:text-properties fo:color="#000000" loext:opacity="100%" style:font-name="Droid Sans Mono1" fo:font-size="9pt" fo:font-weight="normal" fo:background-color="transparent" style:font-size-asian="9pt" style:font-weight-asian="normal" style:font-size-complex="9pt"/>
    </style:style>
    <style:style style:name="P92" style:family="paragraph" style:parent-style-name="Standard" style:list-style-name="WWNum9">
      <style:paragraph-properties style:line-height-at-least="0.503cm"/>
      <style:text-properties fo:color="#000000" loext:opacity="100%" style:font-name="Droid Sans Mono1" fo:font-size="9pt" fo:font-weight="normal" fo:background-color="transparent" style:font-size-asian="9pt" style:font-weight-asian="normal" style:font-size-complex="9pt"/>
    </style:style>
    <style:style style:name="P93" style:family="paragraph" style:parent-style-name="Standard" style:list-style-name="WWNum10">
      <style:paragraph-properties style:line-height-at-least="0.503cm"/>
      <style:text-properties fo:color="#000000" loext:opacity="100%" style:font-name="Droid Sans Mono1" fo:font-size="9pt" fo:font-weight="normal" fo:background-color="transparent" style:font-size-asian="9pt" style:font-weight-asian="normal" style:font-size-complex="9pt"/>
    </style:style>
    <style:style style:name="P94" style:family="paragraph" style:parent-style-name="Standard">
      <style:paragraph-properties style:line-height-at-least="0.503cm"/>
      <style:text-properties fo:color="#000000" loext:opacity="100%" style:font-name="Droid Sans Mono1" fo:font-size="9pt" fo:font-weight="bold" fo:background-color="transparent" style:font-size-asian="9pt" style:font-weight-asian="bold" style:font-size-complex="9pt" style:font-weight-complex="bold"/>
    </style:style>
    <style:style style:name="P95" style:family="paragraph" style:parent-style-name="Standard">
      <style:paragraph-properties style:line-height-at-least="0.503cm"/>
      <style:text-properties fo:color="#000000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96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97" style:family="paragraph" style:parent-style-name="Standard" style:list-style-name="WWNum2">
      <style:paragraph-properties style:line-height-at-least="0.503cm"/>
      <style:text-properties fo:color="#000000" loext:opacity="100%" fo:background-color="transparent"/>
    </style:style>
    <style:style style:name="P98" style:family="paragraph" style:parent-style-name="Standard" style:list-style-name="WWNum6">
      <style:paragraph-properties style:line-height-at-least="0.503cm"/>
      <style:text-properties fo:color="#000000" loext:opacity="100%" style:font-name="Droid Sans Mono2" fo:font-size="10.5pt" fo:font-weight="normal" fo:background-color="transparent"/>
    </style:style>
    <style:style style:name="P99" style:family="paragraph" style:parent-style-name="Standard">
      <style:paragraph-properties style:line-height-at-least="0.503cm"/>
      <style:text-properties fo:color="#c586c0" loext:opacity="100%"/>
    </style:style>
    <style:style style:name="P10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 style:font-size-asian="10.5pt" style:font-weight-asian="normal"/>
    </style:style>
    <style:style style:name="P101" style:family="paragraph" style:parent-style-name="Standard">
      <style:paragraph-properties fo:margin-left="5.75cm" fo:margin-right="0cm" fo:line-height="150%" fo:orphans="0" fo:widows="0" fo:text-indent="0cm" style:auto-text-indent="false"/>
      <style:text-properties fo:font-size="14pt" style:font-size-asian="14pt"/>
    </style:style>
    <style:style style:name="P102" style:family="paragraph" style:parent-style-name="Standard">
      <style:paragraph-properties fo:margin-left="5.75cm" fo:margin-right="0cm" fo:margin-top="0.423cm" fo:margin-bottom="0cm" style:contextual-spacing="false" fo:line-height="150%" fo:orphans="0" fo:widows="0" fo:text-indent="0cm" style:auto-text-indent="false"/>
      <style:text-properties fo:font-size="14pt" style:font-size-asian="14pt"/>
    </style:style>
    <style:style style:name="P103" style:family="paragraph" style:parent-style-name="Standard">
      <style:paragraph-properties fo:margin-left="5.75cm" fo:margin-right="0cm" fo:margin-top="0.423cm" fo:margin-bottom="0cm" style:contextual-spacing="false" fo:line-height="150%" fo:orphans="0" fo:widows="0" fo:text-indent="0cm" style:auto-text-indent="false"/>
      <style:text-properties fo:font-size="14pt" style:font-size-asian="14pt" style:language-asian="en" style:country-asian="US"/>
    </style:style>
    <style:style style:name="P104" style:family="paragraph" style:parent-style-name="Standard">
      <style:paragraph-properties fo:margin-left="0cm" fo:margin-right="0cm" fo:text-indent="1.501cm" style:auto-text-indent="false"/>
    </style:style>
    <style:style style:name="P105" style:family="paragraph" style:parent-style-name="Standard">
      <style:paragraph-properties fo:margin-left="0cm" fo:margin-right="0cm" fo:text-indent="1.501cm" style:auto-text-indent="false"/>
      <style:text-properties fo:font-size="14pt" style:font-size-asian="14pt"/>
    </style:style>
    <style:style style:name="P106" style:family="paragraph" style:parent-style-name="Standard">
      <style:paragraph-properties fo:margin-left="0cm" fo:margin-right="0cm" fo:text-indent="1.501cm" style:auto-text-indent="false" fo:break-before="page"/>
    </style:style>
    <style:style style:name="P107" style:family="paragraph" style:parent-style-name="Standard">
      <style:paragraph-properties fo:break-before="page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108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font-size="9pt" fo:background-color="transparent" style:font-size-asian="9pt" style:font-size-complex="9pt"/>
    </style:style>
    <style:style style:name="P109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110" style:family="paragraph" style:parent-style-name="Standard" style:list-style-name="WWNum34">
      <style:paragraph-properties fo:margin-top="0cm" fo:margin-bottom="0.499cm" style:contextual-spacing="false" style:line-height-at-least="0.503cm"/>
      <style:text-properties fo:color="#000000" loext:opacity="100%" style:font-name="Droid Sans Mono1" fo:font-size="9pt" fo:background-color="transparent" style:font-size-asian="9pt" style:font-size-complex="9pt"/>
    </style:style>
    <style:style style:name="P111" style:family="paragraph" style:parent-style-name="Standard">
      <style:paragraph-properties fo:margin-top="0cm" fo:margin-bottom="0.499cm" style:contextual-spacing="false" style:line-height-at-least="0.503cm"/>
    </style:style>
    <style:style style:name="P112" style:family="paragraph" style:parent-style-name="Standard">
      <style:paragraph-properties fo:margin-top="0cm" fo:margin-bottom="0.499cm" style:contextual-spacing="false" style:line-height-at-least="0.503cm"/>
      <style:text-properties fo:font-weight="bold" style:font-weight-asian="bold" style:font-weight-complex="bold"/>
    </style:style>
    <style:style style:name="P113" style:family="paragraph" style:parent-style-name="Subtitle">
      <style:paragraph-properties>
        <style:tab-stops>
          <style:tab-stop style:position="18.253cm"/>
        </style:tab-stops>
      </style:paragraph-properties>
    </style:style>
    <style:style style:name="P114" style:family="paragraph" style:parent-style-name="Subtitle">
      <style:paragraph-properties fo:margin-top="0.847cm" fo:margin-bottom="0cm" style:contextual-spacing="false"/>
    </style:style>
    <style:style style:name="P115" style:family="paragraph" style:parent-style-name="Subtitle" style:master-page-name="First_20_Page">
      <style:paragraph-properties fo:text-align="end" style:justify-single-word="false" style:page-number="auto"/>
    </style:style>
    <style:style style:name="P116" style:family="paragraph" style:parent-style-name="Text_20_body">
      <style:paragraph-properties>
        <style:tab-stops>
          <style:tab-stop style:position="18.253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etter-spacing="-0.018cm"/>
    </style:style>
    <style:style style:name="T3" style:family="text">
      <style:text-properties style:font-name="Times New Roman" fo:font-size="13pt" fo:letter-spacing="-0.018cm" fo:font-weight="bold" style:font-size-asian="13pt" style:font-weight-asian="bold" style:font-size-complex="13pt"/>
    </style:style>
    <style:style style:name="T4" style:family="text">
      <style:text-properties style:font-name="Times New Roman" style:font-size-complex="14pt"/>
    </style:style>
    <style:style style:name="T5" style:family="text">
      <style:text-properties style:font-name="Times New Roman" style:font-size-complex="14pt" style:font-weight-complex="bold"/>
    </style:style>
    <style:style style:name="T6" style:family="text">
      <style:text-properties style:font-name="Times New Roman" fo:font-weight="bold" style:font-weight-asian="bold" style:font-size-complex="14pt" style:font-weight-complex="bold"/>
    </style:style>
    <style:style style:name="T7" style:family="text">
      <style:text-properties style:font-name="Times New Roman" fo:font-weight="normal" style:font-weight-asian="normal"/>
    </style:style>
    <style:style style:name="T8" style:family="text">
      <style:text-properties style:font-name="Times New Roman" fo:font-weight="normal" style:font-weight-asian="normal" style:font-size-complex="14pt" style:font-weight-complex="normal"/>
    </style:style>
    <style:style style:name="T9" style:family="text">
      <style:text-properties style:font-name="Times New Roman" fo:font-weight="normal" officeooo:rsid="00051087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style:font-size-asian="14pt" style:font-weight-asian="normal"/>
    </style:style>
    <style:style style:name="T11" style:family="text">
      <style:text-properties fo:font-weight="bold" style:font-weight-asian="bold" style:font-size-complex="13pt"/>
    </style:style>
    <style:style style:name="T12" style:family="text">
      <style:text-properties fo:font-size="16pt" style:font-size-asian="16pt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font-size-asian="14pt" style:language-asian="en" style:country-asian="US"/>
    </style:style>
    <style:style style:name="T17" style:family="text">
      <style:text-properties fo:font-size="14pt" fo:font-weight="bold" style:font-size-asian="14pt" style:font-weight-asian="bold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fo:language="en" fo:country="US" fo:font-weight="bold" style:font-size-asian="14pt" style:language-asian="en" style:country-asian="US" style:font-weight-asian="bold" style:font-size-complex="14pt"/>
    </style:style>
    <style:style style:name="T20" style:family="text">
      <style:text-properties fo:font-size="14pt" fo:language="en" fo:country="US" fo:font-weight="bold" style:font-size-asian="14pt" style:font-weight-asian="bold" style:font-size-complex="14pt"/>
    </style:style>
    <style:style style:name="T21" style:family="text">
      <style:text-properties style:font-size-complex="14pt"/>
    </style:style>
    <style:style style:name="T22" style:family="text">
      <style:text-properties fo:color="#000000" loext:opacity="100%" fo:font-size="14pt" fo:language="en" fo:country="US" fo:background-color="#ffffff" loext:char-shading-value="0" style:font-size-asian="14pt" style:language-asian="en" style:country-asian="US" style:font-size-complex="14pt"/>
    </style:style>
    <style:style style:name="T23" style:family="text">
      <style:text-properties fo:color="#000000" loext:opacity="100%" fo:font-size="14pt" fo:language="en" fo:country="US" fo:background-color="#ffffff" loext:char-shading-value="0" style:font-size-asian="14pt" style:font-size-complex="14pt"/>
    </style:style>
    <style:style style:name="T24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name-complex="Consolas1" style:font-size-complex="14pt"/>
    </style:style>
    <style:style style:name="T25" style:family="text">
      <style:text-properties fo:color="#000000" loext:opacity="100%" fo:font-size="14pt" fo:language="en" fo:country="US" fo:font-weight="bold" fo:background-color="transparent" loext:char-shading-value="0" style:font-size-asian="14pt" style:language-asian="en" style:country-asian="US" style:font-weight-asian="bold" style:font-name-complex="Consolas1" style:font-size-complex="14pt"/>
    </style:style>
    <style:style style:name="T26" style:family="text">
      <style:text-properties fo:color="#000000" loext:opacity="100%" fo:font-size="14pt" fo:language="en" fo:country="US" fo:font-weight="bold" fo:background-color="transparent" loext:char-shading-value="0" style:font-size-asian="14pt" style:language-asian="en" style:country-asian="US" style:font-weight-asian="bold" style:font-name-complex="Consolas1" style:font-size-complex="14pt" style:font-weight-complex="normal"/>
    </style:style>
    <style:style style:name="T27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28" style:family="text">
      <style:text-properties fo:color="#000000" loext:opacity="100%" fo:font-size="14pt" fo:background-color="#ffffff" loext:char-shading-value="0" style:font-size-asian="14pt" style:language-asian="en" style:country-asian="US" style:font-size-complex="14pt"/>
    </style:style>
    <style:style style:name="T29" style:family="text">
      <style:text-properties fo:color="#000000" loext:opacity="100%" style:font-name="Consolas" fo:font-size="9pt" fo:font-weight="normal" fo:background-color="transparent" loext:char-shading-value="0" style:font-size-asian="9pt" style:language-asian="ru" style:country-asian="RU" style:font-weight-asian="normal" style:font-name-complex="Consolas1" style:font-size-complex="9pt"/>
    </style:style>
    <style:style style:name="T30" style:family="text">
      <style:text-properties fo:color="#000000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31" style:family="text">
      <style:text-properties fo:color="#000000" loext:opacity="100%" style:font-name="Droid Sans Mono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32" style:family="text">
      <style:text-properties fo:color="#000000" loext:opacity="100%" style:font-name="Droid Sans Mono" fo:font-size="9pt" fo:language="en" fo:country="US" fo:font-weight="normal" fo:background-color="transparent" loext:char-shading-value="0" style:font-size-asian="9pt" style:language-asian="en" style:country-asian="US" style:font-weight-asian="normal" style:font-name-complex="Consolas1" style:font-size-complex="9pt" style:font-weight-complex="normal"/>
    </style:style>
    <style:style style:name="T33" style:family="text">
      <style:text-properties fo:color="#000000" loext:opacity="100%" style:font-name="Times New Roman" fo:font-size="14pt" fo:language="en" fo:country="US" fo:font-weight="bold" style:font-size-asian="14pt" style:language-asian="en" style:country-asian="US" style:font-weight-asian="bold" style:font-name-complex="Consolas1" style:font-size-complex="14pt"/>
    </style:style>
    <style:style style:name="T34" style:family="text">
      <style:text-properties fo:color="#000000" loext:opacity="100%" style:font-name="Times New Roman" fo:font-size="14pt" fo:language="en" fo:country="US" fo:font-weight="bold" fo:background-color="transparent" loext:char-shading-value="0" style:font-size-asian="14pt" style:language-asian="en" style:country-asian="US" style:font-weight-asian="bold" style:font-name-complex="Consolas1" style:font-size-complex="14pt"/>
    </style:style>
    <style:style style:name="T35" style:family="text">
      <style:text-properties fo:color="#000000" loext:opacity="100%"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6" style:family="text">
      <style:text-properties fo:color="#000000" loext:opacity="100%" style:font-name="Times New Roman" fo:font-size="14pt" fo:font-weight="bold" fo:background-color="transparent" loext:char-shading-value="0" style:font-size-asian="14pt" style:font-weight-asian="bold" style:font-size-complex="14pt"/>
    </style:style>
    <style:style style:name="T37" style:family="text">
      <style:text-properties fo:color="#000000" loext:opacity="100%" style:font-name="Times New Roman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38" style:family="text">
      <style:text-properties fo:color="#000000" loext:opacity="100%" style:font-name="Droid Sans Mono1" fo:font-size="9pt" fo:language="en" fo:country="US" fo:font-weight="normal" fo:background-color="transparent" loext:char-shading-value="0" style:font-size-asian="9pt" style:language-asian="en" style:country-asian="US" style:font-weight-asian="normal" style:font-name-complex="Consolas1" style:font-size-complex="9pt" style:font-weight-complex="normal"/>
    </style:style>
    <style:style style:name="T39" style:family="text">
      <style:text-properties fo:color="#000000" loext:opacity="100%" style:font-name="Droid Sans Mono1" fo:font-size="9pt" fo:language="en" fo:country="US" fo:font-weight="bold" fo:background-color="transparent" loext:char-shading-value="0" style:font-size-asian="9pt" style:language-asian="en" style:country-asian="US" style:font-weight-asian="bold" style:font-name-complex="Consolas1" style:font-size-complex="9pt" style:font-weight-complex="normal"/>
    </style:style>
    <style:style style:name="T40" style:family="text">
      <style:text-properties fo:color="#000000" loext:opacity="100%" style:font-name="Droid Sans Mono1" fo:font-size="9pt" fo:font-weight="normal" fo:background-color="transparent" loext:char-shading-value="0" style:font-size-asian="9pt" style:font-weight-asian="normal" style:font-size-complex="9pt"/>
    </style:style>
    <style:style style:name="T41" style:family="text">
      <style:text-properties fo:color="#000000" loext:opacity="100%" style:font-name="Droid Sans Mono1" fo:font-size="9pt" fo:font-weight="normal" fo:background-color="transparent" loext:char-shading-value="0" style:font-size-asian="9pt" style:font-weight-asian="normal" style:font-size-complex="9pt" style:font-weight-complex="bold"/>
    </style:style>
    <style:style style:name="T42" style:family="text">
      <style:text-properties fo:color="#000000" loext:opacity="100%" style:font-name="Droid Sans Mono1" fo:font-size="9pt" fo:font-weight="bold" fo:background-color="transparent" loext:char-shading-value="0" style:font-size-asian="9pt" style:font-weight-asian="bold" style:font-size-complex="9pt" style:font-weight-complex="bold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style:use-window-font-color="true" loext:opacity="0%" style:font-name="Times New Roman" fo:font-size="14pt" fo:language="ru" fo:country="RU" fo:font-weight="bold" officeooo:rsid="00051087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45" style:family="text">
      <style:text-properties style:use-window-font-color="true" loext:opacity="0%" style:font-name="Times New Roman" fo:font-size="14pt" fo:language="ru" fo:country="RU" fo:font-weight="normal" officeooo:rsid="00051087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46" style:family="text">
      <style:text-properties fo:color="#c586c0" loext:opacity="100%" style:font-name="Droid Sans Mono" fo:font-size="9pt" fo:background-color="transparent" loext:char-shading-value="0" style:font-size-asian="9pt" style:font-weight-asian="normal" style:font-size-complex="9pt"/>
    </style:style>
    <style:style style:name="T47" style:family="text">
      <style:text-properties fo:color="#c586c0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48" style:family="text">
      <style:text-properties fo:color="#c586c0" loext:opacity="100%" style:font-name="Droid Sans Mono1" fo:font-size="9pt" fo:background-color="transparent" loext:char-shading-value="0" style:font-size-asian="9pt" style:font-weight-asian="normal" style:font-size-complex="9pt"/>
    </style:style>
    <style:style style:name="T49" style:family="text">
      <style:text-properties fo:color="#569cd6" loext:opacity="100%" style:font-name="Droid Sans Mono" fo:font-size="9pt" fo:background-color="transparent" loext:char-shading-value="0" style:font-size-asian="9pt" style:font-weight-asian="normal" style:font-size-complex="9pt"/>
    </style:style>
    <style:style style:name="T50" style:family="text">
      <style:text-properties fo:color="#569cd6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51" style:family="text">
      <style:text-properties fo:color="#569cd6" loext:opacity="100%" style:font-name="Droid Sans Mono1" fo:font-size="9pt" fo:background-color="transparent" loext:char-shading-value="0" style:font-size-asian="9pt" style:font-weight-asian="normal" style:font-size-complex="9pt"/>
    </style:style>
    <style:style style:name="T52" style:family="text">
      <style:text-properties fo:color="#569cd6" loext:opacity="100%" style:font-name="Droid Sans Mono1" fo:font-size="9pt" fo:font-weight="normal" fo:background-color="transparent" loext:char-shading-value="0" style:font-size-asian="9pt" style:font-weight-asian="normal" style:font-size-complex="9pt"/>
    </style:style>
    <style:style style:name="T53" style:family="text">
      <style:text-properties fo:color="#ce9178" loext:opacity="100%" style:font-name="Droid Sans Mono" fo:font-size="9pt" fo:background-color="transparent" loext:char-shading-value="0" style:font-size-asian="9pt" style:font-weight-asian="normal" style:font-size-complex="9pt"/>
    </style:style>
    <style:style style:name="T54" style:family="text">
      <style:text-properties fo:color="#ce9178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55" style:family="text">
      <style:text-properties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56" style:family="text">
      <style:text-properties style:font-name="Droid Sans Mono" fo:font-size="9pt" fo:font-weight="normal" style:font-size-asian="9pt" style:font-weight-asian="normal" style:font-size-complex="9pt"/>
    </style:style>
    <style:style style:name="T57" style:family="text">
      <style:text-properties style:font-name="Droid Sans Mono" fo:font-size="9pt" fo:font-weight="normal" style:font-size-asian="9pt" style:font-weight-asian="normal" style:font-size-complex="9pt"/>
    </style:style>
    <style:style style:name="T58" style:family="text">
      <style:text-properties style:font-name="Droid Sans Mono" fo:font-size="9pt" fo:background-color="transparent" loext:char-shading-value="0" style:font-size-asian="9pt" style:font-weight-asian="normal" style:font-size-complex="9pt"/>
    </style:style>
    <style:style style:name="T59" style:family="text">
      <style:text-properties fo:color="#4ec9b0" loext:opacity="100%" style:font-name="Droid Sans Mono" fo:font-size="9pt" fo:background-color="transparent" loext:char-shading-value="0" style:font-size-asian="9pt" style:font-weight-asian="normal" style:font-size-complex="9pt"/>
    </style:style>
    <style:style style:name="T60" style:family="text">
      <style:text-properties fo:color="#4ec9b0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61" style:family="text">
      <style:text-properties fo:color="#4ec9b0" loext:opacity="100%" style:font-name="Droid Sans Mono1" fo:font-size="9pt" fo:background-color="transparent" loext:char-shading-value="0" style:font-size-asian="9pt" style:font-weight-asian="normal" style:font-size-complex="9pt"/>
    </style:style>
    <style:style style:name="T62" style:family="text">
      <style:text-properties fo:color="#4ec9b0" loext:opacity="100%" style:font-name="Droid Sans Mono1" fo:font-size="9pt" fo:font-weight="normal" fo:background-color="transparent" loext:char-shading-value="0" style:font-size-asian="9pt" style:font-weight-asian="normal" style:font-size-complex="9pt"/>
    </style:style>
    <style:style style:name="T63" style:family="text">
      <style:text-properties fo:color="#d4d4d4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64" style:family="text">
      <style:text-properties fo:color="#d4d4d4" loext:opacity="100%" style:font-name="Droid Sans Mono1" fo:font-size="9pt" fo:font-weight="normal" fo:background-color="transparent" loext:char-shading-value="0" style:font-size-asian="9pt" style:font-weight-asian="normal" style:font-size-complex="9pt"/>
    </style:style>
    <style:style style:name="T65" style:family="text">
      <style:text-properties fo:color="#9cdcfe" loext:opacity="100%" style:font-name="Droid Sans Mono" fo:font-size="9pt" fo:background-color="transparent" loext:char-shading-value="0" style:font-size-asian="9pt" style:font-weight-asian="normal" style:font-size-complex="9pt"/>
    </style:style>
    <style:style style:name="T66" style:family="text">
      <style:text-properties fo:color="#9cdcfe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67" style:family="text">
      <style:text-properties fo:color="#9cdcfe" loext:opacity="100%" style:font-name="Droid Sans Mono1" fo:font-size="9pt" fo:background-color="transparent" loext:char-shading-value="0" style:font-size-asian="9pt" style:font-weight-asian="normal" style:font-size-complex="9pt"/>
    </style:style>
    <style:style style:name="T68" style:family="text">
      <style:text-properties fo:color="#9cdcfe" loext:opacity="100%" style:font-name="Droid Sans Mono1" fo:font-size="9pt" fo:font-weight="normal" fo:background-color="transparent" loext:char-shading-value="0" style:font-size-asian="9pt" style:font-weight-asian="normal" style:font-size-complex="9pt"/>
    </style:style>
    <style:style style:name="T69" style:family="text">
      <style:text-properties fo:color="#dcdcaa" loext:opacity="100%" style:font-name="Droid Sans Mono" fo:font-size="9pt" fo:background-color="transparent" loext:char-shading-value="0" style:font-size-asian="9pt" style:font-weight-asian="normal" style:font-size-complex="9pt"/>
    </style:style>
    <style:style style:name="T70" style:family="text">
      <style:text-properties fo:color="#dcdcaa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71" style:family="text">
      <style:text-properties fo:color="#dcdcaa" loext:opacity="100%" style:font-name="Droid Sans Mono1" fo:font-size="9pt" fo:background-color="transparent" loext:char-shading-value="0" style:font-size-asian="9pt" style:font-weight-asian="normal" style:font-size-complex="9pt"/>
    </style:style>
    <style:style style:name="T72" style:family="text">
      <style:text-properties fo:color="#dcdcaa" loext:opacity="100%" style:font-name="Droid Sans Mono1" fo:font-size="9pt" fo:font-weight="normal" fo:background-color="transparent" loext:char-shading-value="0" style:font-size-asian="9pt" style:font-weight-asian="normal" style:font-size-complex="9pt"/>
    </style:style>
    <style:style style:name="T73" style:family="text">
      <style:text-properties fo:color="#b5cea8" loext:opacity="100%" style:font-name="Droid Sans Mono" fo:font-size="9pt" fo:background-color="transparent" loext:char-shading-value="0" style:font-size-asian="9pt" style:font-weight-asian="normal" style:font-size-complex="9pt"/>
    </style:style>
    <style:style style:name="T74" style:family="text">
      <style:text-properties fo:color="#b5cea8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75" style:family="text">
      <style:text-properties fo:color="#b5cea8" loext:opacity="100%" style:font-name="Droid Sans Mono1" fo:font-size="9pt" fo:background-color="transparent" loext:char-shading-value="0" style:font-size-asian="9pt" style:font-weight-asian="normal" style:font-size-complex="9pt"/>
    </style:style>
    <style:style style:name="T76" style:family="text">
      <style:text-properties fo:color="#d7ba7d" loext:opacity="100%" style:font-name="Droid Sans Mono" fo:font-size="9pt" fo:background-color="transparent" loext:char-shading-value="0" style:font-size-asian="9pt" style:font-weight-asian="normal" style:font-size-complex="9pt"/>
    </style:style>
    <style:style style:name="T77" style:family="text">
      <style:text-properties fo:color="#d7ba7d" loext:opacity="100%" style:font-name="Droid Sans Mono" fo:font-size="9pt" fo:font-weight="normal" fo:background-color="transparent" loext:char-shading-value="0" style:font-size-asian="9pt" style:font-weight-asian="normal" style:font-size-complex="9pt"/>
    </style:style>
    <style:style style:name="T78" style:family="text">
      <style:text-properties style:font-name="Droid Sans Mono1" fo:font-size="9pt" fo:background-color="transparent" loext:char-shading-value="0" style:font-size-asian="9pt" style:font-weight-asian="normal" style:font-size-complex="9pt"/>
    </style:style>
    <style:style style:name="T79" style:family="text">
      <style:text-properties style:font-name="Droid Sans Mono1" fo:font-size="9pt" fo:font-weight="normal" fo:background-color="transparent" loext:char-shading-value="0" style:font-size-asian="9pt" style:font-weight-asian="normal" style:font-size-complex="9pt"/>
    </style:style>
    <style:style style:name="T80" style:family="text">
      <style:text-properties style:font-name="Droid Sans Mono1" fo:font-size="9pt" fo:font-weight="normal" style:font-size-asian="9pt" style:font-weight-asian="normal" style:font-size-complex="9pt"/>
    </style:style>
    <style:style style:name="T81" style:family="text">
      <style:text-properties style:font-name="Droid Sans Mono1" fo:font-size="9pt" fo:font-weight="normal" style:font-size-asian="9pt" style:font-weight-asian="normal" style:font-size-complex="9pt"/>
    </style:style>
    <style:style style:name="T82" style:family="text">
      <style:text-properties style:font-name="Droid Sans Mono1" fo:font-size="9pt" style:font-size-asian="9pt" style:font-weight-asian="normal" style:font-size-complex="9pt"/>
    </style:style>
    <style:style style:name="T83" style:family="text">
      <style:text-properties style:font-name="Droid Sans Mono1" fo:font-size="9pt" style:font-size-asian="9pt" style:font-weight-asian="normal" style:font-size-complex="9pt"/>
    </style:style>
    <style:style style:name="T84" style:family="text">
      <style:text-properties fo:color="#6a9955" loext:opacity="100%" style:font-name="Droid Sans Mono1" fo:font-size="9pt" fo:background-color="transparent" loext:char-shading-value="0" style:font-size-asian="9pt" style:font-weight-asian="normal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"><text:tab/><text:tab/><text:tab/><text:tab/><text:tab/><text:tab/></text:span><text:span text:style-name="T3">ПРИЛОЖЕНИЕ А</text:span></text:p>
      <text:p text:style-name="P114"><text:span text:style-name="T2">УЧРЕЖДЕНИЕ ОБРАЗОВАНИЯ</text:span></text:p>
      <text:p text:style-name="P113"><text:span text:style-name="T2">«БРЕСТСКИЙ ГОСУДАРСТВЕННЫЙ ТЕХНИЧЕСКИЙ УНИВЕРСИТЕТ»</text:span></text:p>
      <text:h text:style-name="P3" text:outline-level="1"><text:span text:style-name="T4">КАФЕДРА ИНТЕЛЛЕКТУАЛЬНЫХ ИНФОРМАЦИОННЫХ ТЕХНОЛОГИЙ</text:span></text:h>
      <text:p text:style-name="P12"/>
      <text:p text:style-name="P15"/>
      <text:p text:style-name="P15"/>
      <text:p text:style-name="P15"/>
      <text:p text:style-name="P15"/>
      <text:p text:style-name="P116"><text:span text:style-name="T5">ОБРАБОТКА МАССИВОВ СТРУКТУРИРОВАННЫХ ДАННЫХ </text:span></text:p>
      <text:p text:style-name="P116"><text:span text:style-name="T6">«</text:span><text:span text:style-name="T45">ВОКЗАЛ</text:span><text:span text:style-name="T6">»</text:span></text:p>
      <text:p text:style-name="P15"/>
      <text:p text:style-name="P16"><text:span text:style-name="T11">ТЕКСТ ПРОГРАММЫ</text:span><text:bookmark text:name="_GoBack"/></text:p>
      <text:p text:style-name="P15"/>
      <text:p text:style-name="P15"/>
      <text:p text:style-name="P16"><text:span text:style-name="T12">КР.АС59.200054</text:span>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5" text:outline-level="3"><text:s text:c="9"/>Руководитель</text:h>
          </table:table-cell>
          <table:table-cell table:style-name="Table1.A1" office:value-type="string">
            <text:p text:style-name="P101">И.Н. Аверина</text:p>
          </table:table-cell>
        </table:table-row>
        <table:table-row table:style-name="Table1.2">
          <table:table-cell table:style-name="Table1.A1" office:value-type="string">
            <text:h text:style-name="P6" text:outline-level="3"/>
            <text:p text:style-name="P13"><text:s text:c="9"/><text:span text:style-name="T21">Выполнил</text:span></text:p>
            <text:p text:style-name="P14"><text:s text:c="9"/>студент 1 курса</text:p>
            <text:p text:style-name="P14"><text:s text:c="9"/>группы АС-59</text:p>
          </table:table-cell>
          <table:table-cell table:style-name="Table1.A1" office:value-type="string">
            <text:p text:style-name="P102"/>
            <text:p text:style-name="P103">Д.С.Качан</text:p>
          </table:table-cell>
        </table:table-row>
        <table:table-row table:style-name="Table1.1">
          <table:table-cell table:style-name="Table1.A1" office:value-type="string">
            <text:h text:style-name="P8" text:outline-level="3"/>
          </table:table-cell>
          <table:table-cell table:style-name="Table1.A1" office:value-type="string">
            <text:h text:style-name="P11" text:outline-level="5"/>
          </table:table-cell>
        </table:table-row>
        <table:table-row table:style-name="Table1.1">
          <table:table-cell table:style-name="Table1.A1" office:value-type="string">
            <text:h text:style-name="P9" text:outline-level="3"/>
          </table:table-cell>
          <table:table-cell table:style-name="Table1.A1" office:value-type="string">
            <text:h text:style-name="P11" text:outline-level="5"/>
          </table:table-cell>
        </table:table-row>
        <table:table-row table:style-name="Table1.5">
          <table:table-cell table:style-name="Table1.A1" office:value-type="string">
            <text:h text:style-name="P7" text:outline-level="3"/>
          </table:table-cell>
          <table:table-cell table:style-name="Table1.A1" office:value-type="string">
            <text:h text:style-name="P10" text:outline-level="3"/>
          </table:table-cell>
        </table:table-row>
      </table:table>
      <text:h text:style-name="P4" text:outline-level="2"><text:span text:style-name="T7"><text:line-break/></text:span><text:span text:style-name="T10">2021</text:span></text:h>
      <text:p text:style-name="P105"/>
      <text:p text:style-name="P106"><text:span text:style-name="T17">СОДЕРЖАНИЕ</text:span></text:p>
      <text:p text:style-name="P104"/>
      <text:p text:style-name="P104"><text:span text:style-name="T22">proga</text:span><text:span text:style-name="T27">.</text:span><text:span text:style-name="T23">cpp</text:span><text:span text:style-name="T27"> – основной модуль, в котором содержится функция, которая вызывается в начале программы, меню для работы с программой и чтение данных из файла.</text:span></text:p>
      <text:p text:style-name="P104"><text:span text:style-name="T22">train</text:span><text:span text:style-name="T27">.</text:span><text:span text:style-name="T23">h</text:span><text:span text:style-name="T27"> – </text:span><text:span text:style-name="T28">файл</text:span><text:span text:style-name="T27">, содержащий структуру </text:span><text:span text:style-name="T28">«Поезд» и структуру буфера</text:span><text:span text:style-name="T27">.</text:span></text:p>
      <text:p text:style-name="P104"><text:span text:style-name="T22">train_func</text:span><text:span text:style-name="T27">.</text:span><text:span text:style-name="T23">h</text:span><text:span text:style-name="T27">, </text:span><text:span text:style-name="T23">train_func</text:span><text:span text:style-name="T27">.</text:span><text:span text:style-name="T23">cpp</text:span><text:span text:style-name="T27"> – пользовательская библиотека, в которой содержатся функции для работы с массивом записей: функция вывода записей на экран, функция добавления запис</text:span><text:span text:style-name="T28">и</text:span><text:span text:style-name="T27">, функция редактирования запис</text:span><text:span text:style-name="T28">и</text:span><text:span text:style-name="T27">, функция удаления записей, функция сортировки записей, функция выборки записей, функция отмены действия.</text:span></text:p>
      <text:p text:style-name="P104"><text:span text:style-name="T22">menu</text:span><text:span text:style-name="T27">.</text:span><text:span text:style-name="T23">h</text:span><text:span text:style-name="T27">, </text:span><text:span text:style-name="T23">menu</text:span><text:span text:style-name="T27">.</text:span><text:span text:style-name="T23">cpp</text:span><text:span text:style-name="T27"> – пользовательская библиотека, в который содержатся основные функции, вывода меню для различных типов работы функций: функция вывода главного </text:span><text:span text:style-name="T28">меню</text:span><text:span text:style-name="T27">, функция вывода меню сортировки, функция вывода меню обратной сортировки, функция вывода меню сохранения в файл, функция вывода меню удаления записей, функция вывода меню выборки записей, функция вывода меню изменения записи.</text:span></text:p>
      <text:p text:style-name="P104"><text:span text:style-name="T22">file</text:span><text:span text:style-name="T27">.</text:span><text:span text:style-name="T23">h</text:span><text:span text:style-name="T27">, </text:span><text:span text:style-name="T23">file</text:span><text:span text:style-name="T27">.</text:span><text:span text:style-name="T23">cpp</text:span><text:span text:style-name="T27"> – пользовательская библиотека, в которой содержатся все функции, относящиеся к </text:span><text:span text:style-name="T28">работе с файлами: чтение и запись в файл, создание индексных файлов</text:span><text:span text:style-name="T27">.</text:span></text:p>
      <text:p text:style-name="P104"><text:span text:style-name="T22">clear</text:span><text:span text:style-name="T27">.</text:span><text:span text:style-name="T23">h</text:span><text:span text:style-name="T27">, </text:span><text:span text:style-name="T22">clear</text:span><text:span text:style-name="T27">.</text:span><text:span text:style-name="T23">cpp, </text:span><text:span text:style-name="T22">clear_w.cpp</text:span><text:span text:style-name="T27"> – пользовательская библиотека, в которой сожержится функция для очистки экрана.</text:span></text:p>
      <text:p text:style-name="P104"><text:span text:style-name="T22">config_func</text:span><text:span text:style-name="T27">.</text:span><text:span text:style-name="T23">h</text:span><text:span text:style-name="T27">, </text:span><text:span text:style-name="T23">config_func</text:span><text:span text:style-name="T27">.</text:span><text:span text:style-name="T23">cpp</text:span><text:span text:style-name="T27"> – пользовательская библиотека, содержащая <text:s/>функции для работы с памятью: добавление и удаление ячейки памяти, сохранение массива в буфер для отмены.</text:span></text:p>
      <text:p text:style-name="P104"><text:span text:style-name="T22">delete_func</text:span><text:span text:style-name="T27">.</text:span><text:span text:style-name="T23">h</text:span><text:span text:style-name="T27">, </text:span><text:span text:style-name="T22">delete_func</text:span><text:span text:style-name="T27">.</text:span><text:span text:style-name="T23">cpp</text:span><text:span text:style-name="T27"> – пользовательская библиотека, в которой сожержатся функции для удаления записей.</text:span></text:p>
      <text:p text:style-name="P104"><text:span text:style-name="T22">sort_func</text:span><text:span text:style-name="T27">.</text:span><text:span text:style-name="T23">h</text:span><text:span text:style-name="T27">, </text:span><text:span text:style-name="T22">sort_func</text:span><text:span text:style-name="T27">.</text:span><text:span text:style-name="T23">cpp</text:span><text:span text:style-name="T27"> – пользовательская библиотека, в которой сожержатся функции для </text:span><text:span text:style-name="T28">сортировки</text:span><text:span text:style-name="T27"> записей.</text:span></text:p>
      <text:p text:style-name="P104"><text:span text:style-name="T22">select_func</text:span><text:span text:style-name="T27">.</text:span><text:span text:style-name="T23">h</text:span><text:span text:style-name="T27">, </text:span><text:span text:style-name="T22">select_func</text:span><text:span text:style-name="T27">.</text:span><text:span text:style-name="T23">cpp</text:span><text:span text:style-name="T27"> – пользовательская библиотека, в которой сожержатся функции для </text:span><text:span text:style-name="T28">выборки</text:span><text:span text:style-name="T27"> записей.</text:span></text:p>
      <text:p text:style-name="P107"><text:span text:style-name="T19">proga</text:span><text:span text:style-name="T18">.</text:span><text:span text:style-name="T20">cpp</text:span></text:p>
      <text:p text:style-name="P18"><text:span text:style-name="T29">/* </text:span></text:p>
      <text:p text:style-name="P19"><text:span text:style-name="T30">Главный файл программы</text:span></text:p>
      <text:p text:style-name="P19"><text:span text:style-name="T30">Сюда подключены остальные файлы</text:span></text:p>
      <text:p text:style-name="P19"><text:span text:style-name="T30">*/</text:span></text:p>
      <text:p text:style-name="P63"/>
      <text:p text:style-name="P19"><text:span text:style-name="T30">#include "train.h"</text:span></text:p>
      <text:p text:style-name="P19"><text:span text:style-name="T30">#include "train_func.h"</text:span></text:p>
      <text:p text:style-name="P19"><text:span text:style-name="T30">#include "file.h"</text:span></text:p>
      <text:p text:style-name="P19"><text:span text:style-name="T30">#include "menu.h"</text:span></text:p>
      <text:p text:style-name="P19"><text:span text:style-name="T30">#include "clear.h"</text:span></text:p>
      <text:p text:style-name="P63"/>
      <text:p text:style-name="P19"><text:span text:style-name="T30">#include &lt;iostream&gt; </text:span></text:p>
      <text:p text:style-name="P19"><text:span text:style-name="T30">#include &lt;fstream&gt;</text:span></text:p>
      <text:p text:style-name="P96"><text:span text:style-name="T56">#include &lt;span&gt;</text:span></text:p>
      <text:p text:style-name="P108"/>
      <text:p text:style-name="P19"><text:span text:style-name="T30">int main() </text:span></text:p>
      <text:p text:style-name="P19"><text:span text:style-name="T30">{ </text:span></text:p>
      <text:list xml:id="list666886510" text:style-name="WWNum2">
        <text:list-item>
          <text:p text:style-name="P20"><text:span text:style-name="T43">int train_count = 0; // Количество поездов на данный момент</text:span></text:p>
        </text:list-item>
        <text:list-item>
          <text:p text:style-name="P20"><text:span text:style-name="T43">Train* train_station = new Train[train_count]; // Массив структур</text:span></text:p>
        </text:list-item>
        <text:list-item>
          <text:p text:style-name="P66"/>
        </text:list-item>
        <text:list-item>
          <text:p text:style-name="P20"><text:span text:style-name="T30">int train_buffer_count = 0; // Количество действий в буфере</text:span></text:p>
        </text:list-item>
        <text:list-item>
          <text:p text:style-name="P20"><text:span text:style-name="T30">TrainBuffer* trains_buffer = new TrainBuffer[10]; // Буфер для хранения последних действий</text:span></text:p>
        </text:list-item>
        <text:list-item>
          <text:p text:style-name="P66"/>
        </text:list-item>
        <text:list-item>
          <text:p text:style-name="P20"><text:span text:style-name="T30">// Массив указателей на функции</text:span></text:p>
        </text:list-item>
        <text:list-item>
          <text:p text:style-name="P20"><text:span text:style-name="T30">void(*menu_func_arr[])(Train*&amp;, TrainBuffer*, int&amp;, int&amp;) = {print_train, add_train, change_train, delete_train, sort_train, select_train, undo_action};</text:span></text:p>
        </text:list-item>
        <text:list-item>
          <text:p text:style-name="P66"/>
        </text:list-item>
        <text:list-item>
          <text:p text:style-name="P20"><text:span text:style-name="T30">int is_file_not_open = 1; // Флаг состояния открытия файла (изначально не открыт)</text:span></text:p>
        </text:list-item>
        <text:list-item>
          <text:p text:style-name="P20"><text:span text:style-name="T30">char file_name[256]; // Строка с именем файла</text:span></text:p>
        </text:list-item>
        <text:list-item>
          <text:p text:style-name="P20"><text:span text:style-name="T30">clear();</text:span></text:p>
        </text:list-item>
        <text:list-item>
          <text:p text:style-name="P20"><text:span text:style-name="T30">while (is_file_not_open) { // Цикл открытия файла</text:span></text:p>
          <text:list>
            <text:list-item>
              <text:p text:style-name="P20"><text:span text:style-name="T30">std::cout &lt;&lt; "Введите имя файла: ";</text:span></text:p>
            </text:list-item>
            <text:list-item>
              <text:p text:style-name="P20"><text:span text:style-name="T30">std::cin.getline(file_name, 256); // Ввод имени файла</text:span></text:p>
            </text:list-item>
            <text:list-item>
              <text:p text:style-name="P20"><text:span text:style-name="T30">is_file_not_open = get_records_from_file(file_name, train_station, train_count); // Получение записей из файла и флага состояния</text:span></text:p>
            </text:list-item>
            <text:list-item>
              <text:p text:style-name="P20"><text:span text:style-name="T30">if (is_file_not_open) { // Если файл не открыт</text:span></text:p>
              <text:list>
                <text:list-item>
                  <text:p text:style-name="P20"><text:span text:style-name="T30">bool is_false = true;</text:span></text:p>
                </text:list-item>
                <text:list-item>
                  <text:p text:style-name="P20"><text:span text:style-name="T30">while (is_false) {</text:span></text:p>
                  <text:list>
                    <text:list-item>
                      <text:p text:style-name="P20"><text:span text:style-name="T30">int create;</text:span></text:p>
                    </text:list-item>
                    <text:list-item>
                      <text:p text:style-name="P20"><text:span text:style-name="T30">std::cout &lt;&lt; "Создать новый файл? (0 - не <text:tab/>cоздавать, 1 - создать): ";</text:span></text:p>
                    </text:list-item>
                    <text:list-item>
                      <text:p text:style-name="P20"><text:span text:style-name="T30">std::cin &gt;&gt; create;</text:span></text:p>
                    </text:list-item>
                    <text:list-item>
                      <text:p text:style-name="P20"><text:span text:style-name="T30">if (create &lt; 0 || create &gt; 1) {</text:span></text:p>
                      <text:list>
                        <text:list-item>
                          <text:p text:style-name="P20"><text:span text:style-name="T30">std::cout &lt;&lt; "Неправильный ввод!!!";</text:span></text:p>
                        </text:list-item>
                        <text:list-item>
                          <text:p text:style-name="P20"><text:span text:style-name="T30">is_false = true;</text:span></text:p>
                        </text:list-item>
                      </text:list>
                    </text:list-item>
                    <text:list-item>
                      <text:p text:style-name="P20"><text:span text:style-name="T30">}</text:span></text:p>
                    </text:list-item>
                    <text:list-item>
                      <text:p text:style-name="P20"><text:span text:style-name="T30">else {</text:span></text:p>
                      <text:list>
                        <text:list-item>
                          <text:p text:style-name="P20"><text:span text:style-name="T30">if (create == 0) {</text:span></text:p>
                          <text:list>
                            <text:list-item>
                              <text:p text:style-name="P20"><text:span text:style-name="T30">is_false = false;</text:span></text:p>
                            </text:list-item>
                            <text:list-item>
                              <text:p text:style-name="P97"><text:span text:style-name="T56">std::cin.ignore(32767, '\n');</text:span></text:p>
                            </text:list-item>
                          </text:list>
                        </text:list-item>
                        <text:list-item>
                          <text:p text:style-name="P20"><text:span text:style-name="T30">}</text:span></text:p>
                        </text:list-item>
                        <text:list-item>
                          <text:p text:style-name="P20"><text:soft-page-break/><text:span text:style-name="T30">else if (create == 1) {</text:span></text:p>
                          <text:list>
                            <text:list-item>
                              <text:p text:style-name="P20"><text:span text:style-name="T30">is_false = false;</text:span></text:p>
                            </text:list-item>
                            <text:list-item>
                              <text:p text:style-name="P20"><text:span text:style-name="T30">std::ofstream file(file_name, std::ios::binary);</text:span></text:p>
                            </text:list-item>
                            <text:list-item>
                              <text:p text:style-name="P20"><text:span text:style-name="T30">file.close();</text:span></text:p>
                            </text:list-item>
                            <text:list-item>
                              <text:p text:style-name="P20"><text:span text:style-name="T30">is_file_not_open = get_records_from_file(file_name, train_station, train_count);</text:span></text:p>
                            </text:list-item>
                          </text:list>
                        </text:list-item>
                        <text:list-item>
                          <text:p text:style-name="P20"><text:span text:style-name="T30">}</text:span></text:p>
                        </text:list-item>
                      </text:list>
                    </text:list-item>
                    <text:list-item>
                      <text:p text:style-name="P20"><text:span text:style-name="T30">}</text:span></text:p>
                    </text:list-item>
                  </text:list>
                </text:list-item>
                <text:list-item>
                  <text:p text:style-name="P20"><text:span text:style-name="T30">}</text:span></text:p>
                </text:list-item>
              </text:list>
            </text:list-item>
            <text:list-item>
              <text:p text:style-name="P20"><text:span text:style-name="T30">}</text:span></text:p>
            </text:list-item>
          </text:list>
        </text:list-item>
        <text:list-item>
          <text:p text:style-name="P20"><text:span text:style-name="T30">}</text:span></text:p>
          <text:list>
            <text:list-item>
              <text:p text:style-name="P66"/>
            </text:list-item>
          </text:list>
        </text:list-item>
        <text:list-item>
          <text:p text:style-name="P20"><text:span text:style-name="T30">create_index_file(train_station, train_count); // Создание индексных файлов</text:span></text:p>
          <text:list>
            <text:list-item>
              <text:p text:style-name="P66"/>
            </text:list-item>
          </text:list>
        </text:list-item>
        <text:list-item>
          <text:p text:style-name="P20"><text:span text:style-name="T30">bool is_working = true; // Флаг работы программы</text:span></text:p>
        </text:list-item>
        <text:list-item>
          <text:p text:style-name="P20"><text:span text:style-name="T30">while (is_working) { // Цикл работы программы</text:span></text:p>
          <text:list>
            <text:list-item>
              <text:p text:style-name="P20"><text:span text:style-name="T30">print_menu(); // Вывод меню действий на экран</text:span></text:p>
            </text:list-item>
            <text:list-item>
              <text:p text:style-name="P20"><text:span text:style-name="T30">int action; // Переменная действия</text:span></text:p>
            </text:list-item>
            <text:list-item>
              <text:p text:style-name="P20"><text:span text:style-name="T30">while (true) {</text:span></text:p>
              <text:list>
                <text:list-item>
                  <text:p text:style-name="P20"><text:span text:style-name="T30">std::cout &lt;&lt; "Выберите действие: ";</text:span></text:p>
                </text:list-item>
                <text:list-item>
                  <text:p text:style-name="P20"><text:span text:style-name="T30">std::cin &gt;&gt; action;</text:span></text:p>
                  <text:list>
                    <text:list-item>
                      <text:p text:style-name="P66"/>
                    </text:list-item>
                  </text:list>
                </text:list-item>
                <text:list-item>
                  <text:p text:style-name="P20"><text:span text:style-name="T30">if (std::cin.fail()) { // Если ввод был неудачным</text:span></text:p>
                  <text:list>
                    <text:list-item>
                      <text:p text:style-name="P20"><text:span text:style-name="T30">std::cin.clear();</text:span></text:p>
                    </text:list-item>
                    <text:list-item>
                      <text:p text:style-name="P20"><text:span text:style-name="T30">std::cin.ignore(32767, '\n');</text:span></text:p>
                    </text:list-item>
                    <text:list-item>
                      <text:p text:style-name="P20"><text:span text:style-name="T30">std::cout &lt;&lt; "Неправильный ввод!!!" &lt;&lt; std::endl;</text:span></text:p>
                    </text:list-item>
                  </text:list>
                </text:list-item>
                <text:list-item>
                  <text:p text:style-name="P20"><text:span text:style-name="T30">}</text:span></text:p>
                </text:list-item>
                <text:list-item>
                  <text:p text:style-name="P20"><text:span text:style-name="T30">else {</text:span></text:p>
                  <text:list>
                    <text:list-item>
                      <text:p text:style-name="P20"><text:span text:style-name="T30">std::cin.ignore(32767, '\n');</text:span></text:p>
                    </text:list-item>
                    <text:list-item>
                      <text:p text:style-name="P20"><text:span text:style-name="T30">break;</text:span></text:p>
                    </text:list-item>
                  </text:list>
                </text:list-item>
                <text:list-item>
                  <text:p text:style-name="P20"><text:span text:style-name="T30">}</text:span></text:p>
                </text:list-item>
              </text:list>
            </text:list-item>
            <text:list-item>
              <text:p text:style-name="P20"><text:span text:style-name="T30">}</text:span></text:p>
              <text:list>
                <text:list-item>
                  <text:p text:style-name="P66"/>
                </text:list-item>
              </text:list>
            </text:list-item>
            <text:list-item>
              <text:p text:style-name="P20"><text:span text:style-name="T30">clear();</text:span></text:p>
              <text:list>
                <text:list-item>
                  <text:p text:style-name="P66"/>
                </text:list-item>
              </text:list>
            </text:list-item>
            <text:list-item>
              <text:p text:style-name="P20"><text:span text:style-name="T30">if (action &gt;= 0 and action &lt;= 7) { // Проверка действия</text:span></text:p>
              <text:list>
                <text:list-item>
                  <text:p text:style-name="P20"><text:span text:style-name="T30">if (action == 0) { // Отмена</text:span></text:p>
                  <text:list>
                    <text:list-item>
                      <text:p text:style-name="P20"><text:span text:style-name="T30">is_working = false;</text:span></text:p>
                    </text:list-item>
                  </text:list>
                </text:list-item>
                <text:list-item>
                  <text:p text:style-name="P20"><text:span text:style-name="T30">}</text:span></text:p>
                </text:list-item>
                <text:list-item>
                  <text:p text:style-name="P20"><text:span text:style-name="T30">else {</text:span></text:p>
                  <text:list>
                    <text:list-item>
                      <text:p text:style-name="P20"><text:span text:style-name="T30">menu_func_arr[action - 1](train_station, trains_buffer, train_count, train_buffer_count); // Вызов функции</text:span></text:p>
                    </text:list-item>
                  </text:list>
                </text:list-item>
                <text:list-item>
                  <text:p text:style-name="P20"><text:span text:style-name="T30">}</text:span></text:p>
                </text:list-item>
              </text:list>
            </text:list-item>
            <text:list-item>
              <text:p text:style-name="P20"><text:span text:style-name="T30">}</text:span></text:p>
            </text:list-item>
            <text:list-item>
              <text:p text:style-name="P20"><text:span text:style-name="T30">else {</text:span></text:p>
              <text:list>
                <text:list-item>
                  <text:p text:style-name="P20"><text:span text:style-name="T30">std::cout &lt;&lt; "Такого действия нет" &lt;&lt; std::endl;</text:span></text:p>
                </text:list-item>
              </text:list>
            </text:list-item>
            <text:list-item>
              <text:p text:style-name="P20"><text:span text:style-name="T30">}</text:span></text:p>
              <text:list>
                <text:list-item>
                  <text:p text:style-name="P66"/>
                </text:list-item>
              </text:list>
            </text:list-item>
            <text:list-item>
              <text:p text:style-name="P20"><text:span text:style-name="T30">put_records_in_file(file_name, train_station, train_count); // Запись данных в файл</text:span></text:p>
            </text:list-item>
          </text:list>
        </text:list-item>
        <text:list-item>
          <text:p text:style-name="P20"><text:span text:style-name="T30">}</text:span></text:p>
          <text:list>
            <text:list-item>
              <text:p text:style-name="P66"/>
            </text:list-item>
          </text:list>
        </text:list-item>
        <text:list-item>
          <text:p text:style-name="P20"><text:span text:style-name="T30">delete[] train_station; // Очистка пямяти</text:span></text:p>
        </text:list-item>
        <text:list-item>
          <text:p text:style-name="P20"><text:soft-page-break/><text:span text:style-name="T30">for (auto buffer: std::span(trains_buffer, train_buffer_count)) { // Очистка буфера отмены</text:span></text:p>
          <text:list>
            <text:list-item>
              <text:p text:style-name="P20"><text:span text:style-name="T30">delete[] buffer.trains;</text:span></text:p>
            </text:list-item>
          </text:list>
        </text:list-item>
        <text:list-item>
          <text:p text:style-name="P20"><text:span text:style-name="T30">}</text:span></text:p>
        </text:list-item>
        <text:list-item>
          <text:p text:style-name="P20"><text:span text:style-name="T30">delete[] trains_buffer;</text:span></text:p>
        </text:list-item>
        <text:list-item>
          <text:p text:style-name="P20"><text:span text:style-name="T30">return 0;</text:span></text:p>
        </text:list-item>
      </text:list>
      <text:p text:style-name="P19"><text:span text:style-name="T30">}</text:span></text:p>
      <text:p text:style-name="P65"/>
      <text:p text:style-name="P65"/>
      <text:p text:style-name="P68"/>
      <text:p text:style-name="P68"/>
      <text:p text:style-name="P18"><text:span text:style-name="T24">train.h</text:span></text:p>
      <text:p text:style-name="P18"><text:span text:style-name="T38">#ifndef TRAIN_H</text:span></text:p>
      <text:p text:style-name="P19"><text:span text:style-name="T40">#define TRAIN_H</text:span></text:p>
      <text:p text:style-name="P109"/>
      <text:p text:style-name="P19"><text:span text:style-name="T40">// Структура "Поезд"</text:span></text:p>
      <text:p text:style-name="P19"><text:span text:style-name="T40">#pragma pack(push, 1)</text:span></text:p>
      <text:p text:style-name="P19"><text:span text:style-name="T40">struct Train {</text:span></text:p>
      <text:list xml:id="list1753120458" text:style-name="WWNum3">
        <text:list-item>
          <text:p text:style-name="P21"><text:span text:style-name="T40">char number[5];</text:span></text:p>
        </text:list-item>
        <text:list-item>
          <text:p text:style-name="P21"><text:span text:style-name="T40">char end_station[256];</text:span></text:p>
        </text:list-item>
        <text:list-item>
          <text:p text:style-name="P21"><text:span text:style-name="T40">char days[64];</text:span></text:p>
        </text:list-item>
        <text:list-item>
          <text:p text:style-name="P21"><text:span text:style-name="T40">char time_departure[7];</text:span></text:p>
        </text:list-item>
        <text:list-item>
          <text:p text:style-name="P21"><text:span text:style-name="T40">char time_way[7];</text:span></text:p>
        </text:list-item>
        <text:list-item>
          <text:p text:style-name="P21"><text:span text:style-name="T40">int stop_count;</text:span></text:p>
        </text:list-item>
      </text:list>
      <text:p text:style-name="P19"><text:span text:style-name="T40">};</text:span></text:p>
      <text:p text:style-name="P69"/>
      <text:p text:style-name="P19"><text:span text:style-name="T40">// Структура буфера для отмены действий</text:span></text:p>
      <text:p text:style-name="P19"><text:span text:style-name="T40">struct TrainBuffer {</text:span></text:p>
      <text:list xml:id="list3288959066" text:style-name="WWNum4">
        <text:list-item>
          <text:p text:style-name="P22"><text:span text:style-name="T40">int count;</text:span></text:p>
        </text:list-item>
        <text:list-item>
          <text:p text:style-name="P22"><text:span text:style-name="T40">Train* trains;</text:span></text:p>
        </text:list-item>
      </text:list>
      <text:p text:style-name="P19"><text:span text:style-name="T40">};</text:span></text:p>
      <text:p text:style-name="P19"><text:span text:style-name="T40">#pragma pack (pop)</text:span></text:p>
      <text:p text:style-name="P69"/>
      <text:p text:style-name="P19"><text:span text:style-name="T40">#endif</text:span></text:p>
      <text:p text:style-name="P87"/>
      <text:p text:style-name="P23"><text:span text:style-name="T25">train_func.h</text:span></text:p>
      <text:p text:style-name="P23"><text:span text:style-name="T32">#ifndef TRAIN_FUNC_H</text:span></text:p>
      <text:p text:style-name="P19"><text:span text:style-name="T31">#define TRAIN_FUNC_H</text:span></text:p>
      <text:p text:style-name="P64"/>
      <text:p text:style-name="P19"><text:span text:style-name="T31">#include "train.h"</text:span></text:p>
      <text:p text:style-name="P64"/>
      <text:p text:style-name="P19"><text:span text:style-name="T31">void print_train(Train*&amp;, TrainBuffer*,int&amp;, int&amp;);</text:span></text:p>
      <text:p text:style-name="P19"><text:span text:style-name="T31">void add_train(Train*&amp;, TrainBuffer*, int&amp;, int&amp;);</text:span></text:p>
      <text:p text:style-name="P19"><text:span text:style-name="T31">void change_train(Train*&amp;, TrainBuffer*, int&amp;, int&amp;);</text:span></text:p>
      <text:p text:style-name="P19"><text:span text:style-name="T31">void delete_train(Train*&amp;, TrainBuffer*, int&amp;, int&amp;);</text:span></text:p>
      <text:p text:style-name="P19"><text:span text:style-name="T31">void sort_train(Train*&amp;, TrainBuffer*, int&amp;, int&amp;);</text:span></text:p>
      <text:p text:style-name="P19"><text:span text:style-name="T31">void select_train(Train*&amp;, TrainBuffer*, int&amp;, int&amp;);</text:span></text:p>
      <text:p text:style-name="P19"><text:span text:style-name="T31">void undo_action(Train*&amp;, TrainBuffer*, int&amp;, int&amp;);</text:span></text:p>
      <text:p text:style-name="P64"/>
      <text:p text:style-name="P19"><text:span text:style-name="T31">#endif</text:span></text:p>
      <text:p text:style-name="P67"/>
      <text:p text:style-name="P23"><text:soft-page-break/><text:span text:style-name="T26">train_func.cpp</text:span></text:p>
      <text:p text:style-name="P23"><text:span text:style-name="T39">/*</text:span></text:p>
      <text:p text:style-name="P19"><text:span text:style-name="T40">Файл с функциями для работы с записями</text:span></text:p>
      <text:p text:style-name="P19"><text:span text:style-name="T40">*/</text:span></text:p>
      <text:p text:style-name="P69"/>
      <text:p text:style-name="P19"><text:span text:style-name="T40">#include "train_func.h"</text:span></text:p>
      <text:p text:style-name="P19"><text:span text:style-name="T40">#include "delete_func.h"</text:span></text:p>
      <text:p text:style-name="P19"><text:span text:style-name="T40">#include "select_func.h"</text:span></text:p>
      <text:p text:style-name="P19"><text:span text:style-name="T40">#include "config_func.h"</text:span></text:p>
      <text:p text:style-name="P19"><text:span text:style-name="T40">#include "menu.h"</text:span></text:p>
      <text:p text:style-name="P19"><text:span text:style-name="T40">#include "file.h"</text:span></text:p>
      <text:p text:style-name="P19"><text:span text:style-name="T40">#include "clear.h"</text:span></text:p>
      <text:p text:style-name="P69"/>
      <text:p text:style-name="P19"><text:span text:style-name="T40">#include &lt;iostream&gt;</text:span></text:p>
      <text:p text:style-name="P19"><text:span text:style-name="T40">#include &lt;cstring&gt;</text:span></text:p>
      <text:p text:style-name="P19"><text:span text:style-name="T40">#include &lt;fstream&gt;</text:span></text:p>
      <text:p text:style-name="P19"><text:span text:style-name="T40">#include &lt;iomanip&gt;</text:span></text:p>
      <text:p text:style-name="P19"><text:span text:style-name="T40">#include &lt;span&gt;</text:span></text:p>
      <text:p text:style-name="P109"/>
      <text:p text:style-name="P19"><text:span text:style-name="T40">// Вывод всех поездов</text:span></text:p>
      <text:p text:style-name="P19"><text:span text:style-name="T40">// ======================================================================================</text:span></text:p>
      <text:p text:style-name="P19"><text:span text:style-name="T40">void print_train(Train*&amp; trains, TrainBuffer* trains_buffer, int&amp; count, int&amp; buffer_count)</text:span></text:p>
      <text:p text:style-name="P19"><text:span text:style-name="T40">{ </text:span></text:p>
      <text:list xml:id="list2039112439" text:style-name="WWNum5">
        <text:list-item>
          <text:p text:style-name="P24"><text:span text:style-name="T40">std::cout &lt;&lt; " Номер" &lt;&lt; '|' &lt;&lt; " Конечная станция" &lt;&lt; '|' &lt;&lt; " Дни следования" &lt;&lt; '|' &lt;&lt; " Отправление" &lt;&lt; '|' &lt;&lt; "Время в пути" &lt;&lt; '|' &lt;&lt; " Кол-во остановок" &lt;&lt; '|' &lt;&lt; "Время в пути в сутках";</text:span></text:p>
        </text:list-item>
        <text:list-item>
          <text:p text:style-name="P24"><text:span text:style-name="T40">std::cout &lt;&lt; std::endl;</text:span></text:p>
        </text:list-item>
        <text:list-item>
          <text:p text:style-name="P88"/>
        </text:list-item>
        <text:list-item>
          <text:p text:style-name="P24"><text:span text:style-name="T40">for (auto train: std::span(trains, count)) { // Цикл по всем записям</text:span></text:p>
          <text:list>
            <text:list-item>
              <text:p text:style-name="P24"><text:span text:style-name="T40">std::cout &lt;&lt; std::setw(7) &lt;&lt; train.number &lt;&lt; '|'; </text:span></text:p>
            </text:list-item>
            <text:list-item>
              <text:p text:style-name="P24"><text:span text:style-name="T40">std::cout &lt;&lt; std::setw(20) &lt;&lt; train.end_station &lt;&lt; '|';</text:span></text:p>
            </text:list-item>
            <text:list-item>
              <text:p text:style-name="P24"><text:span text:style-name="T40">std::cout &lt;&lt; std::setw(20) &lt;&lt; train.days &lt;&lt; '|';</text:span></text:p>
            </text:list-item>
            <text:list-item>
              <text:p text:style-name="P24"><text:span text:style-name="T40">std::cout &lt;&lt; std::setw(12) &lt;&lt; train.time_departure &lt;&lt; '|';</text:span></text:p>
            </text:list-item>
            <text:list-item>
              <text:p text:style-name="P24"><text:span text:style-name="T40">std::cout &lt;&lt; std::setw(12) &lt;&lt; train.time_way &lt;&lt; '|';</text:span></text:p>
            </text:list-item>
            <text:list-item>
              <text:p text:style-name="P24"><text:span text:style-name="T40">std::cout &lt;&lt; std::setw(17) &lt;&lt; train.stop_count &lt;&lt; '|';</text:span></text:p>
            </text:list-item>
            <text:list-item>
              <text:p text:style-name="P88"/>
            </text:list-item>
            <text:list-item>
              <text:p text:style-name="P24"><text:span text:style-name="T40">// Расчет поля время в пути в сутках</text:span></text:p>
            </text:list-item>
            <text:list-item>
              <text:p text:style-name="P24"><text:span text:style-name="T40">char hours_str1[3] = " ", minutes_str1[3] = " "; // Промежуточные переменные для часов и минут</text:span></text:p>
            </text:list-item>
            <text:list-item>
              <text:p text:style-name="P24"><text:span text:style-name="T40">int end_ch;</text:span></text:p>
            </text:list-item>
            <text:list-item>
              <text:p text:style-name="P24"><text:span text:style-name="T40">double time_in_hours;</text:span></text:p>
            </text:list-item>
            <text:list-item>
              <text:p text:style-name="P88"/>
            </text:list-item>
            <text:list-item>
              <text:p text:style-name="P24"><text:span text:style-name="T40">for (int ch = 0; ch &lt; strlen(train.time_way); ch++) { // Запись часов записи</text:span></text:p>
              <text:list>
                <text:list-item>
                  <text:p text:style-name="P24"><text:span text:style-name="T40">if (train.time_way[ch] != ':') { // Сравнение с двоеточием</text:span></text:p>
                  <text:list>
                    <text:list-item>
                      <text:p text:style-name="P24"><text:span text:style-name="T40">hours_str1[ch] = train.time_way[ch];</text:span></text:p>
                    </text:list-item>
                  </text:list>
                </text:list-item>
                <text:list-item>
                  <text:p text:style-name="P24"><text:span text:style-name="T40">}</text:span></text:p>
                </text:list-item>
                <text:list-item>
                  <text:p text:style-name="P24"><text:span text:style-name="T40">else { // Если равны, то записываем индекс</text:span></text:p>
                  <text:list>
                    <text:list-item>
                      <text:p text:style-name="P24"><text:span text:style-name="T40">end_ch = ch + 1;</text:span></text:p>
                    </text:list-item>
                    <text:list-item>
                      <text:p text:style-name="P24"><text:span text:style-name="T40">break;</text:span></text:p>
                    </text:list-item>
                  </text:list>
                </text:list-item>
                <text:list-item>
                  <text:p text:style-name="P24"><text:span text:style-name="T40">}</text:span></text:p>
                </text:list-item>
              </text:list>
            </text:list-item>
            <text:list-item>
              <text:p text:style-name="P24"><text:span text:style-name="T40">}</text:span></text:p>
            </text:list-item>
            <text:list-item>
              <text:p text:style-name="P88"/>
            </text:list-item>
            <text:list-item>
              <text:p text:style-name="P24"><text:soft-page-break/><text:span text:style-name="T40">minutes_str1[0] = train.time_way[end_ch]; // Запись минут записи</text:span></text:p>
            </text:list-item>
            <text:list-item>
              <text:p text:style-name="P24"><text:span text:style-name="T40">minutes_str1[1] = train.time_way[end_ch + 1];</text:span></text:p>
            </text:list-item>
            <text:list-item>
              <text:p text:style-name="P24"><text:span text:style-name="T40">time_in_hours = float(std::stoi(hours_str1)) + float(std::stoi(minutes_str1)) / 60.0; // Подсчёт времени записи</text:span></text:p>
            </text:list-item>
            <text:list-item>
              <text:p text:style-name="P88"/>
            </text:list-item>
            <text:list-item>
              <text:p text:style-name="P24"><text:span text:style-name="T40">std::cout &lt;&lt; std::setw(21) &lt;&lt; time_in_hours / 24.;</text:span></text:p>
            </text:list-item>
            <text:list-item>
              <text:p text:style-name="P24"><text:span text:style-name="T40">std::cout &lt;&lt; std::endl;</text:span></text:p>
            </text:list-item>
          </text:list>
        </text:list-item>
        <text:list-item>
          <text:p text:style-name="P24"><text:span text:style-name="T40">}</text:span></text:p>
        </text:list-item>
      </text:list>
      <text:p text:style-name="P19"><text:span text:style-name="T40">}</text:span></text:p>
      <text:p text:style-name="P109"/>
      <text:p text:style-name="P19"><text:span text:style-name="T40">// Добавление нового поезда</text:span></text:p>
      <text:p text:style-name="P19"><text:span text:style-name="T40">// ======================================================================================</text:span></text:p>
      <text:p text:style-name="P19"><text:span text:style-name="T40">void add_train(Train* &amp;trains, TrainBuffer* trains_buffer, int&amp; count, int&amp; buffer_count)</text:span></text:p>
      <text:p text:style-name="P19"><text:span text:style-name="T40">{</text:span></text:p>
      <text:list xml:id="list1772806586" text:style-name="WWNum6">
        <text:list-item>
          <text:p text:style-name="P25"><text:span text:style-name="T40">print_train(trains, trains_buffer, count, buffer_count);</text:span></text:p>
        </text:list-item>
        <text:list-item>
          <text:p text:style-name="P25"><text:span text:style-name="T40">bool is_false = true;</text:span></text:p>
        </text:list-item>
        <text:list-item>
          <text:p text:style-name="P25"><text:span text:style-name="T40">save_trains_in_buffer(trains, trains_buffer, count, buffer_count);</text:span></text:p>
        </text:list-item>
        <text:list-item>
          <text:p text:style-name="P89"/>
        </text:list-item>
        <text:list-item>
          <text:p text:style-name="P25"><text:span text:style-name="T40">add_memory_train(trains, count);</text:span></text:p>
        </text:list-item>
        <text:list-item>
          <text:p text:style-name="P89"/>
        </text:list-item>
        <text:list-item>
          <text:p text:style-name="P25"><text:span text:style-name="T40">int pos; // Позиция для добавления</text:span></text:p>
        </text:list-item>
        <text:list-item>
          <text:p text:style-name="P89"/>
        </text:list-item>
        <text:list-item>
          <text:p text:style-name="P25"><text:span text:style-name="T40">while (true) {</text:span></text:p>
          <text:list>
            <text:list-item>
              <text:p text:style-name="P25"><text:span text:style-name="T40">std::cout &lt;&lt; "Введите позицию для добавления записи после указанной записи (-1 - в конец): ";</text:span></text:p>
            </text:list-item>
            <text:list-item>
              <text:p text:style-name="P25"><text:span text:style-name="T40">std::cin &gt;&gt; pos;</text:span></text:p>
            </text:list-item>
            <text:list-item>
              <text:p text:style-name="P89"/>
            </text:list-item>
            <text:list-item>
              <text:p text:style-name="P25"><text:span text:style-name="T40">if (std::cin.fail()) {</text:span></text:p>
              <text:list>
                <text:list-item>
                  <text:p text:style-name="P25"><text:span text:style-name="T40">std::cin.clear();</text:span></text:p>
                </text:list-item>
                <text:list-item>
                  <text:p text:style-name="P25"><text:span text:style-name="T40">std::cin.ignore(32767, '\n');</text:span></text:p>
                </text:list-item>
                <text:list-item>
                  <text:p text:style-name="P25"><text:span text:style-name="T40">std::cout &lt;&lt; "Неправильный ввод!!!" &lt;&lt; std::endl;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  <text:list-item>
              <text:p text:style-name="P25"><text:span text:style-name="T40">else {</text:span></text:p>
              <text:list>
                <text:list-item>
                  <text:p text:style-name="P25"><text:span text:style-name="T40">std::cin.ignore(32767, '\n');</text:span></text:p>
                </text:list-item>
                <text:list-item>
                  <text:p text:style-name="P25"><text:span text:style-name="T40">if (pos &lt; -1) {</text:span></text:p>
                  <text:list>
                    <text:list-item>
                      <text:p text:style-name="P25"><text:span text:style-name="T40">std::cout &lt;&lt; "Позиция для добавления должна быть больше или равна -1!!!" &lt;&lt; std::endl;</text:span></text:p>
                    </text:list-item>
                  </text:list>
                </text:list-item>
                <text:list-item>
                  <text:p text:style-name="P25"><text:span text:style-name="T40">} </text:span></text:p>
                </text:list-item>
                <text:list-item>
                  <text:p text:style-name="P25"><text:span text:style-name="T40">else if (pos == -1 || pos &gt; count) { // Проверка на добавление в конец</text:span></text:p>
                  <text:list>
                    <text:list-item>
                      <text:p text:style-name="P25"><text:span text:style-name="T40">pos = count;</text:span></text:p>
                    </text:list-item>
                    <text:list-item>
                      <text:p text:style-name="P25"><text:span text:style-name="T40">break;</text:span></text:p>
                    </text:list-item>
                  </text:list>
                </text:list-item>
                <text:list-item>
                  <text:p text:style-name="P25"><text:span text:style-name="T40">} </text:span></text:p>
                </text:list-item>
                <text:list-item>
                  <text:p text:style-name="P25"><text:span text:style-name="T40">else {</text:span></text:p>
                  <text:list>
                    <text:list-item>
                      <text:p text:style-name="P25"><text:span text:style-name="T40">for (int i = count - 1; i &gt;= pos; i--) { // Сдвиг элементов на один вперед</text:span></text:p>
                      <text:list>
                        <text:list-item>
                          <text:p text:style-name="P25"><text:span text:style-name="T40">trains[i + 1] = trains[i];</text:span></text:p>
                        </text:list-item>
                      </text:list>
                    </text:list-item>
                    <text:list-item>
                      <text:p text:style-name="P25"><text:span text:style-name="T40">}</text:span></text:p>
                    </text:list-item>
                    <text:list-item>
                      <text:p text:style-name="P25"><text:span text:style-name="T40">break;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</text:list>
        </text:list-item>
        <text:list-item>
          <text:p text:style-name="P25"><text:span text:style-name="T40">}</text:span></text:p>
        </text:list-item>
        <text:list-item>
          <text:p text:style-name="P89"/>
        </text:list-item>
        <text:list-item>
          <text:p text:style-name="P25"><text:span text:style-name="T40">while (is_false) { // Проверка на правильность ввода</text:span></text:p>
          <text:list>
            <text:list-item>
              <text:p text:style-name="P25"><text:soft-page-break/><text:span text:style-name="T40">std::cout &lt;&lt; "Номер поезда: ";</text:span></text:p>
            </text:list-item>
            <text:list-item>
              <text:p text:style-name="P25"><text:span text:style-name="T40">char input_buffer[1024];</text:span></text:p>
            </text:list-item>
            <text:list-item>
              <text:p text:style-name="P25"><text:span text:style-name="T40">std::cin.getline(input_buffer, 1024);</text:span></text:p>
            </text:list-item>
            <text:list-item>
              <text:p text:style-name="P89"/>
            </text:list-item>
            <text:list-item>
              <text:p text:style-name="P25"><text:span text:style-name="T40">is_false = false;</text:span></text:p>
            </text:list-item>
            <text:list-item>
              <text:p text:style-name="P25"><text:span text:style-name="T40">if (strlen(input_buffer) &gt; 4) {</text:span></text:p>
              <text:list>
                <text:list-item>
                  <text:p text:style-name="P25"><text:span text:style-name="T40">std::cout &lt;&lt; "Номер поезда должен состоять из менее, чем 5 символов!!!" &lt;&lt; std::endl;</text:span></text:p>
                </text:list-item>
                <text:list-item>
                  <text:p text:style-name="P25"><text:span text:style-name="T40">is_false = true;</text:span></text:p>
                </text:list-item>
                <text:list-item>
                  <text:p text:style-name="P25"><text:span text:style-name="T40">continue;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  <text:list-item>
              <text:p text:style-name="P25"><text:span text:style-name="T40">else {</text:span></text:p>
              <text:list>
                <text:list-item>
                  <text:p text:style-name="P25"><text:span text:style-name="T40">for (int i = 0; i &lt; strlen(input_buffer); i++) {</text:span></text:p>
                  <text:list>
                    <text:list-item>
                      <text:p text:style-name="P25"><text:span text:style-name="T40">if (int(input_buffer[i]) &lt; 48 || int(input_buffer[i]) &gt; 57) {</text:span></text:p>
                      <text:list>
                        <text:list-item>
                          <text:p text:style-name="P25"><text:span text:style-name="T40">is_false = true;</text:span></text:p>
                        </text:list-item>
                        <text:list-item>
                          <text:p text:style-name="P25"><text:span text:style-name="T40">std::cout &lt;&lt; "Номер должен состоять из цифр!!!" &lt;&lt; std::endl;</text:span></text:p>
                        </text:list-item>
                        <text:list-item>
                          <text:p text:style-name="P25"><text:span text:style-name="T40">break;</text:span></text:p>
                        </text:list-item>
                      </text:list>
                    </text:list-item>
                    <text:list-item>
                      <text:p text:style-name="P25"><text:span text:style-name="T40">}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  <text:list-item>
                  <text:p text:style-name="P25"><text:span text:style-name="T40">if (is_false) {</text:span></text:p>
                  <text:list>
                    <text:list-item>
                      <text:p text:style-name="P25"><text:span text:style-name="T40">continue;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  <text:list-item>
                  <text:p text:style-name="P25"><text:span text:style-name="T40">strcpy(trains[pos].number, input_buffer);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  <text:list-item>
              <text:p text:style-name="P25"><text:span text:style-name="T40">for (int i = 0; auto train: std::span(trains, count)) { // Цикл по всем записям</text:span></text:p>
              <text:list>
                <text:list-item>
                  <text:p text:style-name="P25"><text:span text:style-name="T40">if (i == pos) continue;</text:span></text:p>
                </text:list-item>
                <text:list-item>
                  <text:p text:style-name="P25"><text:span text:style-name="T40">if (strcmp(trains[pos].number, train.number) == 0) { // Проверка на равенство номеров</text:span></text:p>
                  <text:list>
                    <text:list-item>
                      <text:p text:style-name="P25"><text:span text:style-name="T40">is_false = true;</text:span></text:p>
                    </text:list-item>
                    <text:list-item>
                      <text:p text:style-name="P25"><text:span text:style-name="T40">std::cout &lt;&lt; "Такой номер уже есть в базе данных!!!" &lt;&lt; std::endl;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  <text:list-item>
                  <text:p text:style-name="P25"><text:span text:style-name="T40">i++;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</text:list>
        </text:list-item>
        <text:list-item>
          <text:p text:style-name="P25"><text:span text:style-name="T40">}</text:span></text:p>
        </text:list-item>
        <text:list-item>
          <text:p text:style-name="P89"/>
        </text:list-item>
        <text:list-item>
          <text:p text:style-name="P25"><text:span text:style-name="T40">std::cout &lt;&lt; "Конечная станция: ";</text:span></text:p>
        </text:list-item>
        <text:list-item>
          <text:p text:style-name="P25"><text:span text:style-name="T40">std::cin.getline(trains[pos].end_station, 256);</text:span></text:p>
        </text:list-item>
        <text:list-item>
          <text:p text:style-name="P89"/>
        </text:list-item>
        <text:list-item>
          <text:p text:style-name="P25"><text:span text:style-name="T40">std::cout &lt;&lt; "Дни следования: ";</text:span></text:p>
        </text:list-item>
        <text:list-item>
          <text:p text:style-name="P25"><text:span text:style-name="T40">std::cin.getline(trains[pos].days, 64);</text:span></text:p>
        </text:list-item>
        <text:list-item>
          <text:p text:style-name="P89"/>
        </text:list-item>
        <text:list-item>
          <text:p text:style-name="P25"><text:span text:style-name="T40">is_false = true;</text:span></text:p>
        </text:list-item>
        <text:list-item>
          <text:p text:style-name="P25"><text:span text:style-name="T40">while (is_false) {</text:span></text:p>
          <text:list>
            <text:list-item>
              <text:p text:style-name="P25"><text:span text:style-name="T40">std::cout &lt;&lt; "Время отправления: ";</text:span></text:p>
            </text:list-item>
            <text:list-item>
              <text:p text:style-name="P25"><text:span text:style-name="T40">std::cin.getline(trains[pos].time_departure, 7);</text:span></text:p>
            </text:list-item>
            <text:list-item>
              <text:p text:style-name="P89"/>
            </text:list-item>
            <text:list-item>
              <text:p text:style-name="P25"><text:span text:style-name="T40">char hours_str[3] = " ", minutes_str[3] = " "; // Промежуточные переменные для часов и минут</text:span></text:p>
            </text:list-item>
            <text:list-item>
              <text:p text:style-name="P25"><text:span text:style-name="T40">int end_ch;</text:span></text:p>
            </text:list-item>
            <text:list-item>
              <text:p text:style-name="P89"/>
            </text:list-item>
            <text:list-item>
              <text:p text:style-name="P25"><text:span text:style-name="T40">for (int ch = 0; ch &lt; strlen(trains[pos].time_departure); ch++) { // Запись часов записи</text:span></text:p>
              <text:list>
                <text:list-item>
                  <text:p text:style-name="P25"><text:soft-page-break/><text:span text:style-name="T40">if (trains[pos].time_departure[ch] != ':' &amp;&amp; trains[pos].time_departure[ch] != '.') { // Сравнение с двоеточием</text:span></text:p>
                  <text:list>
                    <text:list-item>
                      <text:p text:style-name="P25"><text:span text:style-name="T40">hours_str[ch] = trains[pos].time_departure[ch];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  <text:list-item>
                  <text:p text:style-name="P25"><text:span text:style-name="T40">else { // Если равны, то записываем индекс</text:span></text:p>
                  <text:list>
                    <text:list-item>
                      <text:p text:style-name="P25"><text:span text:style-name="T40">if (trains[pos].time_departure[ch] == '.') {</text:span></text:p>
                      <text:list>
                        <text:list-item>
                          <text:p text:style-name="P25"><text:span text:style-name="T40">trains[pos].time_departure[ch] = ':';</text:span></text:p>
                        </text:list-item>
                      </text:list>
                    </text:list-item>
                    <text:list-item>
                      <text:p text:style-name="P25"><text:span text:style-name="T40">}</text:span></text:p>
                    </text:list-item>
                    <text:list-item>
                      <text:p text:style-name="P25"><text:span text:style-name="T40">end_ch = ch + 1;</text:span></text:p>
                    </text:list-item>
                    <text:list-item>
                      <text:p text:style-name="P25"><text:span text:style-name="T40">break;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  <text:list-item>
              <text:p text:style-name="P89"/>
            </text:list-item>
            <text:list-item>
              <text:p text:style-name="P25"><text:span text:style-name="T40">minutes_str[0] = trains[pos].time_departure[end_ch]; // Запись минут записи</text:span></text:p>
            </text:list-item>
            <text:list-item>
              <text:p text:style-name="P25"><text:span text:style-name="T40">minutes_str[1] = trains[pos].time_departure[end_ch + 1];</text:span></text:p>
            </text:list-item>
            <text:list-item>
              <text:p text:style-name="P89"/>
            </text:list-item>
            <text:list-item>
              <text:p text:style-name="P25"><text:span text:style-name="T40">int hours = std::stoi(hours_str); // Перевод в целое число </text:span></text:p>
            </text:list-item>
            <text:list-item>
              <text:p text:style-name="P25"><text:span text:style-name="T40">int mins = std::stoi(minutes_str);</text:span></text:p>
            </text:list-item>
            <text:list-item>
              <text:p text:style-name="P89"/>
            </text:list-item>
            <text:list-item>
              <text:p text:style-name="P98"><text:span text:style-name="T82">if (hours &lt; 0 || hours &gt;= 24 || mins &lt; 0 || mins &gt;= 60) { // Проверка условий</text:span></text:p>
              <text:list>
                <text:list-item>
                  <text:p text:style-name="P25"><text:span text:style-name="T40">std::cout &lt;&lt; "Неправильно задано время!!!" &lt;&lt; std::endl;</text:span></text:p>
                </text:list-item>
                <text:list-item>
                  <text:p text:style-name="P25"><text:span text:style-name="T40">is_false = true;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  <text:list-item>
              <text:p text:style-name="P25"><text:span text:style-name="T40">else {</text:span></text:p>
              <text:list>
                <text:list-item>
                  <text:p text:style-name="P25"><text:span text:style-name="T40">is_false = false;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</text:list>
        </text:list-item>
        <text:list-item>
          <text:p text:style-name="P25"><text:span text:style-name="T40">}</text:span></text:p>
        </text:list-item>
        <text:list-item>
          <text:p text:style-name="P89"/>
        </text:list-item>
        <text:list-item>
          <text:p text:style-name="P25"><text:span text:style-name="T40">is_false = true;</text:span></text:p>
        </text:list-item>
        <text:list-item>
          <text:p text:style-name="P25"><text:span text:style-name="T40">while (is_false) {</text:span></text:p>
          <text:list>
            <text:list-item>
              <text:p text:style-name="P25"><text:span text:style-name="T40">std::cout &lt;&lt; "Время в пути: ";</text:span></text:p>
            </text:list-item>
            <text:list-item>
              <text:p text:style-name="P25"><text:span text:style-name="T40">std::cin.getline(trains[pos].time_way, 7);</text:span></text:p>
            </text:list-item>
            <text:list-item>
              <text:p text:style-name="P89"/>
            </text:list-item>
            <text:list-item>
              <text:p text:style-name="P25"><text:span text:style-name="T40">char hours_str[3] = " ", minutes_str[3] = " "; // Промежуточные переменные для часов и минут</text:span></text:p>
            </text:list-item>
            <text:list-item>
              <text:p text:style-name="P25"><text:span text:style-name="T40">int end_ch;</text:span></text:p>
            </text:list-item>
            <text:list-item>
              <text:p text:style-name="P89"/>
            </text:list-item>
            <text:list-item>
              <text:p text:style-name="P25"><text:span text:style-name="T40">for (int ch = 0; ch &lt; strlen(trains[pos].time_way); ch++) { // Запись часов записи</text:span></text:p>
              <text:list>
                <text:list-item>
                  <text:p text:style-name="P25"><text:span text:style-name="T40">if (trains[pos].time_way[ch] != ':' &amp;&amp; trains[pos].time_way[ch] != '.') { // Сравнение с двоеточием</text:span></text:p>
                  <text:list>
                    <text:list-item>
                      <text:p text:style-name="P25"><text:span text:style-name="T40">hours_str[ch] = trains[pos].time_way[ch];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  <text:list-item>
                  <text:p text:style-name="P25"><text:span text:style-name="T40">else { // Если равны, то записываем индекс</text:span></text:p>
                  <text:list>
                    <text:list-item>
                      <text:p text:style-name="P25"><text:span text:style-name="T40">if (trains[pos].time_way[ch] == '.') {</text:span></text:p>
                      <text:list>
                        <text:list-item>
                          <text:p text:style-name="P25"><text:span text:style-name="T40">trains[pos].time_way[ch] = ':';</text:span></text:p>
                        </text:list-item>
                      </text:list>
                    </text:list-item>
                    <text:list-item>
                      <text:p text:style-name="P25"><text:span text:style-name="T40">}</text:span></text:p>
                    </text:list-item>
                    <text:list-item>
                      <text:p text:style-name="P25"><text:span text:style-name="T40">end_ch = ch + 1;</text:span></text:p>
                    </text:list-item>
                    <text:list-item>
                      <text:p text:style-name="P25"><text:span text:style-name="T40">break;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  <text:list-item>
              <text:p text:style-name="P89"/>
            </text:list-item>
            <text:list-item>
              <text:p text:style-name="P25"><text:span text:style-name="T40">minutes_str[0] = trains[pos].time_way[end_ch]; // Запись минут записи</text:span></text:p>
            </text:list-item>
            <text:list-item>
              <text:p text:style-name="P25"><text:span text:style-name="T40">minutes_str[1] = trains[pos].time_way[end_ch + 1];</text:span></text:p>
            </text:list-item>
            <text:list-item>
              <text:p text:style-name="P89"><text:soft-page-break/></text:p>
            </text:list-item>
            <text:list-item>
              <text:p text:style-name="P25"><text:span text:style-name="T40">int hours = std::stoi(hours_str); // Перевод в целое число </text:span></text:p>
            </text:list-item>
            <text:list-item>
              <text:p text:style-name="P25"><text:span text:style-name="T40">int mins = std::stoi(minutes_str);</text:span></text:p>
            </text:list-item>
            <text:list-item>
              <text:p text:style-name="P89"/>
            </text:list-item>
            <text:list-item>
              <text:p text:style-name="P25"><text:span text:style-name="T40">if (hours &lt; 0 || mins &lt; 0 || mins &gt;= 60) { // Проверка условий</text:span></text:p>
              <text:list>
                <text:list-item>
                  <text:p text:style-name="P25"><text:span text:style-name="T40">std::cout &lt;&lt; "Неправильно задано время!!!" &lt;&lt; std::endl;</text:span></text:p>
                </text:list-item>
                <text:list-item>
                  <text:p text:style-name="P25"><text:span text:style-name="T40">is_false = true;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  <text:list-item>
              <text:p text:style-name="P25"><text:span text:style-name="T40">else {</text:span></text:p>
              <text:list>
                <text:list-item>
                  <text:p text:style-name="P25"><text:span text:style-name="T40">is_false = false;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</text:list>
        </text:list-item>
        <text:list-item>
          <text:p text:style-name="P25"><text:span text:style-name="T40">}</text:span></text:p>
        </text:list-item>
        <text:list-item>
          <text:p text:style-name="P89"/>
        </text:list-item>
        <text:list-item>
          <text:p text:style-name="P25"><text:span text:style-name="T40">is_false = true;</text:span></text:p>
        </text:list-item>
        <text:list-item>
          <text:p text:style-name="P25"><text:span text:style-name="T40">while (true) { // Проверка на правильность ввода</text:span></text:p>
          <text:list>
            <text:list-item>
              <text:p text:style-name="P25"><text:span text:style-name="T40">std::cout &lt;&lt; "Количество остановок: ";</text:span></text:p>
            </text:list-item>
            <text:list-item>
              <text:p text:style-name="P25"><text:span text:style-name="T40">std::cin &gt;&gt; trains[pos].stop_count;</text:span></text:p>
            </text:list-item>
            <text:list-item>
              <text:p text:style-name="P89"/>
            </text:list-item>
            <text:list-item>
              <text:p text:style-name="P25"><text:span text:style-name="T40">if (std::cin.fail()) {</text:span></text:p>
              <text:list>
                <text:list-item>
                  <text:p text:style-name="P25"><text:span text:style-name="T40">std::cin.clear();</text:span></text:p>
                </text:list-item>
                <text:list-item>
                  <text:p text:style-name="P25"><text:span text:style-name="T40">std::cin.ignore(32767, '\n');</text:span></text:p>
                </text:list-item>
                <text:list-item>
                  <text:p text:style-name="P25"><text:span text:style-name="T40">std::cout &lt;&lt; "Неправильный ввод!!!" &lt;&lt; std::endl;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  <text:list-item>
              <text:p text:style-name="P25"><text:span text:style-name="T40">else {</text:span></text:p>
              <text:list>
                <text:list-item>
                  <text:p text:style-name="P25"><text:span text:style-name="T40">std::cin.ignore(32767, '\n');</text:span></text:p>
                </text:list-item>
                <text:list-item>
                  <text:p text:style-name="P25"><text:span text:style-name="T40">if (trains[pos].stop_count &lt;= 0) {</text:span></text:p>
                  <text:list>
                    <text:list-item>
                      <text:p text:style-name="P25"><text:span text:style-name="T40">std::cout &lt;&lt; "Количество остановок должно быть больше нуля!!!" &lt;&lt; std::endl;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  <text:list-item>
                  <text:p text:style-name="P25"><text:span text:style-name="T40">else {</text:span></text:p>
                  <text:list>
                    <text:list-item>
                      <text:p text:style-name="P25"><text:span text:style-name="T40">break;</text:span></text:p>
                    </text:list-item>
                  </text:list>
                </text:list-item>
                <text:list-item>
                  <text:p text:style-name="P25"><text:span text:style-name="T40">}</text:span></text:p>
                </text:list-item>
              </text:list>
            </text:list-item>
            <text:list-item>
              <text:p text:style-name="P25"><text:span text:style-name="T40">}</text:span></text:p>
            </text:list-item>
          </text:list>
        </text:list-item>
        <text:list-item>
          <text:p text:style-name="P25"><text:span text:style-name="T40">}</text:span></text:p>
        </text:list-item>
        <text:list-item>
          <text:p text:style-name="P89"/>
        </text:list-item>
        <text:list-item>
          <text:p text:style-name="P25"><text:span text:style-name="T40">count++; // Увеличение количества поездов на 1</text:span></text:p>
        </text:list-item>
        <text:list-item>
          <text:p text:style-name="P25"><text:span text:style-name="T40">create_index_file(trains, count);</text:span></text:p>
        </text:list-item>
      </text:list>
      <text:p text:style-name="P19"><text:span text:style-name="T40">}</text:span></text:p>
      <text:p text:style-name="P109"/>
      <text:p text:style-name="P19"><text:span text:style-name="T40">// Функция изменения полей записи</text:span></text:p>
      <text:p text:style-name="P19"><text:span text:style-name="T40">// ======================================================================================</text:span></text:p>
      <text:p text:style-name="P19"><text:span text:style-name="T40">void change_train(Train* &amp;trains, TrainBuffer* trains_buffer, int&amp; count, int&amp; buffer_count)</text:span></text:p>
      <text:p text:style-name="P19"><text:span text:style-name="T40">{</text:span></text:p>
      <text:list xml:id="list609124664" text:style-name="WWNum7">
        <text:list-item>
          <text:p text:style-name="P26"><text:span text:style-name="T40">char _number[5]; // Номер записи для изменения</text:span></text:p>
        </text:list-item>
        <text:list-item>
          <text:p text:style-name="P26"><text:span text:style-name="T40">bool is_stock = false; // Флаг наличия номера</text:span></text:p>
        </text:list-item>
        <text:list-item>
          <text:p text:style-name="P26"><text:span text:style-name="T40">int _index = 0; // Индекс найденного элемента</text:span></text:p>
        </text:list-item>
        <text:list-item>
          <text:p text:style-name="P90"/>
        </text:list-item>
        <text:list-item>
          <text:p text:style-name="P26"><text:span text:style-name="T40">save_trains_in_buffer(trains, trains_buffer, count, buffer_count);</text:span></text:p>
        </text:list-item>
        <text:list-item>
          <text:p text:style-name="P90"/>
        </text:list-item>
        <text:list-item>
          <text:p text:style-name="P26"><text:span text:style-name="T40">while (!is_stock) { // Проверка на правильность ввода</text:span></text:p>
          <text:list>
            <text:list-item>
              <text:p text:style-name="P26"><text:span text:style-name="T40">print_train(trains, trains_buffer, count, buffer_count);</text:span></text:p>
            </text:list-item>
            <text:list-item>
              <text:p text:style-name="P26"><text:span text:style-name="T40">std::cout &lt;&lt; "Введите номер поезда для изменения: ";</text:span></text:p>
            </text:list-item>
            <text:list-item>
              <text:p text:style-name="P26"><text:soft-page-break/><text:span text:style-name="T40">std::cin.getline(_number, 5);</text:span></text:p>
            </text:list-item>
            <text:list-item>
              <text:p text:style-name="P90"/>
            </text:list-item>
            <text:list-item>
              <text:p text:style-name="P26"><text:span text:style-name="T40">for (int i = 0; auto train: std::span(trains, count)) { // Цикл по всем записям</text:span></text:p>
              <text:list>
                <text:list-item>
                  <text:p text:style-name="P26"><text:span text:style-name="T40">if (strcmp(_number, train.number) == 0) { // Проверка на равенство номеров</text:span></text:p>
                  <text:list>
                    <text:list-item>
                      <text:p text:style-name="P26"><text:span text:style-name="T40">is_stock = true;</text:span></text:p>
                    </text:list-item>
                    <text:list-item>
                      <text:p text:style-name="P26"><text:span text:style-name="T40">_index = i;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}</text:span></text:p>
                </text:list-item>
                <text:list-item>
                  <text:p text:style-name="P26"><text:span text:style-name="T40">i++;</text:span></text:p>
                </text:list-item>
              </text:list>
            </text:list-item>
            <text:list-item>
              <text:p text:style-name="P26"><text:span text:style-name="T40">}</text:span></text:p>
            </text:list-item>
            <text:list-item>
              <text:p text:style-name="P26"><text:span text:style-name="T40">clear();</text:span></text:p>
            </text:list-item>
            <text:list-item>
              <text:p text:style-name="P26"><text:span text:style-name="T40">if (!is_stock) {</text:span></text:p>
              <text:list>
                <text:list-item>
                  <text:p text:style-name="P26"><text:span text:style-name="T40">std::cout &lt;&lt; "Такого номера нет!!!" &lt;&lt; std::endl;</text:span></text:p>
                </text:list-item>
              </text:list>
            </text:list-item>
            <text:list-item>
              <text:p text:style-name="P26"><text:span text:style-name="T40">}</text:span></text:p>
            </text:list-item>
          </text:list>
        </text:list-item>
        <text:list-item>
          <text:p text:style-name="P26"><text:span text:style-name="T40">} </text:span></text:p>
        </text:list-item>
        <text:list-item>
          <text:p text:style-name="P90"/>
        </text:list-item>
        <text:list-item>
          <text:p text:style-name="P26"><text:span text:style-name="T40">bool is_working = true; // Флаг работы программы</text:span></text:p>
        </text:list-item>
        <text:list-item>
          <text:p text:style-name="P26"><text:span text:style-name="T40">while (is_working) {</text:span></text:p>
          <text:list>
            <text:list-item>
              <text:p text:style-name="P26"><text:span text:style-name="T40">int action;</text:span></text:p>
            </text:list-item>
            <text:list-item>
              <text:p text:style-name="P90"/>
            </text:list-item>
            <text:list-item>
              <text:p text:style-name="P26"><text:span text:style-name="T40">std::cout &lt;&lt; " Номер" &lt;&lt; '|' &lt;&lt; " Конечная станция" &lt;&lt; '|' &lt;&lt; " Дни следования" &lt;&lt; '|' &lt;&lt; " Отправление" &lt;&lt; '|' &lt;&lt; "Время в пути" &lt;&lt; '|' &lt;&lt; " Кол-во остановок" &lt;&lt; '|' &lt;&lt; "Время в пути в сутках";</text:span></text:p>
            </text:list-item>
            <text:list-item>
              <text:p text:style-name="P90"/>
            </text:list-item>
            <text:list-item>
              <text:p text:style-name="P26"><text:span text:style-name="T40">std::cout &lt;&lt; std::endl;</text:span></text:p>
            </text:list-item>
            <text:list-item>
              <text:p text:style-name="P26"><text:span text:style-name="T40">std::cout.width(7);</text:span></text:p>
            </text:list-item>
            <text:list-item>
              <text:p text:style-name="P26"><text:span text:style-name="T40">std::cout &lt;&lt; trains[_index].number;</text:span></text:p>
            </text:list-item>
            <text:list-item>
              <text:p text:style-name="P26"><text:span text:style-name="T40">std::cout &lt;&lt; '|'; </text:span></text:p>
            </text:list-item>
            <text:list-item>
              <text:p text:style-name="P26"><text:span text:style-name="T40">std::cout.width(20);</text:span></text:p>
            </text:list-item>
            <text:list-item>
              <text:p text:style-name="P26"><text:span text:style-name="T40">std::cout &lt;&lt; trains[_index].end_station;</text:span></text:p>
            </text:list-item>
            <text:list-item>
              <text:p text:style-name="P26"><text:span text:style-name="T40">std::cout &lt;&lt; '|';</text:span></text:p>
            </text:list-item>
            <text:list-item>
              <text:p text:style-name="P26"><text:span text:style-name="T40">std::cout.width(20);</text:span></text:p>
            </text:list-item>
            <text:list-item>
              <text:p text:style-name="P26"><text:span text:style-name="T40">std::cout &lt;&lt; trains[_index].days;</text:span></text:p>
            </text:list-item>
            <text:list-item>
              <text:p text:style-name="P26"><text:span text:style-name="T40">std::cout &lt;&lt; '|';</text:span></text:p>
            </text:list-item>
            <text:list-item>
              <text:p text:style-name="P26"><text:span text:style-name="T40">std::cout.width(12);</text:span></text:p>
            </text:list-item>
            <text:list-item>
              <text:p text:style-name="P26"><text:span text:style-name="T40">std::cout &lt;&lt; trains[_index].time_departure;</text:span></text:p>
            </text:list-item>
            <text:list-item>
              <text:p text:style-name="P26"><text:span text:style-name="T40">std::cout &lt;&lt; '|';</text:span></text:p>
            </text:list-item>
            <text:list-item>
              <text:p text:style-name="P26"><text:span text:style-name="T40">std::cout.width(12);</text:span></text:p>
            </text:list-item>
            <text:list-item>
              <text:p text:style-name="P26"><text:span text:style-name="T40">std::cout &lt;&lt; trains[_index].time_way;</text:span></text:p>
            </text:list-item>
            <text:list-item>
              <text:p text:style-name="P26"><text:span text:style-name="T40">std::cout &lt;&lt; '|';</text:span></text:p>
            </text:list-item>
            <text:list-item>
              <text:p text:style-name="P26"><text:span text:style-name="T40">std::cout.width(17);</text:span></text:p>
            </text:list-item>
            <text:list-item>
              <text:p text:style-name="P26"><text:span text:style-name="T40">std::cout &lt;&lt; trains[_index].stop_count;</text:span></text:p>
            </text:list-item>
            <text:list-item>
              <text:p text:style-name="P90"/>
            </text:list-item>
            <text:list-item>
              <text:p text:style-name="P26"><text:span text:style-name="T40">char hours_str1[3] = " ", minutes_str1[3] = " "; // Промежуточные переменные для часов и минут</text:span></text:p>
            </text:list-item>
            <text:list-item>
              <text:p text:style-name="P26"><text:span text:style-name="T40">int end_ch;</text:span></text:p>
            </text:list-item>
            <text:list-item>
              <text:p text:style-name="P90"/>
            </text:list-item>
            <text:list-item>
              <text:p text:style-name="P26"><text:span text:style-name="T40">double time_in_hours;</text:span></text:p>
            </text:list-item>
            <text:list-item>
              <text:p text:style-name="P90"/>
            </text:list-item>
            <text:list-item>
              <text:p text:style-name="P26"><text:span text:style-name="T40">for (int ch = 0; ch &lt; strlen(trains[_index].time_way); ch++) { // Запись часов записи</text:span></text:p>
              <text:list>
                <text:list-item>
                  <text:p text:style-name="P26"><text:span text:style-name="T40">if (trains[_index].time_way[ch] != ':') { // Сравнение с двоеточием</text:span></text:p>
                  <text:list>
                    <text:list-item>
                      <text:p text:style-name="P26"><text:span text:style-name="T40">hours_str1[ch] = trains[_index].time_way[ch];</text:span></text:p>
                    </text:list-item>
                  </text:list>
                </text:list-item>
                <text:list-item>
                  <text:p text:style-name="P26"><text:span text:style-name="T40">}</text:span></text:p>
                </text:list-item>
                <text:list-item>
                  <text:p text:style-name="P26"><text:soft-page-break/><text:span text:style-name="T40">else { // Если равны, то записываем индекс</text:span></text:p>
                  <text:list>
                    <text:list-item>
                      <text:p text:style-name="P26"><text:span text:style-name="T40">end_ch = ch + 1;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}</text:span></text:p>
                </text:list-item>
              </text:list>
            </text:list-item>
            <text:list-item>
              <text:p text:style-name="P26"><text:span text:style-name="T40">}</text:span></text:p>
            </text:list-item>
            <text:list-item>
              <text:p text:style-name="P90"/>
            </text:list-item>
            <text:list-item>
              <text:p text:style-name="P26"><text:span text:style-name="T40">minutes_str1[0] = trains[_index].time_way[end_ch]; // Запись минут записи</text:span></text:p>
            </text:list-item>
            <text:list-item>
              <text:p text:style-name="P26"><text:span text:style-name="T40">minutes_str1[1] = trains[_index].time_way[end_ch + 1];</text:span></text:p>
            </text:list-item>
            <text:list-item>
              <text:p text:style-name="P26"><text:span text:style-name="T40">time_in_hours = float(std::stoi(hours_str1)) + float(std::stoi(minutes_str1)) / 60.0; // Подсчёт времени записи</text:span></text:p>
            </text:list-item>
            <text:list-item>
              <text:p text:style-name="P90"/>
            </text:list-item>
            <text:list-item>
              <text:p text:style-name="P26"><text:span text:style-name="T40">std::cout &lt;&lt; '|';</text:span></text:p>
            </text:list-item>
            <text:list-item>
              <text:p text:style-name="P26"><text:span text:style-name="T40">std::cout.width(21);</text:span></text:p>
            </text:list-item>
            <text:list-item>
              <text:p text:style-name="P26"><text:span text:style-name="T40">std::cout &lt;&lt; time_in_hours / 24.;</text:span></text:p>
            </text:list-item>
            <text:list-item>
              <text:p text:style-name="P26"><text:span text:style-name="T40">std::cout &lt;&lt; std::endl;</text:span></text:p>
            </text:list-item>
            <text:list-item>
              <text:p text:style-name="P90"/>
            </text:list-item>
            <text:list-item>
              <text:p text:style-name="P26"><text:span text:style-name="T40">print_change_menu();</text:span></text:p>
            </text:list-item>
            <text:list-item>
              <text:p text:style-name="P26"><text:span text:style-name="T40">while (true) {</text:span></text:p>
              <text:list>
                <text:list-item>
                  <text:p text:style-name="P26"><text:span text:style-name="T40">std::cout &lt;&lt; "Выберите действие: ";</text:span></text:p>
                </text:list-item>
                <text:list-item>
                  <text:p text:style-name="P26"><text:span text:style-name="T40">std::cin &gt;&gt; action;</text:span></text:p>
                </text:list-item>
                <text:list-item>
                  <text:p text:style-name="P90"/>
                </text:list-item>
                <text:list-item>
                  <text:p text:style-name="P26"><text:span text:style-name="T40">if (std::cin.fail()) {</text:span></text:p>
                  <text:list>
                    <text:list-item>
                      <text:p text:style-name="P26"><text:span text:style-name="T40">std::cin.clear();</text:span></text:p>
                    </text:list-item>
                    <text:list-item>
                      <text:p text:style-name="P26"><text:span text:style-name="T40">std::cin.ignore(32767, '\n');</text:span></text:p>
                    </text:list-item>
                    <text:list-item>
                      <text:p text:style-name="P26"><text:span text:style-name="T40">std::cout &lt;&lt; "Неправильный ввод!!!" &lt;&lt; std::endl;</text:span></text:p>
                    </text:list-item>
                  </text:list>
                </text:list-item>
                <text:list-item>
                  <text:p text:style-name="P26"><text:span text:style-name="T40">}</text:span></text:p>
                </text:list-item>
                <text:list-item>
                  <text:p text:style-name="P26"><text:span text:style-name="T40">else {</text:span></text:p>
                  <text:list>
                    <text:list-item>
                      <text:p text:style-name="P26"><text:span text:style-name="T40">std::cin.ignore(32767, '\n');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}</text:span></text:p>
                </text:list-item>
              </text:list>
            </text:list-item>
            <text:list-item>
              <text:p text:style-name="P26"><text:span text:style-name="T40">}</text:span></text:p>
            </text:list-item>
            <text:list-item>
              <text:p text:style-name="P90"/>
            </text:list-item>
            <text:list-item>
              <text:p text:style-name="P26"><text:span text:style-name="T40">clear();</text:span></text:p>
            </text:list-item>
            <text:list-item>
              <text:p text:style-name="P90"/>
            </text:list-item>
            <text:list-item>
              <text:p text:style-name="P26"><text:span text:style-name="T40">bool is_false = true;</text:span></text:p>
            </text:list-item>
            <text:list-item>
              <text:p text:style-name="P26"><text:span text:style-name="T40">switch (action) {</text:span></text:p>
              <text:list>
                <text:list-item>
                  <text:p text:style-name="P26"><text:span text:style-name="T40">case 1: // Изменение номера</text:span></text:p>
                  <text:list>
                    <text:list-item>
                      <text:p text:style-name="P26"><text:span text:style-name="T40">is_false = true;</text:span></text:p>
                    </text:list-item>
                    <text:list-item>
                      <text:p text:style-name="P26"><text:span text:style-name="T40">while (is_false) { // Проверка на правильность ввода</text:span></text:p>
                      <text:list>
                        <text:list-item>
                          <text:p text:style-name="P26"><text:span text:style-name="T40">std::cout &lt;&lt; "Номер поезда:";</text:span></text:p>
                        </text:list-item>
                        <text:list-item>
                          <text:p text:style-name="P26"><text:span text:style-name="T40">char input_buffer[1024];</text:span></text:p>
                        </text:list-item>
                        <text:list-item>
                          <text:p text:style-name="P26"><text:span text:style-name="T40">std::cin.getline(input_buffer, 1024);</text:span></text:p>
                        </text:list-item>
                        <text:list-item>
                          <text:p text:style-name="P90"/>
                        </text:list-item>
                        <text:list-item>
                          <text:p text:style-name="P26"><text:span text:style-name="T40">is_false = false;</text:span></text:p>
                        </text:list-item>
                        <text:list-item>
                          <text:p text:style-name="P26"><text:span text:style-name="T40">if (strlen(input_buffer) &gt; 4) {</text:span></text:p>
                          <text:list>
                            <text:list-item>
                              <text:p text:style-name="P26"><text:span text:style-name="T40">std::cout &lt;&lt; "Номер поезда должен состоять из менее, чем 5 символов!!!" &lt;&lt; std::endl;</text:span></text:p>
                            </text:list-item>
                            <text:list-item>
                              <text:p text:style-name="P26"><text:span text:style-name="T40">is_false = true;</text:span></text:p>
                            </text:list-item>
                            <text:list-item>
                              <text:p text:style-name="P26"><text:span text:style-name="T40">continue;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/text:span></text:p>
                        </text:list-item>
                        <text:list-item>
                          <text:p text:style-name="P26"><text:span text:style-name="T40">else {</text:span></text:p>
                          <text:list>
                            <text:list-item>
                              <text:p text:style-name="P26"><text:span text:style-name="T40">for (int i = 0; i &lt; strlen(input_buffer); i++) {</text:span></text:p>
                              <text:list>
                                <text:list-item>
                                  <text:p text:style-name="P26"><text:span text:style-name="T40">if (int(input_buffer[i]) &lt; 48 || int(input_buffer[i]) &gt; 57) {</text:span></text:p>
                                  <text:list>
                                    <text:list-item>
                                      <text:p text:style-name="P26"><text:soft-page-break/><text:span text:style-name="T40">is_false = true;</text:span></text:p>
                                    </text:list-item>
                                    <text:list-item>
                                      <text:p text:style-name="P26"><text:span text:style-name="T40">std::cout &lt;&lt; "Номер должен состоять из цифр!!!" &lt;&lt; std::endl;</text:span></text:p>
                                    </text:list-item>
                                    <text:list-item>
                                      <text:p text:style-name="P26"><text:span text:style-name="T40">break;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6"><text:span text:style-name="T40">}</text:span></text:p>
                                </text:list-item>
                              </text:list>
                            </text:list-item>
                            <text:list-item>
                              <text:p text:style-name="P26"><text:span text:style-name="T40">}</text:span></text:p>
                            </text:list-item>
                            <text:list-item>
                              <text:p text:style-name="P26"><text:span text:style-name="T40">if (is_false) {</text:span></text:p>
                              <text:list>
                                <text:list-item>
                                  <text:p text:style-name="P26"><text:span text:style-name="T40">continue;</text:span></text:p>
                                </text:list-item>
                              </text:list>
                            </text:list-item>
                            <text:list-item>
                              <text:p text:style-name="P26"><text:span text:style-name="T40">}</text:span></text:p>
                            </text:list-item>
                            <text:list-item>
                              <text:p text:style-name="P26"><text:span text:style-name="T40">strcpy(trains[_index].number, input_buffer);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/text:span></text:p>
                        </text:list-item>
                        <text:list-item>
                          <text:p text:style-name="P26"><text:span text:style-name="T40">for (int i = 0; auto train: std::span(trains, count)) { // Цикл по всем записям</text:span></text:p>
                          <text:list>
                            <text:list-item>
                              <text:p text:style-name="P26"><text:span text:style-name="T40">if (i == _index) continue;</text:span></text:p>
                            </text:list-item>
                            <text:list-item>
                              <text:p text:style-name="P26"><text:span text:style-name="T40">if (strcmp(trains[_index].number, train.number) == 0) { // Проверка на равенство номеров</text:span></text:p>
                              <text:list>
                                <text:list-item>
                                  <text:p text:style-name="P26"><text:span text:style-name="T40">is_false = true;</text:span></text:p>
                                </text:list-item>
                                <text:list-item>
                                  <text:p text:style-name="P26"><text:span text:style-name="T40">std::cout &lt;&lt; "Такой номер уже есть в базе данных!!!" &lt;&lt; std::endl;</text:span></text:p>
                                </text:list-item>
                              </text:list>
                            </text:list-item>
                            <text:list-item>
                              <text:p text:style-name="P26"><text:span text:style-name="T40">}</text:span></text:p>
                            </text:list-item>
                            <text:list-item>
                              <text:p text:style-name="P26"><text:span text:style-name="T40">i++;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/text:span></text:p>
                        </text:list-item>
                      </text:list>
                    </text:list-item>
                    <text:list-item>
                      <text:p text:style-name="P26"><text:span text:style-name="T40">}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case 2: // Изменение конечной станции</text:span></text:p>
                  <text:list>
                    <text:list-item>
                      <text:p text:style-name="P26"><text:span text:style-name="T40">std::cout &lt;&lt; "введите новое название конечной станции: ";</text:span></text:p>
                    </text:list-item>
                    <text:list-item>
                      <text:p text:style-name="P26"><text:span text:style-name="T40">std::cin.getline(trains[_index].end_station, 256);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case 3: // Изменение дней следования</text:span></text:p>
                  <text:list>
                    <text:list-item>
                      <text:p text:style-name="P26"><text:span text:style-name="T40">std::cout &lt;&lt; "Введите новые дни следования: ";</text:span></text:p>
                    </text:list-item>
                    <text:list-item>
                      <text:p text:style-name="P26"><text:span text:style-name="T40">std::cin.getline(trains[_index].days, 64);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case 4: // Изменение времени отправления</text:span></text:p>
                  <text:list>
                    <text:list-item>
                      <text:p text:style-name="P26"><text:span text:style-name="T40">is_false = true;</text:span></text:p>
                    </text:list-item>
                    <text:list-item>
                      <text:p text:style-name="P26"><text:span text:style-name="T40">while (is_false) {</text:span></text:p>
                      <text:list>
                        <text:list-item>
                          <text:p text:style-name="P26"><text:span text:style-name="T40">std::cout &lt;&lt; "Введите новое время отправления: ";</text:span></text:p>
                        </text:list-item>
                        <text:list-item>
                          <text:p text:style-name="P26"><text:span text:style-name="T40">std::cin.getline(trains[_index].time_departure, 7);</text:span></text:p>
                        </text:list-item>
                      </text:list>
                    </text:list-item>
                    <text:list-item>
                      <text:p text:style-name="P90"/>
                      <text:list>
                        <text:list-item>
                          <text:p text:style-name="P26"><text:span text:style-name="T40">char hours_str[3] = " ", minutes_str[3] = " "; // Промежуточные переменные для часов и минут</text:span></text:p>
                        </text:list-item>
                        <text:list-item>
                          <text:p text:style-name="P26"><text:span text:style-name="T40">int end_ch;</text:span></text:p>
                        </text:list-item>
                      </text:list>
                    </text:list-item>
                    <text:list-item>
                      <text:p text:style-name="P90"/>
                      <text:list>
                        <text:list-item>
                          <text:p text:style-name="P26"><text:span text:style-name="T40">for (int ch = 0; ch &lt; strlen(trains[_index].time_departure); ch++) { // Запись часов записи</text:span></text:p>
                          <text:list>
                            <text:list-item>
                              <text:p text:style-name="P27"><text:span text:style-name="T40">if (trains[_index].time_departure[ch] != ':' &amp;&amp; trains[_index].time_departure[ch] != '.') { // Сравнение с двоеточием</text:span></text:p>
                              <text:list>
                                <text:list-item>
                                  <text:p text:style-name="P26"><text:span text:style-name="T40">hours_str[ch] = trains[_index].time_departure[ch];</text:span></text:p>
                                </text:list-item>
                              </text:list>
                            </text:list-item>
                            <text:list-item>
                              <text:p text:style-name="P26"><text:span text:style-name="T40">}</text:span></text:p>
                            </text:list-item>
                            <text:list-item>
                              <text:p text:style-name="P26"><text:span text:style-name="T40">else { // Если равны, то записываем индекс</text:span></text:p>
                              <text:list>
                                <text:list-item>
                                  <text:p text:style-name="P26"><text:span text:style-name="T40">if (trains[_index].time_departure[ch] == '.') {</text:span></text:p>
                                  <text:list>
                                    <text:list-item>
                                      <text:p text:style-name="P26"><text:span text:style-name="T40">trains[_index].time_departure[ch] = ':';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6"><text:span text:style-name="T40">}</text:span></text:p>
                                </text:list-item>
                                <text:list-item>
                                  <text:p text:style-name="P26"><text:span text:style-name="T40">end_ch = ch + 1;</text:span></text:p>
                                </text:list-item>
                                <text:list-item>
                                  <text:p text:style-name="P26"><text:span text:style-name="T40">break;</text:span></text:p>
                                </text:list-item>
                              </text:list>
                            </text:list-item>
                            <text:list-item>
                              <text:p text:style-name="P26"><text:soft-page-break/><text:span text:style-name="T40">}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0"/>
                  <text:list>
                    <text:list-item>
                      <text:list>
                        <text:list-item>
                          <text:p text:style-name="P26"><text:span text:style-name="T40">minutes_str[0] = trains[_index].time_departure[end_ch]; // Запись минут записи</text:span></text:p>
                        </text:list-item>
                        <text:list-item>
                          <text:p text:style-name="P26"><text:span text:style-name="T40">minutes_str[1] = trains[_index].time_departure[end_ch + 1]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0"/>
                  <text:list>
                    <text:list-item>
                      <text:list>
                        <text:list-item>
                          <text:p text:style-name="P26"><text:span text:style-name="T40">int hours = std::stoi(hours_str); // Перевод в целое число </text:span></text:p>
                        </text:list-item>
                        <text:list-item>
                          <text:p text:style-name="P26"><text:span text:style-name="T40">int mins = std::stoi(minutes_str);</text:span></text:p>
                        </text:list-item>
                      </text:list>
                    </text:list-item>
                    <text:list-item>
                      <text:p text:style-name="P90"/>
                      <text:list>
                        <text:list-item>
                          <text:p text:style-name="P26"><text:span text:style-name="T40">if (hours &lt; 0 || mins &lt; 0 || mins &gt;= 60) { // Проверка условий</text:span></text:p>
                          <text:list>
                            <text:list-item>
                              <text:p text:style-name="P26"><text:span text:style-name="T40">std::cout &lt;&lt; "Неправильно задано время!!!" &lt;&lt; std::endl;</text:span></text:p>
                            </text:list-item>
                            <text:list-item>
                              <text:p text:style-name="P26"><text:span text:style-name="T40">is_false = true;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/text:span></text:p>
                        </text:list-item>
                        <text:list-item>
                          <text:p text:style-name="P26"><text:span text:style-name="T40">else {</text:span></text:p>
                          <text:list>
                            <text:list-item>
                              <text:p text:style-name="P26"><text:span text:style-name="T40">is_false = false;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/text:span></text:p>
                        </text:list-item>
                      </text:list>
                    </text:list-item>
                    <text:list-item>
                      <text:p text:style-name="P26"><text:span text:style-name="T40">}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case 5: // Изменение времени в пути</text:span></text:p>
                  <text:list>
                    <text:list-item>
                      <text:p text:style-name="P26"><text:span text:style-name="T40">is_false = true;</text:span></text:p>
                    </text:list-item>
                    <text:list-item>
                      <text:p text:style-name="P26"><text:span text:style-name="T40">while (is_false) {</text:span></text:p>
                      <text:list>
                        <text:list-item>
                          <text:p text:style-name="P26"><text:span text:style-name="T40">std::cout &lt;&lt; "Введите новое время в пути: ";</text:span></text:p>
                        </text:list-item>
                        <text:list-item>
                          <text:p text:style-name="P26"><text:span text:style-name="T40">std::cin.getline(trains[_index].time_way, 7)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0"/>
                  <text:list>
                    <text:list-item>
                      <text:list>
                        <text:list-item>
                          <text:p text:style-name="P26"><text:span text:style-name="T40">char hours_str[3] = " ", minutes_str[3] = " "; // Промежуточные переменные для часов и минут</text:span></text:p>
                        </text:list-item>
                        <text:list-item>
                          <text:p text:style-name="P26"><text:span text:style-name="T40">int end_ch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0"/>
                  <text:list>
                    <text:list-item>
                      <text:list>
                        <text:list-item>
                          <text:p text:style-name="P26"><text:span text:style-name="T40">for (int ch = 0; ch &lt; strlen(trains[_index].time_way); ch++) { // Запись часов записи</text:span></text:p>
                          <text:list>
                            <text:list-item>
                              <text:p text:style-name="P26"><text:span text:style-name="T40">if (trains[_index].time_way[ch] != ':' &amp;&amp; trains[_index].time_way[ch] != '.') { // Сравнение с двоеточием</text:span></text:p>
                              <text:list>
                                <text:list-item>
                                  <text:p text:style-name="P26"><text:span text:style-name="T40">hours_str[ch] = trains[_index].time_way[ch];</text:span></text:p>
                                </text:list-item>
                              </text:list>
                            </text:list-item>
                            <text:list-item>
                              <text:p text:style-name="P26"><text:span text:style-name="T40">}</text:span></text:p>
                            </text:list-item>
                            <text:list-item>
                              <text:p text:style-name="P26"><text:span text:style-name="T40">else { // Если равны, то записываем индекс</text:span></text:p>
                              <text:list>
                                <text:list-item>
                                  <text:p text:style-name="P26"><text:span text:style-name="T40">if (trains[_index].time_way[ch] == '.') {</text:span></text:p>
                                  <text:list>
                                    <text:list-item>
                                      <text:p text:style-name="P26"><text:span text:style-name="T40">trains[_index].time_way[ch] = ':';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6"><text:span text:style-name="T40">}</text:span></text:p>
                                </text:list-item>
                                <text:list-item>
                                  <text:p text:style-name="P26"><text:span text:style-name="T40">end_ch = ch + 1;</text:span></text:p>
                                </text:list-item>
                                <text:list-item>
                                  <text:p text:style-name="P26"><text:span text:style-name="T40">break;</text:span></text:p>
                                </text:list-item>
                              </text:list>
                            </text:list-item>
                            <text:list-item>
                              <text:p text:style-name="P26"><text:span text:style-name="T40">}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text:tab/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0"/>
                  <text:list>
                    <text:list-item>
                      <text:list>
                        <text:list-item>
                          <text:p text:style-name="P26"><text:span text:style-name="T40">minutes_str[0] = trains[_index].time_way[end_ch]; // Запись минут записи</text:span></text:p>
                        </text:list-item>
                        <text:list-item>
                          <text:p text:style-name="P26"><text:span text:style-name="T40">minutes_str[1] = trains[_index].time_way[end_ch + 1]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0"/>
                  <text:list>
                    <text:list-item>
                      <text:list>
                        <text:list-item>
                          <text:p text:style-name="P26"><text:span text:style-name="T40">int hours = std::stoi(hours_str); // Перевод в целое число </text:span></text:p>
                        </text:list-item>
                        <text:list-item>
                          <text:p text:style-name="P26"><text:span text:style-name="T40">int mins = std::stoi(minutes_str)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0"/>
                  <text:list>
                    <text:list-item>
                      <text:list>
                        <text:list-item>
                          <text:p text:style-name="P26"><text:span text:style-name="T40">if (hours &lt; 0 || mins &lt; 0 || mins &gt;= 60) { // Проверка условий</text:span></text:p>
                          <text:list>
                            <text:list-item>
                              <text:p text:style-name="P26"><text:span text:style-name="T40">std::cout &lt;&lt; "Неправильно задано время!!!" &lt;&lt; std::endl;</text:span></text:p>
                            </text:list-item>
                            <text:list-item>
                              <text:p text:style-name="P26"><text:span text:style-name="T40">is_false = true;</text:span></text:p>
                            </text:list-item>
                          </text:list>
                        </text:list-item>
                        <text:list-item>
                          <text:p text:style-name="P26"><text:soft-page-break/><text:span text:style-name="T40">}</text:span></text:p>
                        </text:list-item>
                        <text:list-item>
                          <text:p text:style-name="P26"><text:span text:style-name="T40">else {</text:span></text:p>
                          <text:list>
                            <text:list-item>
                              <text:p text:style-name="P26"><text:span text:style-name="T40">is_false = false;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/text:span></text:p>
                        </text:list-item>
                      </text:list>
                    </text:list-item>
                    <text:list-item>
                      <text:p text:style-name="P26"><text:span text:style-name="T40">}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case 6: // Изменение количества остановок</text:span></text:p>
                  <text:list>
                    <text:list-item>
                      <text:p text:style-name="P26"><text:span text:style-name="T40">while (true) {</text:span></text:p>
                      <text:list>
                        <text:list-item>
                          <text:p text:style-name="P26"><text:span text:style-name="T40">std::cout &lt;&lt; "Введите новое количество остановок: ";</text:span></text:p>
                        </text:list-item>
                        <text:list-item>
                          <text:p text:style-name="P26"><text:span text:style-name="T40">std::cin &gt;&gt; trains[_index].stop_count;</text:span></text:p>
                        </text:list-item>
                      </text:list>
                    </text:list-item>
                    <text:list-item>
                      <text:p text:style-name="P90"/>
                      <text:list>
                        <text:list-item>
                          <text:p text:style-name="P26"><text:span text:style-name="T40">if (std::cin.fail()) {</text:span></text:p>
                          <text:list>
                            <text:list-item>
                              <text:p text:style-name="P26"><text:span text:style-name="T40">std::cin.clear();</text:span></text:p>
                            </text:list-item>
                            <text:list-item>
                              <text:p text:style-name="P26"><text:span text:style-name="T40">std::cin.ignore(32767, '\n');</text:span></text:p>
                            </text:list-item>
                            <text:list-item>
                              <text:p text:style-name="P26"><text:span text:style-name="T40">std::cout &lt;&lt; "Неправильный ввод!!!" &lt;&lt; std::endl;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text:tab/></text:span></text:p>
                        </text:list-item>
                        <text:list-item>
                          <text:p text:style-name="P26"><text:span text:style-name="T40">else {</text:span></text:p>
                          <text:list>
                            <text:list-item>
                              <text:p text:style-name="P26"><text:span text:style-name="T40">std::cin.ignore(32767, '\n');</text:span></text:p>
                            </text:list-item>
                            <text:list-item>
                              <text:p text:style-name="P26"><text:span text:style-name="T40">if (trains[_index].stop_count &lt;= 0) { // Проверка условия</text:span></text:p>
                              <text:list>
                                <text:list-item>
                                  <text:p text:style-name="P26"><text:span text:style-name="T40">std::cout &lt;&lt; "Количество остановок не может быть отрицательным или равным нулю!!!" &lt;&lt; std::endl;</text:span></text:p>
                                </text:list-item>
                              </text:list>
                            </text:list-item>
                            <text:list-item>
                              <text:p text:style-name="P26"><text:span text:style-name="T40">}</text:span></text:p>
                            </text:list-item>
                            <text:list-item>
                              <text:p text:style-name="P26"><text:span text:style-name="T40">else {</text:span></text:p>
                              <text:list>
                                <text:list-item>
                                  <text:p text:style-name="P26"><text:span text:style-name="T40">break;</text:span></text:p>
                                </text:list-item>
                              </text:list>
                            </text:list-item>
                            <text:list-item>
                              <text:p text:style-name="P26"><text:span text:style-name="T40">}</text:span></text:p>
                            </text:list-item>
                          </text:list>
                        </text:list-item>
                        <text:list-item>
                          <text:p text:style-name="P26"><text:span text:style-name="T40">}</text:span></text:p>
                        </text:list-item>
                      </text:list>
                    </text:list-item>
                    <text:list-item>
                      <text:p text:style-name="P26"><text:span text:style-name="T40">}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case 0: // Завершить изменение</text:span></text:p>
                  <text:list>
                    <text:list-item>
                      <text:p text:style-name="P26"><text:span text:style-name="T40">is_working = false;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  <text:list-item>
                  <text:p text:style-name="P26"><text:span text:style-name="T40">default:</text:span></text:p>
                  <text:list>
                    <text:list-item>
                      <text:p text:style-name="P26"><text:span text:style-name="T40">std::cout &lt;&lt; "Такого действия нет" &lt;&lt; std::endl;</text:span></text:p>
                    </text:list-item>
                    <text:list-item>
                      <text:p text:style-name="P26"><text:span text:style-name="T40">break;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T40">}</text:span></text:p>
            </text:list-item>
          </text:list>
        </text:list-item>
        <text:list-item>
          <text:p text:style-name="P26"><text:span text:style-name="T40">}</text:span></text:p>
        </text:list-item>
        <text:list-item>
          <text:p text:style-name="P26"><text:span text:style-name="T40">create_index_file(trains, count);</text:span></text:p>
        </text:list-item>
      </text:list>
      <text:p text:style-name="P19"><text:span text:style-name="T40">}</text:span></text:p>
      <text:p text:style-name="P109"/>
      <text:p text:style-name="P19"><text:span text:style-name="T40">// Удаление поезда по номеру в таблице</text:span></text:p>
      <text:p text:style-name="P19"><text:span text:style-name="T40">// ======================================================================================</text:span></text:p>
      <text:p text:style-name="P19"><text:span text:style-name="T40">void delete_train(Train* &amp;trains, TrainBuffer* trains_buffer, int&amp; count, int&amp; buffer_count)</text:span></text:p>
      <text:p text:style-name="P19"><text:span text:style-name="T40">{</text:span></text:p>
      <text:list xml:id="list46685257" text:style-name="WWNum8">
        <text:list-item>
          <text:p text:style-name="P28"><text:span text:style-name="T40">print_train(trains, trains_buffer, count, buffer_count);</text:span></text:p>
        </text:list-item>
        <text:list-item>
          <text:p text:style-name="P28"><text:span text:style-name="T40">print_delete_menu();</text:span></text:p>
        </text:list-item>
        <text:list-item>
          <text:p text:style-name="P91"/>
        </text:list-item>
        <text:list-item>
          <text:p text:style-name="P28"><text:span text:style-name="T40">int type; // Переменная типа удаления</text:span></text:p>
        </text:list-item>
        <text:list-item>
          <text:p text:style-name="P91"/>
        </text:list-item>
        <text:list-item>
          <text:p text:style-name="P28"><text:span text:style-name="T40">while (true) {</text:span></text:p>
          <text:list>
            <text:list-item>
              <text:p text:style-name="P28"><text:span text:style-name="T40">std::cout &lt;&lt; "Выберите тип удаления: ";</text:span></text:p>
            </text:list-item>
            <text:list-item>
              <text:p text:style-name="P28"><text:span text:style-name="T40">std::cin &gt;&gt; type;</text:span></text:p>
            </text:list-item>
            <text:list-item>
              <text:p text:style-name="P91"><text:soft-page-break/></text:p>
            </text:list-item>
            <text:list-item>
              <text:p text:style-name="P28"><text:span text:style-name="T40">if (std::cin.fail()) {</text:span></text:p>
              <text:list>
                <text:list-item>
                  <text:p text:style-name="P28"><text:span text:style-name="T40">std::cin.clear();</text:span></text:p>
                </text:list-item>
                <text:list-item>
                  <text:p text:style-name="P28"><text:span text:style-name="T40">std::cin.ignore(32767, '\n');</text:span></text:p>
                </text:list-item>
                <text:list-item>
                  <text:p text:style-name="P28"><text:span text:style-name="T40">std::cout &lt;&lt; "Неправильный ввод!!!" &lt;&lt; std::endl;</text:span></text:p>
                </text:list-item>
              </text:list>
            </text:list-item>
            <text:list-item>
              <text:p text:style-name="P28"><text:span text:style-name="T40">}</text:span></text:p>
            </text:list-item>
            <text:list-item>
              <text:p text:style-name="P28"><text:span text:style-name="T40">else {</text:span></text:p>
              <text:list>
                <text:list-item>
                  <text:p text:style-name="P28"><text:span text:style-name="T40">std::cin.ignore(32767, '\n');</text:span></text:p>
                </text:list-item>
                <text:list-item>
                  <text:p text:style-name="P28"><text:span text:style-name="T40">if (type &lt; 0 || type &gt; 5) {</text:span></text:p>
                  <text:list>
                    <text:list-item>
                      <text:p text:style-name="P28"><text:span text:style-name="T40">std::cout &lt;&lt; "Такого типа нет!!!" &lt;&lt; std::endl;</text:span></text:p>
                    </text:list-item>
                  </text:list>
                </text:list-item>
                <text:list-item>
                  <text:p text:style-name="P28"><text:span text:style-name="T40">}</text:span></text:p>
                </text:list-item>
                <text:list-item>
                  <text:p text:style-name="P28"><text:span text:style-name="T40">else {</text:span></text:p>
                  <text:list>
                    <text:list-item>
                      <text:p text:style-name="P28"><text:span text:style-name="T40">break;</text:span></text:p>
                    </text:list-item>
                  </text:list>
                </text:list-item>
                <text:list-item>
                  <text:p text:style-name="P28"><text:span text:style-name="T40">}</text:span></text:p>
                </text:list-item>
              </text:list>
            </text:list-item>
            <text:list-item>
              <text:p text:style-name="P28"><text:span text:style-name="T40">}</text:span></text:p>
            </text:list-item>
          </text:list>
        </text:list-item>
        <text:list-item>
          <text:p text:style-name="P28"><text:span text:style-name="T40">}</text:span></text:p>
        </text:list-item>
        <text:list-item>
          <text:p text:style-name="P91"/>
        </text:list-item>
        <text:list-item>
          <text:p text:style-name="P28"><text:span text:style-name="T40">switch (type) { // Выбор по типу удаления</text:span></text:p>
          <text:list>
            <text:list-item>
              <text:p text:style-name="P28"><text:span text:style-name="T40">case 1: // Удаление по номеру</text:span></text:p>
              <text:list>
                <text:list-item>
                  <text:p text:style-name="P28"><text:span text:style-name="T40">char number[5];</text:span></text:p>
                </text:list-item>
                <text:list-item>
                  <text:p text:style-name="P28"><text:span text:style-name="T40">std::cout &lt;&lt; "Введите номер: ";</text:span></text:p>
                </text:list-item>
                <text:list-item>
                  <text:p text:style-name="P28"><text:span text:style-name="T40">std::cin.getline(number, 5);</text:span></text:p>
                </text:list-item>
                <text:list-item>
                  <text:p text:style-name="P28"><text:span text:style-name="T40">save_trains_in_buffer(trains, trains_buffer, count, buffer_count);</text:span></text:p>
                </text:list-item>
                <text:list-item>
                  <text:p text:style-name="P28"><text:span text:style-name="T40">delete_train_by_number(trains, count, number);</text:span></text:p>
                </text:list-item>
                <text:list-item>
                  <text:p text:style-name="P28"><text:span text:style-name="T40">break;</text:span></text:p>
                </text:list-item>
              </text:list>
            </text:list-item>
            <text:list-item>
              <text:p text:style-name="P28"><text:span text:style-name="T40">case 2: // Удаление по конечной станции</text:span></text:p>
              <text:list>
                <text:list-item>
                  <text:p text:style-name="P28"><text:span text:style-name="T40">char end_station[256];</text:span></text:p>
                </text:list-item>
                <text:list-item>
                  <text:p text:style-name="P28"><text:span text:style-name="T40">std::cout &lt;&lt; "Введите название станции: ";</text:span></text:p>
                </text:list-item>
                <text:list-item>
                  <text:p text:style-name="P28"><text:span text:style-name="T40">std::cin.getline(end_station, 256);</text:span></text:p>
                </text:list-item>
                <text:list-item>
                  <text:p text:style-name="P28"><text:span text:style-name="T40">save_trains_in_buffer(trains, trains_buffer, count, buffer_count);</text:span></text:p>
                </text:list-item>
                <text:list-item>
                  <text:p text:style-name="P28"><text:span text:style-name="T40">delete_train_by_end_station(trains, count, end_station);</text:span></text:p>
                </text:list-item>
                <text:list-item>
                  <text:p text:style-name="P28"><text:span text:style-name="T40">break;</text:span></text:p>
                </text:list-item>
              </text:list>
            </text:list-item>
            <text:list-item>
              <text:p text:style-name="P28"><text:span text:style-name="T40">case 3: // Удаление по времени отправления</text:span></text:p>
              <text:list>
                <text:list-item>
                  <text:p text:style-name="P28"><text:span text:style-name="T40">char departure_time[7];</text:span></text:p>
                </text:list-item>
                <text:list-item>
                  <text:p text:style-name="P28"><text:span text:style-name="T40">std::cout &lt;&lt; "Введите время: ";</text:span></text:p>
                </text:list-item>
                <text:list-item>
                  <text:p text:style-name="P28"><text:span text:style-name="T40">std::cin.getline(departure_time, 7);</text:span></text:p>
                </text:list-item>
                <text:list-item>
                  <text:p text:style-name="P28"><text:span text:style-name="T40">save_trains_in_buffer(trains, trains_buffer, count, buffer_count);</text:span></text:p>
                </text:list-item>
                <text:list-item>
                  <text:p text:style-name="P28"><text:span text:style-name="T40">delete_train_by_departure_time(trains, count, departure_time);</text:span></text:p>
                </text:list-item>
                <text:list-item>
                  <text:p text:style-name="P28"><text:span text:style-name="T40">break;</text:span></text:p>
                </text:list-item>
              </text:list>
            </text:list-item>
            <text:list-item>
              <text:p text:style-name="P28"><text:span text:style-name="T40">case 4: // Удаление по времени в пути</text:span></text:p>
              <text:list>
                <text:list-item>
                  <text:p text:style-name="P28"><text:span text:style-name="T40">char way_time[7];</text:span></text:p>
                </text:list-item>
                <text:list-item>
                  <text:p text:style-name="P28"><text:span text:style-name="T40">std::cout &lt;&lt; "Введите время: ";</text:span></text:p>
                </text:list-item>
                <text:list-item>
                  <text:p text:style-name="P28"><text:span text:style-name="T40">std::cin.getline(way_time, 7);</text:span></text:p>
                </text:list-item>
                <text:list-item>
                  <text:p text:style-name="P28"><text:span text:style-name="T40">save_trains_in_buffer(trains, trains_buffer, count, buffer_count);</text:span></text:p>
                </text:list-item>
                <text:list-item>
                  <text:p text:style-name="P28"><text:span text:style-name="T40">delete_train_by_way_time(trains, count, way_time);</text:span></text:p>
                </text:list-item>
                <text:list-item>
                  <text:p text:style-name="P28"><text:span text:style-name="T40">break;</text:span></text:p>
                </text:list-item>
              </text:list>
            </text:list-item>
            <text:list-item>
              <text:p text:style-name="P28"><text:span text:style-name="T40">case 5: // Удаление по количеству остановок</text:span></text:p>
              <text:list>
                <text:list-item>
                  <text:p text:style-name="P28"><text:span text:style-name="T40">int stop_count;</text:span></text:p>
                </text:list-item>
                <text:list-item>
                  <text:p text:style-name="P28"><text:span text:style-name="T40">while (true) { // Проверка на правильность ввода</text:span></text:p>
                  <text:list>
                    <text:list-item>
                      <text:p text:style-name="P28"><text:span text:style-name="T40">std::cout &lt;&lt; "Введите количество остановок: ";</text:span></text:p>
                    </text:list-item>
                    <text:list-item>
                      <text:p text:style-name="P28"><text:span text:style-name="T40">std::cin &gt;&gt; stop_count;</text:span></text:p>
                    </text:list-item>
                    <text:list-item>
                      <text:p text:style-name="P91"/>
                    </text:list-item>
                    <text:list-item>
                      <text:p text:style-name="P28"><text:span text:style-name="T40">if (std::cin.fail()) {</text:span></text:p>
                      <text:list>
                        <text:list-item>
                          <text:p text:style-name="P28"><text:soft-page-break/><text:span text:style-name="T40">std::cin.clear();</text:span></text:p>
                        </text:list-item>
                        <text:list-item>
                          <text:p text:style-name="P28"><text:span text:style-name="T40">std::cin.ignore(32767, '\n');</text:span></text:p>
                        </text:list-item>
                        <text:list-item>
                          <text:p text:style-name="P28"><text:span text:style-name="T40">std::cout &lt;&lt; "Неправильный ввод!!!" &lt;&lt; std::endl;</text:span></text:p>
                        </text:list-item>
                      </text:list>
                    </text:list-item>
                    <text:list-item>
                      <text:p text:style-name="P28"><text:span text:style-name="T40">}</text:span></text:p>
                    </text:list-item>
                    <text:list-item>
                      <text:p text:style-name="P28"><text:span text:style-name="T40">else {</text:span></text:p>
                      <text:list>
                        <text:list-item>
                          <text:p text:style-name="P28"><text:span text:style-name="T40">std::cin.ignore(32767, '\n');</text:span></text:p>
                        </text:list-item>
                        <text:list-item>
                          <text:p text:style-name="P28"><text:span text:style-name="T40">if (stop_count &lt;= 0) {</text:span></text:p>
                          <text:list>
                            <text:list-item>
                              <text:p text:style-name="P28"><text:span text:style-name="T40">std::cout &lt;&lt; "Количество остановок должно быть больше нуля!!!" &lt;&lt; std::endl;</text:span></text:p>
                            </text:list-item>
                          </text:list>
                        </text:list-item>
                        <text:list-item>
                          <text:p text:style-name="P28"><text:span text:style-name="T40">}</text:span></text:p>
                        </text:list-item>
                        <text:list-item>
                          <text:p text:style-name="P28"><text:span text:style-name="T40">else {</text:span></text:p>
                          <text:list>
                            <text:list-item>
                              <text:p text:style-name="P28"><text:span text:style-name="T40">break;</text:span></text:p>
                            </text:list-item>
                          </text:list>
                        </text:list-item>
                        <text:list-item>
                          <text:p text:style-name="P28"><text:span text:style-name="T40">}</text:span></text:p>
                        </text:list-item>
                      </text:list>
                    </text:list-item>
                    <text:list-item>
                      <text:p text:style-name="P28"><text:span text:style-name="T40">}</text:span></text:p>
                    </text:list-item>
                  </text:list>
                </text:list-item>
                <text:list-item>
                  <text:p text:style-name="P28"><text:span text:style-name="T40">}</text:span></text:p>
                </text:list-item>
                <text:list-item>
                  <text:p text:style-name="P28"><text:span text:style-name="T40">save_trains_in_buffer(trains, trains_buffer, count, buffer_count);</text:span></text:p>
                </text:list-item>
                <text:list-item>
                  <text:p text:style-name="P28"><text:span text:style-name="T40">delete_train_by_stop_count(trains, count, stop_count);</text:span></text:p>
                </text:list-item>
                <text:list-item>
                  <text:p text:style-name="P28"><text:span text:style-name="T40">break;</text:span></text:p>
                </text:list-item>
              </text:list>
            </text:list-item>
            <text:list-item>
              <text:p text:style-name="P28"><text:span text:style-name="T40">case 0: // Отмена</text:span></text:p>
              <text:list>
                <text:list-item>
                  <text:p text:style-name="P28"><text:span text:style-name="T40">break;</text:span></text:p>
                </text:list-item>
              </text:list>
            </text:list-item>
          </text:list>
        </text:list-item>
        <text:list-item>
          <text:p text:style-name="P28"><text:span text:style-name="T40">}</text:span></text:p>
        </text:list-item>
        <text:list-item>
          <text:p text:style-name="P28"><text:span text:style-name="T40">create_index_file(trains, count);</text:span></text:p>
        </text:list-item>
      </text:list>
      <text:p text:style-name="P19"><text:span text:style-name="T40">}</text:span></text:p>
      <text:p text:style-name="P109"/>
      <text:p text:style-name="P19"><text:span text:style-name="T40">// Сортировка поездов</text:span></text:p>
      <text:p text:style-name="P19"><text:span text:style-name="T40">// ======================================================================================</text:span></text:p>
      <text:p text:style-name="P19"><text:span text:style-name="T40">void sort_train(Train*&amp; trains, TrainBuffer* trains_buffer, int&amp; count, int&amp; buffer_count)</text:span></text:p>
      <text:p text:style-name="P19"><text:span text:style-name="T40">{</text:span></text:p>
      <text:list xml:id="list3897279910" text:style-name="WWNum9">
        <text:list-item>
          <text:p text:style-name="P29"><text:span text:style-name="T40">int type; // Переменная типа сортировки</text:span></text:p>
        </text:list-item>
        <text:list-item>
          <text:p text:style-name="P29"><text:span text:style-name="T40">bool reverse; // Флаг направления сортировки (прямая / обратная)</text:span></text:p>
        </text:list-item>
        <text:list-item>
          <text:p text:style-name="P29"><text:span text:style-name="T40">bool in_file; // Флаг записи в файл</text:span></text:p>
        </text:list-item>
        <text:list-item>
          <text:p text:style-name="P92"/>
        </text:list-item>
        <text:list-item>
          <text:p text:style-name="P29"><text:span text:style-name="T40">print_sort_menu(); // Вывод меню типов сортировки</text:span></text:p>
        </text:list-item>
        <text:list-item>
          <text:p text:style-name="P29"><text:span text:style-name="T40">while (true) {</text:span></text:p>
          <text:list>
            <text:list-item>
              <text:p text:style-name="P29"><text:span text:style-name="T40">std::cout &lt;&lt; "Выберите тип сортировки: ";</text:span></text:p>
            </text:list-item>
            <text:list-item>
              <text:p text:style-name="P29"><text:span text:style-name="T40">std::cin &gt;&gt; type;</text:span></text:p>
            </text:list-item>
            <text:list-item>
              <text:p text:style-name="P92"/>
            </text:list-item>
            <text:list-item>
              <text:p text:style-name="P29"><text:span text:style-name="T40">if (std::cin.fail()) {</text:span></text:p>
              <text:list>
                <text:list-item>
                  <text:p text:style-name="P29"><text:span text:style-name="T40">std::cin.clear();</text:span></text:p>
                </text:list-item>
                <text:list-item>
                  <text:p text:style-name="P29"><text:span text:style-name="T40">std::cin.ignore(32767, '\n');</text:span></text:p>
                </text:list-item>
                <text:list-item>
                  <text:p text:style-name="P29"><text:span text:style-name="T40">std::cout &lt;&lt; "Неправильный ввод!!!" &lt;&lt; std::endl;</text:span></text:p>
                </text:list-item>
              </text:list>
            </text:list-item>
            <text:list-item>
              <text:p text:style-name="P29"><text:span text:style-name="T40">}</text:span></text:p>
            </text:list-item>
            <text:list-item>
              <text:p text:style-name="P29"><text:span text:style-name="T40">else {</text:span></text:p>
              <text:list>
                <text:list-item>
                  <text:p text:style-name="P29"><text:span text:style-name="T40">std::cin.ignore(32767, '\n');</text:span></text:p>
                </text:list-item>
                <text:list-item>
                  <text:p text:style-name="P29"><text:span text:style-name="T40">if (type &lt; 0 || type &gt; 5) {</text:span></text:p>
                  <text:list>
                    <text:list-item>
                      <text:p text:style-name="P29"><text:span text:style-name="T40">std::cout &lt;&lt; "Такого типа нет!!!" &lt;&lt; std::endl;</text:span></text:p>
                    </text:list-item>
                  </text:list>
                </text:list-item>
                <text:list-item>
                  <text:p text:style-name="P29"><text:span text:style-name="T40">}</text:span></text:p>
                </text:list-item>
                <text:list-item>
                  <text:p text:style-name="P29"><text:span text:style-name="T40">else {</text:span></text:p>
                  <text:list>
                    <text:list-item>
                      <text:p text:style-name="P29"><text:span text:style-name="T40">break;</text:span></text:p>
                    </text:list-item>
                  </text:list>
                </text:list-item>
                <text:list-item>
                  <text:p text:style-name="P29"><text:span text:style-name="T40">}</text:span></text:p>
                </text:list-item>
              </text:list>
            </text:list-item>
            <text:list-item>
              <text:p text:style-name="P29"><text:span text:style-name="T40">}</text:span></text:p>
            </text:list-item>
          </text:list>
        </text:list-item>
        <text:list-item>
          <text:p text:style-name="P29"><text:span text:style-name="T40">}</text:span></text:p>
        </text:list-item>
        <text:list-item>
          <text:p text:style-name="P92"><text:soft-page-break/></text:p>
        </text:list-item>
        <text:list-item>
          <text:p text:style-name="P29"><text:span text:style-name="T40">print_reverse_menu(); // Вывод меню флагов сортировки</text:span></text:p>
        </text:list-item>
        <text:list-item>
          <text:p text:style-name="P29"><text:span text:style-name="T40">while (true) {</text:span></text:p>
          <text:list>
            <text:list-item>
              <text:p text:style-name="P29"><text:span text:style-name="T40">std::cout &lt;&lt; "Выберите порядок сортировки: ";</text:span></text:p>
            </text:list-item>
            <text:list-item>
              <text:p text:style-name="P29"><text:span text:style-name="T40">std::cin &gt;&gt; reverse;</text:span></text:p>
            </text:list-item>
            <text:list-item>
              <text:p text:style-name="P92"/>
            </text:list-item>
            <text:list-item>
              <text:p text:style-name="P29"><text:span text:style-name="T40">if (std::cin.fail()) {</text:span></text:p>
              <text:list>
                <text:list-item>
                  <text:p text:style-name="P29"><text:span text:style-name="T40">std::cin.clear();</text:span></text:p>
                </text:list-item>
                <text:list-item>
                  <text:p text:style-name="P29"><text:span text:style-name="T40">std::cin.ignore(32767, '\n');</text:span></text:p>
                </text:list-item>
                <text:list-item>
                  <text:p text:style-name="P29"><text:span text:style-name="T40">std::cout &lt;&lt; "Неправильный ввод!!!" &lt;&lt; std::endl;</text:span></text:p>
                </text:list-item>
              </text:list>
            </text:list-item>
            <text:list-item>
              <text:p text:style-name="P29"><text:span text:style-name="T40">}</text:span></text:p>
            </text:list-item>
            <text:list-item>
              <text:p text:style-name="P29"><text:span text:style-name="T40">else {</text:span></text:p>
              <text:list>
                <text:list-item>
                  <text:p text:style-name="P29"><text:span text:style-name="T40">std::cin.ignore(32767, '\n');</text:span></text:p>
                </text:list-item>
                <text:list-item>
                  <text:p text:style-name="P29"><text:span text:style-name="T40">break;</text:span></text:p>
                </text:list-item>
              </text:list>
            </text:list-item>
            <text:list-item>
              <text:p text:style-name="P29"><text:span text:style-name="T40">}</text:span></text:p>
            </text:list-item>
          </text:list>
        </text:list-item>
        <text:list-item>
          <text:p text:style-name="P29"><text:span text:style-name="T40">}</text:span></text:p>
        </text:list-item>
        <text:list-item>
          <text:p text:style-name="P29"><text:span text:style-name="T40">print_file_menu(); // Вывод меню флагов записи в файл</text:span></text:p>
        </text:list-item>
        <text:list-item>
          <text:p text:style-name="P29"><text:span text:style-name="T40">while (true) {</text:span></text:p>
          <text:list>
            <text:list-item>
              <text:p text:style-name="P29"><text:span text:style-name="T40">std::cout &lt;&lt; "Выберите тип записи в файл: ";</text:span></text:p>
            </text:list-item>
            <text:list-item>
              <text:p text:style-name="P29"><text:span text:style-name="T40">std::cin &gt;&gt; in_file;</text:span></text:p>
            </text:list-item>
            <text:list-item>
              <text:p text:style-name="P92"/>
            </text:list-item>
            <text:list-item>
              <text:p text:style-name="P29"><text:span text:style-name="T40">if (std::cin.fail()) {</text:span></text:p>
              <text:list>
                <text:list-item>
                  <text:p text:style-name="P29"><text:span text:style-name="T40">std::cin.clear();</text:span></text:p>
                </text:list-item>
                <text:list-item>
                  <text:p text:style-name="P29"><text:span text:style-name="T40">std::cin.ignore(32767, '\n');</text:span></text:p>
                </text:list-item>
                <text:list-item>
                  <text:p text:style-name="P29"><text:span text:style-name="T40">std::cout &lt;&lt; "Неправильный ввод!!!" &lt;&lt; std::endl;</text:span></text:p>
                </text:list-item>
              </text:list>
            </text:list-item>
            <text:list-item>
              <text:p text:style-name="P29"><text:span text:style-name="T40">}</text:span></text:p>
            </text:list-item>
            <text:list-item>
              <text:p text:style-name="P29"><text:span text:style-name="T40">else {</text:span></text:p>
              <text:list>
                <text:list-item>
                  <text:p text:style-name="P29"><text:span text:style-name="T40">std::cin.ignore(32767, '\n');</text:span></text:p>
                </text:list-item>
                <text:list-item>
                  <text:p text:style-name="P29"><text:span text:style-name="T40">break;</text:span></text:p>
                </text:list-item>
              </text:list>
            </text:list-item>
            <text:list-item>
              <text:p text:style-name="P29"><text:span text:style-name="T40">}</text:span></text:p>
            </text:list-item>
          </text:list>
        </text:list-item>
        <text:list-item>
          <text:p text:style-name="P29"><text:span text:style-name="T40">}</text:span></text:p>
        </text:list-item>
        <text:list-item>
          <text:p text:style-name="P92"/>
        </text:list-item>
        <text:list-item>
          <text:p text:style-name="P29"><text:span text:style-name="T40">Train* sort_trains = new Train[count]; // Создание временного массива поездов</text:span></text:p>
        </text:list-item>
        <text:list-item>
          <text:p text:style-name="P29"><text:span text:style-name="T40">for (int i = 0; auto train: std::span(trains, count)) { // Переписываем все поезда из оригинального массива</text:span></text:p>
          <text:list>
            <text:list-item>
              <text:p text:style-name="P29"><text:span text:style-name="T40">sort_trains[i] = train;</text:span></text:p>
            </text:list-item>
            <text:list-item>
              <text:p text:style-name="P29"><text:span text:style-name="T40">i++;</text:span></text:p>
            </text:list-item>
          </text:list>
        </text:list-item>
        <text:list-item>
          <text:p text:style-name="P29"><text:span text:style-name="T40">}</text:span></text:p>
        </text:list-item>
        <text:list-item>
          <text:p text:style-name="P29"><text:span text:style-name="T40">std::ifstream file;</text:span></text:p>
        </text:list-item>
        <text:list-item>
          <text:p text:style-name="P29"><text:span text:style-name="T40">int index[count];</text:span></text:p>
        </text:list-item>
        <text:list-item>
          <text:p text:style-name="P29"><text:span text:style-name="T40">bool is_end = false;</text:span></text:p>
        </text:list-item>
        <text:list-item>
          <text:p text:style-name="P29"><text:span text:style-name="T40">switch (type) { // Выбор по типу сортировки</text:span></text:p>
          <text:list>
            <text:list-item>
              <text:p text:style-name="P29"><text:span text:style-name="T40">case 1: // Сортировка по номеру</text:span></text:p>
              <text:list>
                <text:list-item>
                  <text:p text:style-name="P29"><text:span text:style-name="T40">file.open("index_file/number_sort.txt", std::ios::binary);</text:span></text:p>
                </text:list-item>
                <text:list-item>
                  <text:p text:style-name="P29"><text:span text:style-name="T40">break;</text:span></text:p>
                </text:list-item>
              </text:list>
            </text:list-item>
            <text:list-item>
              <text:p text:style-name="P29"><text:span text:style-name="T40">case 2: // Сортировка по названию станции</text:span></text:p>
              <text:list>
                <text:list-item>
                  <text:p text:style-name="P29"><text:span text:style-name="T40">file.open("index_file/end_station_sort.txt", std::ios::binary);</text:span></text:p>
                </text:list-item>
                <text:list-item>
                  <text:p text:style-name="P29"><text:span text:style-name="T40">break;</text:span></text:p>
                </text:list-item>
              </text:list>
            </text:list-item>
            <text:list-item>
              <text:p text:style-name="P29"><text:span text:style-name="T40">case 3: // Сортировка по времени отправления</text:span></text:p>
              <text:list>
                <text:list-item>
                  <text:p text:style-name="P29"><text:span text:style-name="T40">file.open("index_file/departure_time_sort.txt", std::ios::binary);</text:span></text:p>
                </text:list-item>
                <text:list-item>
                  <text:p text:style-name="P29"><text:span text:style-name="T40">break;</text:span></text:p>
                </text:list-item>
              </text:list>
            </text:list-item>
            <text:list-item>
              <text:p text:style-name="P29"><text:span text:style-name="T40">case 4: // Сортировка по времени в пути</text:span></text:p>
              <text:list>
                <text:list-item>
                  <text:p text:style-name="P29"><text:span text:style-name="T40">file.open("index_file/way_time_sort.txt", std::ios::binary);</text:span></text:p>
                </text:list-item>
                <text:list-item>
                  <text:p text:style-name="P29"><text:soft-page-break/><text:span text:style-name="T40">break;</text:span></text:p>
                </text:list-item>
              </text:list>
            </text:list-item>
            <text:list-item>
              <text:p text:style-name="P29"><text:span text:style-name="T40">case 5: // Сортировка по количеству остановок</text:span></text:p>
              <text:list>
                <text:list-item>
                  <text:p text:style-name="P29"><text:span text:style-name="T40">file.open("index_file/stop_count_sort.txt", std::ios::binary);</text:span></text:p>
                </text:list-item>
                <text:list-item>
                  <text:p text:style-name="P29"><text:span text:style-name="T40">break;</text:span></text:p>
                </text:list-item>
              </text:list>
            </text:list-item>
            <text:list-item>
              <text:p text:style-name="P29"><text:span text:style-name="T40">case 0: // Отмена</text:span></text:p>
              <text:list>
                <text:list-item>
                  <text:p text:style-name="P29"><text:span text:style-name="T40">is_end = true;</text:span></text:p>
                </text:list-item>
                <text:list-item>
                  <text:p text:style-name="P29"><text:span text:style-name="T40">break;</text:span></text:p>
                </text:list-item>
              </text:list>
            </text:list-item>
          </text:list>
        </text:list-item>
        <text:list-item>
          <text:p text:style-name="P29"><text:span text:style-name="T40">}</text:span></text:p>
        </text:list-item>
        <text:list-item>
          <text:p text:style-name="P29"><text:span text:style-name="T40">if (!is_end) {</text:span></text:p>
          <text:list>
            <text:list-item>
              <text:p text:style-name="P29"><text:span text:style-name="T40">// Чтение индексного файла</text:span></text:p>
            </text:list-item>
            <text:list-item>
              <text:p text:style-name="P29"><text:span text:style-name="T40">file.read((char*)&amp;count, sizeof(int));</text:span></text:p>
            </text:list-item>
            <text:list-item>
              <text:p text:style-name="P29"><text:span text:style-name="T40">for (auto &amp; i: std::span(index, count)) {</text:span></text:p>
              <text:list>
                <text:list-item>
                  <text:p text:style-name="P29"><text:span text:style-name="T40">file.read((char*)(&amp;i), sizeof(int));</text:span></text:p>
                </text:list-item>
              </text:list>
            </text:list-item>
            <text:list-item>
              <text:p text:style-name="P29"><text:span text:style-name="T40">}</text:span></text:p>
            </text:list-item>
            <text:list-item>
              <text:p text:style-name="P92"/>
            </text:list-item>
            <text:list-item>
              <text:p text:style-name="P29"><text:span text:style-name="T40">// Сортировка в срртветствии с индексами</text:span></text:p>
            </text:list-item>
            <text:list-item>
              <text:p text:style-name="P29"><text:span text:style-name="T40">int index_index = (reverse) ? Count - 1 : 0;</text:span></text:p>
            </text:list-item>
            <text:list-item>
              <text:p text:style-name="P29"><text:span text:style-name="T40">for (int i = 0; i &lt; count; i++) {</text:span></text:p>
              <text:list>
                <text:list-item>
                  <text:p text:style-name="P29"><text:span text:style-name="T40">sort_trains[i] = trains[index[index_index]];</text:span></text:p>
                </text:list-item>
                <text:list-item>
                  <text:p text:style-name="P29"><text:span text:style-name="T40">if (reverse) {</text:span></text:p>
                  <text:list>
                    <text:list-item>
                      <text:p text:style-name="P29"><text:span text:style-name="T40">index_index--;</text:span></text:p>
                    </text:list-item>
                  </text:list>
                </text:list-item>
                <text:list-item>
                  <text:p text:style-name="P29"><text:span text:style-name="T40">}</text:span></text:p>
                </text:list-item>
                <text:list-item>
                  <text:p text:style-name="P29"><text:span text:style-name="T40">else {</text:span></text:p>
                  <text:list>
                    <text:list-item>
                      <text:p text:style-name="P29"><text:span text:style-name="T40">index_index++;</text:span></text:p>
                    </text:list-item>
                  </text:list>
                </text:list-item>
                <text:list-item>
                  <text:p text:style-name="P29"><text:span text:style-name="T40">}</text:span></text:p>
                </text:list-item>
              </text:list>
            </text:list-item>
            <text:list-item>
              <text:p text:style-name="P29"><text:span text:style-name="T40">}</text:span></text:p>
            </text:list-item>
            <text:list-item>
              <text:p text:style-name="P92"/>
            </text:list-item>
            <text:list-item>
              <text:p text:style-name="P29"><text:span text:style-name="T40">print_train(sort_trains, trains_buffer, count, buffer_count); // Вывод поездов на экран</text:span></text:p>
            </text:list-item>
            <text:list-item>
              <text:p text:style-name="P92"/>
            </text:list-item>
            <text:list-item>
              <text:p text:style-name="P29"><text:span text:style-name="T40">if (in_file) {</text:span></text:p>
              <text:list>
                <text:list-item>
                  <text:p text:style-name="P29"><text:span text:style-name="T40">save_trains_in_buffer(trains, trains_buffer, count, buffer_count);</text:span></text:p>
                </text:list-item>
                <text:list-item>
                  <text:p text:style-name="P29"><text:span text:style-name="T40">for (int i = 0; auto train: std::span(sort_trains, count)) {</text:span></text:p>
                  <text:list>
                    <text:list-item>
                      <text:p text:style-name="P29"><text:span text:style-name="T40">trains[i] = train;</text:span></text:p>
                    </text:list-item>
                    <text:list-item>
                      <text:p text:style-name="P29"><text:span text:style-name="T40">i++;</text:span></text:p>
                    </text:list-item>
                  </text:list>
                </text:list-item>
                <text:list-item>
                  <text:p text:style-name="P29"><text:span text:style-name="T40">}</text:span></text:p>
                </text:list-item>
                <text:list-item>
                  <text:p text:style-name="P29"><text:span text:style-name="T40">create_index_file(trains, count);</text:span></text:p>
                </text:list-item>
              </text:list>
            </text:list-item>
            <text:list-item>
              <text:p text:style-name="P29"><text:span text:style-name="T40">}</text:span></text:p>
            </text:list-item>
          </text:list>
        </text:list-item>
        <text:list-item>
          <text:p text:style-name="P29"><text:span text:style-name="T40">}</text:span></text:p>
        </text:list-item>
        <text:list-item>
          <text:p text:style-name="P92"/>
        </text:list-item>
        <text:list-item>
          <text:p text:style-name="P29"><text:span text:style-name="T40">delete[] sort_trains; // Очищение выделенной памяти</text:span></text:p>
        </text:list-item>
      </text:list>
      <text:p text:style-name="P19"><text:span text:style-name="T40">}</text:span></text:p>
      <text:p text:style-name="P109"/>
      <text:p text:style-name="P19"><text:span text:style-name="T40">// Функция выборки записей по полям</text:span></text:p>
      <text:p text:style-name="P19"><text:span text:style-name="T40">// ======================================================================================</text:span></text:p>
      <text:p text:style-name="P19"><text:span text:style-name="T40">void select_train(Train*&amp; trains, TrainBuffer* trains_buffer, int&amp; count, int&amp; buffer_count)</text:span></text:p>
      <text:p text:style-name="P19"><text:span text:style-name="T40">{</text:span></text:p>
      <text:list xml:id="list2221316805" text:style-name="WWNum10">
        <text:list-item>
          <text:p text:style-name="P30"><text:span text:style-name="T40">int type; // Тип выборки/поиска</text:span></text:p>
        </text:list-item>
        <text:list-item>
          <text:p text:style-name="P30"><text:span text:style-name="T40">print_train(trains, trains_buffer, count, buffer_count);</text:span></text:p>
        </text:list-item>
        <text:list-item>
          <text:p text:style-name="P30"><text:span text:style-name="T40">print_selection_menu();</text:span></text:p>
        </text:list-item>
        <text:list-item>
          <text:p text:style-name="P30"><text:span text:style-name="T40">while (true) {</text:span></text:p>
          <text:list>
            <text:list-item>
              <text:p text:style-name="P30"><text:soft-page-break/><text:span text:style-name="T40">std::cout &lt;&lt; "Выберите тип выборки: ";</text:span></text:p>
            </text:list-item>
            <text:list-item>
              <text:p text:style-name="P30"><text:span text:style-name="T40">std::cin &gt;&gt; type;</text:span></text:p>
            </text:list-item>
            <text:list-item>
              <text:p text:style-name="P93"/>
            </text:list-item>
            <text:list-item>
              <text:p text:style-name="P30"><text:span text:style-name="T40">if (std::cin.fail()) {</text:span></text:p>
              <text:list>
                <text:list-item>
                  <text:p text:style-name="P30"><text:span text:style-name="T40">std::cin.clear();</text:span></text:p>
                </text:list-item>
                <text:list-item>
                  <text:p text:style-name="P30"><text:span text:style-name="T40">std::cin.ignore(32767, '\n');</text:span></text:p>
                </text:list-item>
                <text:list-item>
                  <text:p text:style-name="P30"><text:span text:style-name="T40">std::cout &lt;&lt; "Неправильный ввод!!!" &lt;&lt; std::endl;</text:span></text:p>
                </text:list-item>
              </text:list>
            </text:list-item>
            <text:list-item>
              <text:p text:style-name="P30"><text:span text:style-name="T40">}</text:span></text:p>
            </text:list-item>
            <text:list-item>
              <text:p text:style-name="P30"><text:span text:style-name="T40">else {</text:span></text:p>
              <text:list>
                <text:list-item>
                  <text:p text:style-name="P30"><text:span text:style-name="T40">std::cin.ignore(32767, '\n');</text:span></text:p>
                </text:list-item>
                <text:list-item>
                  <text:p text:style-name="P30"><text:span text:style-name="T40">if (type &lt; 0 || type &gt; 5) {</text:span></text:p>
                  <text:list>
                    <text:list-item>
                      <text:p text:style-name="P30"><text:span text:style-name="T40">std::cout &lt;&lt; "Такого типа нет!!!" &lt;&lt; std::endl;</text:span></text:p>
                    </text:list-item>
                  </text:list>
                </text:list-item>
                <text:list-item>
                  <text:p text:style-name="P30"><text:span text:style-name="T40">}</text:span></text:p>
                </text:list-item>
                <text:list-item>
                  <text:p text:style-name="P30"><text:span text:style-name="T40">else {</text:span></text:p>
                  <text:list>
                    <text:list-item>
                      <text:p text:style-name="P30"><text:span text:style-name="T40">break;</text:span></text:p>
                    </text:list-item>
                  </text:list>
                </text:list-item>
                <text:list-item>
                  <text:p text:style-name="P30"><text:span text:style-name="T40">}</text:span></text:p>
                </text:list-item>
              </text:list>
            </text:list-item>
            <text:list-item>
              <text:p text:style-name="P30"><text:span text:style-name="T40">}</text:span></text:p>
            </text:list-item>
          </text:list>
        </text:list-item>
        <text:list-item>
          <text:p text:style-name="P30"><text:span text:style-name="T40">}</text:span></text:p>
        </text:list-item>
        <text:list-item>
          <text:p text:style-name="P93"/>
        </text:list-item>
        <text:list-item>
          <text:p text:style-name="P30"><text:span text:style-name="T40">switch (type) {</text:span></text:p>
          <text:list>
            <text:list-item>
              <text:p text:style-name="P30"><text:span text:style-name="T40">case 1: // Выборка по номеру</text:span></text:p>
              <text:list>
                <text:list-item>
                  <text:p text:style-name="P30"><text:span text:style-name="T40">int down_number, up_number; // Диапазон номеров</text:span></text:p>
                </text:list-item>
                <text:list-item>
                  <text:p text:style-name="P30"><text:span text:style-name="T40">std::cout &lt;&lt; "Введите диапазон значений" &lt;&lt; std::endl;</text:span></text:p>
                </text:list-item>
                <text:list-item>
                  <text:p text:style-name="P93"/>
                </text:list-item>
                <text:list-item>
                  <text:p text:style-name="P30"><text:span text:style-name="T40">while (true) { // Проверка на правильность ввода</text:span></text:p>
                  <text:list>
                    <text:list-item>
                      <text:p text:style-name="P30"><text:span text:style-name="T40">std::cout &lt;&lt; "Нижняя граница: ";</text:span></text:p>
                    </text:list-item>
                    <text:list-item>
                      <text:p text:style-name="P30"><text:span text:style-name="T40">std::cin &gt;&gt; down_number;</text:span></text:p>
                    </text:list-item>
                    <text:list-item>
                      <text:p text:style-name="P93"/>
                    </text:list-item>
                    <text:list-item>
                      <text:p text:style-name="P30"><text:span text:style-name="T40">if (std::cin.fail()) {</text:span></text:p>
                      <text:list>
                        <text:list-item>
                          <text:p text:style-name="P30"><text:span text:style-name="T40">std::cin.clear();</text:span></text:p>
                        </text:list-item>
                        <text:list-item>
                          <text:p text:style-name="P30"><text:span text:style-name="T40">std::cin.ignore(32767, '\n');</text:span></text:p>
                        </text:list-item>
                        <text:list-item>
                          <text:p text:style-name="P30"><text:span text:style-name="T40">std::cout &lt;&lt; "Неправильный ввод!!!" &lt;&lt; std::endl;</text:span></text:p>
                        </text:list-item>
                      </text:list>
                    </text:list-item>
                    <text:list-item>
                      <text:p text:style-name="P30"><text:span text:style-name="T40">}</text:span></text:p>
                    </text:list-item>
                    <text:list-item>
                      <text:p text:style-name="P30"><text:span text:style-name="T40">else {</text:span></text:p>
                      <text:list>
                        <text:list-item>
                          <text:p text:style-name="P30"><text:span text:style-name="T40">std::cin.ignore(32767, '\n');</text:span></text:p>
                        </text:list-item>
                        <text:list-item>
                          <text:p text:style-name="P30"><text:span text:style-name="T40">if (down_number &gt; 9999 || down_number &lt;= 0) {</text:span></text:p>
                          <text:list>
                            <text:list-item>
                              <text:p text:style-name="P30"><text:span text:style-name="T40">std::cout &lt;&lt; "Номер поезда должен состоять из менее, чем 5 символов, и быть больше нуля!!!" &lt;&lt; std::endl;</text:span></text:p>
                            </text:list-item>
                          </text:list>
                        </text:list-item>
                        <text:list-item>
                          <text:p text:style-name="P30"><text:span text:style-name="T40">}</text:span></text:p>
                        </text:list-item>
                        <text:list-item>
                          <text:p text:style-name="P30"><text:span text:style-name="T40">else {</text:span></text:p>
                          <text:list>
                            <text:list-item>
                              <text:p text:style-name="P30"><text:span text:style-name="T40">break;</text:span></text:p>
                            </text:list-item>
                          </text:list>
                        </text:list-item>
                        <text:list-item>
                          <text:p text:style-name="P30"><text:span text:style-name="T40">}</text:span></text:p>
                        </text:list-item>
                      </text:list>
                    </text:list-item>
                    <text:list-item>
                      <text:p text:style-name="P30"><text:span text:style-name="T40">}</text:span></text:p>
                    </text:list-item>
                  </text:list>
                </text:list-item>
                <text:list-item>
                  <text:p text:style-name="P30"><text:span text:style-name="T40">}</text:span></text:p>
                </text:list-item>
                <text:list-item>
                  <text:p text:style-name="P30"><text:span text:style-name="T40">while (true) { // Проверка на правильность ввода</text:span></text:p>
                  <text:list>
                    <text:list-item>
                      <text:p text:style-name="P30"><text:span text:style-name="T40">std::cout &lt;&lt; "Верхняя граница: ";</text:span></text:p>
                    </text:list-item>
                    <text:list-item>
                      <text:p text:style-name="P30"><text:span text:style-name="T40">std::cin &gt;&gt; up_number;</text:span></text:p>
                    </text:list-item>
                    <text:list-item>
                      <text:p text:style-name="P93"/>
                    </text:list-item>
                    <text:list-item>
                      <text:p text:style-name="P30"><text:span text:style-name="T40">if (std::cin.fail()) {</text:span></text:p>
                      <text:list>
                        <text:list-item>
                          <text:p text:style-name="P30"><text:span text:style-name="T40">std::cin.clear();</text:span></text:p>
                        </text:list-item>
                        <text:list-item>
                          <text:p text:style-name="P30"><text:span text:style-name="T40">std::cin.ignore(32767, '\n');</text:span></text:p>
                        </text:list-item>
                        <text:list-item>
                          <text:p text:style-name="P30"><text:span text:style-name="T40">std::cout &lt;&lt; "Неправильный ввод!!!" &lt;&lt; std::endl;</text:span></text:p>
                        </text:list-item>
                      </text:list>
                    </text:list-item>
                    <text:list-item>
                      <text:p text:style-name="P30"><text:span text:style-name="T40">}</text:span></text:p>
                    </text:list-item>
                    <text:list-item>
                      <text:p text:style-name="P30"><text:soft-page-break/><text:span text:style-name="T40">else {</text:span></text:p>
                      <text:list>
                        <text:list-item>
                          <text:p text:style-name="P30"><text:span text:style-name="T40">std::cin.ignore(32767, '\n');</text:span></text:p>
                        </text:list-item>
                        <text:list-item>
                          <text:p text:style-name="P30"><text:span text:style-name="T40">if (up_number &gt; 9999 || up_number &lt;= 0) {</text:span></text:p>
                        </text:list-item>
                        <text:list-item>
                          <text:p text:style-name="P30"><text:span text:style-name="T40">std::cout &lt;&lt; "Номер поезда должен состоять из менее, чем 5 символов, и быть больше нуля!!!" &lt;&lt; std::endl;</text:span></text:p>
                        </text:list-item>
                      </text:list>
                    </text:list-item>
                    <text:list-item>
                      <text:p text:style-name="P30"><text:span text:style-name="T40">}</text:span></text:p>
                    </text:list-item>
                    <text:list-item>
                      <text:p text:style-name="P30"><text:span text:style-name="T40">else {</text:span></text:p>
                      <text:list>
                        <text:list-item>
                          <text:p text:style-name="P30"><text:span text:style-name="T40">break;</text:span></text:p>
                        </text:list-item>
                      </text:list>
                    </text:list-item>
                    <text:list-item>
                      <text:p text:style-name="P30"><text:span text:style-name="T40">}</text:span></text:p>
                    </text:list-item>
                  </text:list>
                </text:list-item>
                <text:list-item>
                  <text:p text:style-name="P30"><text:span text:style-name="T40">}</text:span></text:p>
                </text:list-item>
              </text:list>
            </text:list-item>
            <text:list-item>
              <text:p text:style-name="P30"><text:span text:style-name="T40">}</text:span></text:p>
            </text:list-item>
            <text:list-item>
              <text:p text:style-name="P30"><text:span text:style-name="T40">select_by_number(trains, trains_buffer, count, buffer_count, down_number, up_number);</text:span></text:p>
            </text:list-item>
            <text:list-item>
              <text:p text:style-name="P30"><text:span text:style-name="T40">break;</text:span></text:p>
            </text:list-item>
          </text:list>
        </text:list-item>
        <text:list-item>
          <text:p text:style-name="P30"><text:span text:style-name="T40">case 2: // Выборка по названию конечной станции</text:span></text:p>
          <text:list>
            <text:list-item>
              <text:p text:style-name="P30"><text:span text:style-name="T40">char end_station[256];</text:span></text:p>
            </text:list-item>
            <text:list-item>
              <text:p text:style-name="P30"><text:span text:style-name="T40">std::cout &lt;&lt; "Введите название конечной станции: ";</text:span></text:p>
            </text:list-item>
            <text:list-item>
              <text:p text:style-name="P30"><text:span text:style-name="T40">std::cin.getline(end_station, 256);</text:span></text:p>
            </text:list-item>
            <text:list-item>
              <text:p text:style-name="P30"><text:span text:style-name="T40">select_by_end_station(trains, trains_buffer, count, buffer_count, end_station);</text:span></text:p>
            </text:list-item>
            <text:list-item>
              <text:p text:style-name="P30"><text:span text:style-name="T40">break;</text:span></text:p>
            </text:list-item>
          </text:list>
        </text:list-item>
        <text:list-item>
          <text:p text:style-name="P30"><text:span text:style-name="T40">case 3: // Выборка по времени отправления</text:span></text:p>
          <text:list>
            <text:list-item>
              <text:p text:style-name="P30"><text:span text:style-name="T40">char down_departure_time[7], up_departure_time[7]; // Диапазон веремени отправления</text:span></text:p>
            </text:list-item>
            <text:list-item>
              <text:p text:style-name="P30"><text:span text:style-name="T40">std::cout &lt;&lt; "Введите диапазон значений" &lt;&lt; std::endl;</text:span></text:p>
            </text:list-item>
            <text:list-item>
              <text:p text:style-name="P30"><text:span text:style-name="T40">std::cout &lt;&lt; "Нижняя граница: ";</text:span></text:p>
            </text:list-item>
            <text:list-item>
              <text:p text:style-name="P30"><text:span text:style-name="T40">std::cin.getline(down_departure_time, 7);</text:span></text:p>
            </text:list-item>
            <text:list-item>
              <text:p text:style-name="P30"><text:span text:style-name="T40">std::cout &lt;&lt; "Верхняя граница: ";</text:span></text:p>
            </text:list-item>
            <text:list-item>
              <text:p text:style-name="P30"><text:span text:style-name="T40">std::cin.getline(up_departure_time, 7);</text:span></text:p>
            </text:list-item>
            <text:list-item>
              <text:p text:style-name="P30"><text:span text:style-name="T40">select_by_departure_time(trains, trains_buffer, count, buffer_count, down_departure_time, up_departure_time);</text:span></text:p>
            </text:list-item>
            <text:list-item>
              <text:p text:style-name="P30"><text:span text:style-name="T40">break;</text:span></text:p>
            </text:list-item>
          </text:list>
        </text:list-item>
        <text:list-item>
          <text:p text:style-name="P30"><text:span text:style-name="T40">case 4: // Выборка по времени в пути</text:span></text:p>
          <text:list>
            <text:list-item>
              <text:p text:style-name="P30"><text:span text:style-name="T40">char down_way_time[7], up_way_time[7]; // Диапазон времени в пути</text:span></text:p>
            </text:list-item>
            <text:list-item>
              <text:p text:style-name="P30"><text:span text:style-name="T40">std::cout &lt;&lt; "Введите диапазон значений" &lt;&lt; std::endl;</text:span></text:p>
            </text:list-item>
            <text:list-item>
              <text:p text:style-name="P30"><text:span text:style-name="T40">std::cout &lt;&lt; "Нижняя граница: ";</text:span></text:p>
            </text:list-item>
            <text:list-item>
              <text:p text:style-name="P30"><text:span text:style-name="T40">std::cin.getline(down_way_time, 7);</text:span></text:p>
            </text:list-item>
            <text:list-item>
              <text:p text:style-name="P30"><text:span text:style-name="T40">std::cout &lt;&lt; "Верхняя граница: ";</text:span></text:p>
            </text:list-item>
            <text:list-item>
              <text:p text:style-name="P30"><text:span text:style-name="T40">std::cin.getline(up_way_time, 7);</text:span></text:p>
            </text:list-item>
            <text:list-item>
              <text:p text:style-name="P30"><text:span text:style-name="T40">select_by_way_time(trains, trains_buffer, count, buffer_count, down_way_time, up_way_time);</text:span></text:p>
            </text:list-item>
            <text:list-item>
              <text:p text:style-name="P30"><text:span text:style-name="T40">break;</text:span></text:p>
            </text:list-item>
          </text:list>
        </text:list-item>
        <text:list-item>
          <text:p text:style-name="P30"><text:span text:style-name="T40">case 5: // Выборка по количеству остановок</text:span></text:p>
          <text:list>
            <text:list-item>
              <text:p text:style-name="P30"><text:span text:style-name="T40">int down_stop_number, up_stop_number; // Диапазон количества остановок</text:span></text:p>
            </text:list-item>
            <text:list-item>
              <text:p text:style-name="P30"><text:span text:style-name="T40">std::cout &lt;&lt; "Введите диапазон значений" &lt;&lt; std::endl;</text:span></text:p>
            </text:list-item>
            <text:list-item>
              <text:p text:style-name="P30"><text:span text:style-name="T40">while (true) { // Проверка на правильность ввода</text:span></text:p>
              <text:list>
                <text:list-item>
                  <text:p text:style-name="P30"><text:span text:style-name="T40">std::cout &lt;&lt; "Нижняя граница: ";</text:span></text:p>
                </text:list-item>
                <text:list-item>
                  <text:p text:style-name="P30"><text:span text:style-name="T40">std::cin &gt;&gt; down_stop_number;</text:span></text:p>
                </text:list-item>
                <text:list-item>
                  <text:p text:style-name="P93"/>
                </text:list-item>
                <text:list-item>
                  <text:p text:style-name="P30"><text:span text:style-name="T40">if (std::cin.fail()) {</text:span></text:p>
                  <text:list>
                    <text:list-item>
                      <text:p text:style-name="P30"><text:span text:style-name="T40">std::cin.clear();</text:span></text:p>
                    </text:list-item>
                    <text:list-item>
                      <text:p text:style-name="P30"><text:span text:style-name="T40">std::cin.ignore(32767, '\n');</text:span></text:p>
                    </text:list-item>
                    <text:list-item>
                      <text:p text:style-name="P30"><text:span text:style-name="T40">std::cout &lt;&lt; "Неправильный ввод!!!" &lt;&lt; std::endl;</text:span></text:p>
                    </text:list-item>
                  </text:list>
                </text:list-item>
                <text:list-item>
                  <text:p text:style-name="P30"><text:span text:style-name="T40">}</text:span></text:p>
                </text:list-item>
                <text:list-item>
                  <text:p text:style-name="P30"><text:span text:style-name="T40">else {</text:span></text:p>
                  <text:list>
                    <text:list-item>
                      <text:p text:style-name="P30"><text:span text:style-name="T40">std::cin.ignore(32767, '\n');</text:span></text:p>
                    </text:list-item>
                    <text:list-item>
                      <text:p text:style-name="P30"><text:soft-page-break/><text:span text:style-name="T40">if (down_stop_number &lt;= 0) {</text:span></text:p>
                      <text:list>
                        <text:list-item>
                          <text:p text:style-name="P30"><text:span text:style-name="T40">std::cout &lt;&lt; "Количество остановок должно быть больше нуля!!!" &lt;&lt; std::endl;</text:span></text:p>
                        </text:list-item>
                      </text:list>
                    </text:list-item>
                    <text:list-item>
                      <text:p text:style-name="P30"><text:span text:style-name="T40">}</text:span></text:p>
                    </text:list-item>
                    <text:list-item>
                      <text:p text:style-name="P30"><text:span text:style-name="T40">else {</text:span></text:p>
                      <text:list>
                        <text:list-item>
                          <text:p text:style-name="P30"><text:span text:style-name="T40">break;</text:span></text:p>
                        </text:list-item>
                      </text:list>
                    </text:list-item>
                    <text:list-item>
                      <text:p text:style-name="P30"><text:span text:style-name="T40">}</text:span></text:p>
                    </text:list-item>
                  </text:list>
                </text:list-item>
                <text:list-item>
                  <text:p text:style-name="P30"><text:span text:style-name="T40">}</text:span></text:p>
                </text:list-item>
              </text:list>
            </text:list-item>
            <text:list-item>
              <text:p text:style-name="P30"><text:span text:style-name="T40">}</text:span></text:p>
            </text:list-item>
            <text:list-item>
              <text:p text:style-name="P30"><text:span text:style-name="T40">while (true) { // Проверка на правильность ввода</text:span></text:p>
              <text:list>
                <text:list-item>
                  <text:p text:style-name="P30"><text:span text:style-name="T40">std::cout &lt;&lt; "Верхняя граница: ";</text:span></text:p>
                </text:list-item>
                <text:list-item>
                  <text:p text:style-name="P30"><text:span text:style-name="T40">std::cin &gt;&gt; up_stop_number;</text:span></text:p>
                </text:list-item>
                <text:list-item>
                  <text:p text:style-name="P93"/>
                </text:list-item>
                <text:list-item>
                  <text:p text:style-name="P30"><text:span text:style-name="T40">if (std::cin.fail()) {</text:span></text:p>
                  <text:list>
                    <text:list-item>
                      <text:p text:style-name="P30"><text:span text:style-name="T40">std::cin.clear();</text:span></text:p>
                    </text:list-item>
                    <text:list-item>
                      <text:p text:style-name="P30"><text:span text:style-name="T40">std::cin.ignore(32767, '\n');</text:span></text:p>
                    </text:list-item>
                    <text:list-item>
                      <text:p text:style-name="P30"><text:span text:style-name="T40">std::cout &lt;&lt; "Неправильный ввод!!!" &lt;&lt; std::endl;</text:span></text:p>
                    </text:list-item>
                  </text:list>
                </text:list-item>
                <text:list-item>
                  <text:p text:style-name="P30"><text:span text:style-name="T40">}</text:span></text:p>
                </text:list-item>
                <text:list-item>
                  <text:p text:style-name="P30"><text:span text:style-name="T40">else {</text:span></text:p>
                  <text:list>
                    <text:list-item>
                      <text:p text:style-name="P30"><text:span text:style-name="T40">std::cin.ignore(32767, '\n');</text:span></text:p>
                    </text:list-item>
                    <text:list-item>
                      <text:p text:style-name="P30"><text:span text:style-name="T40">if (up_stop_number &lt;= 0) {</text:span></text:p>
                      <text:list>
                        <text:list-item>
                          <text:p text:style-name="P30"><text:span text:style-name="T40">std::cout &lt;&lt; "Количество остановок должно быть больше нуля!!!" &lt;&lt; std::endl;</text:span></text:p>
                        </text:list-item>
                      </text:list>
                    </text:list-item>
                    <text:list-item>
                      <text:p text:style-name="P30"><text:span text:style-name="T40">}</text:span></text:p>
                    </text:list-item>
                    <text:list-item>
                      <text:p text:style-name="P30"><text:span text:style-name="T40">else {</text:span></text:p>
                      <text:list>
                        <text:list-item>
                          <text:p text:style-name="P30"><text:span text:style-name="T40">break;</text:span></text:p>
                        </text:list-item>
                      </text:list>
                    </text:list-item>
                    <text:list-item>
                      <text:p text:style-name="P30"><text:span text:style-name="T40">}</text:span></text:p>
                    </text:list-item>
                  </text:list>
                </text:list-item>
                <text:list-item>
                  <text:p text:style-name="P30"><text:span text:style-name="T40">}</text:span></text:p>
                </text:list-item>
              </text:list>
            </text:list-item>
            <text:list-item>
              <text:p text:style-name="P30"><text:span text:style-name="T40">}</text:span></text:p>
            </text:list-item>
            <text:list-item>
              <text:p text:style-name="P30"><text:span text:style-name="T40">select_by_stop_count(trains, trains_buffer, count, buffer_count, down_stop_number, up_stop_number);</text:span></text:p>
            </text:list-item>
            <text:list-item>
              <text:p text:style-name="P30"><text:span text:style-name="T40">break;</text:span></text:p>
            </text:list-item>
          </text:list>
        </text:list-item>
        <text:list-item>
          <text:p text:style-name="P30"><text:span text:style-name="T40">case 0: // Отмена</text:span></text:p>
          <text:list>
            <text:list-item>
              <text:p text:style-name="P30"><text:span text:style-name="T40">break;</text:span></text:p>
            </text:list-item>
          </text:list>
        </text:list-item>
        <text:list-item>
          <text:p text:style-name="P30"><text:span text:style-name="T40">}</text:span></text:p>
        </text:list-item>
      </text:list>
      <text:p text:style-name="P19"><text:span text:style-name="T40">}</text:span></text:p>
      <text:p text:style-name="P109"/>
      <text:p text:style-name="P19"><text:span text:style-name="T40">// Функция отмены последнего действия</text:span></text:p>
      <text:p text:style-name="P19"><text:span text:style-name="T40">// ======================================================================================</text:span></text:p>
      <text:p text:style-name="P19"><text:span text:style-name="T40">void undo_action(Train* &amp;trains, TrainBuffer* trains_buffer, int&amp; count, int&amp; buffer_count) </text:span></text:p>
      <text:p text:style-name="P19"><text:span text:style-name="T40">{</text:span></text:p>
      <text:list xml:id="list2373987717" text:style-name="WWNum11">
        <text:list-item>
          <text:p text:style-name="P31"><text:span text:style-name="T40">if (buffer_count != 0) { // Проверка на наличие состояний для отмены</text:span></text:p>
          <text:list>
            <text:list-item>
              <text:p text:style-name="P31"><text:span text:style-name="T40">count = trains_buffer[buffer_count - 1].count; // Получение количества поездов</text:span></text:p>
            </text:list-item>
            <text:list-item>
              <text:p text:style-name="P31"><text:span text:style-name="T40">delete[] trains; // Удаление указателя</text:span></text:p>
            </text:list-item>
            <text:list-item>
              <text:p text:style-name="P31"><text:span text:style-name="T40">trains = new Train[count]; // Создание нового с новым количеством</text:span></text:p>
            </text:list-item>
            <text:list-item>
              <text:p text:style-name="P31"><text:span text:style-name="T40">for (int i = 0; auto train: std::span(trains_buffer[buffer_count - 1].trains, count)) {</text:span></text:p>
              <text:list>
                <text:list-item>
                  <text:p text:style-name="P31"><text:span text:style-name="T40">trains[i] = train; // Перепись данных из буфера в массив</text:span></text:p>
                </text:list-item>
                <text:list-item>
                  <text:p text:style-name="P31"><text:span text:style-name="T40">i++;</text:span></text:p>
                </text:list-item>
              </text:list>
            </text:list-item>
            <text:list-item>
              <text:p text:style-name="P31"><text:span text:style-name="T40">}</text:span></text:p>
            </text:list-item>
            <text:list-item>
              <text:p text:style-name="P31"><text:span text:style-name="T40">delete[] trains_buffer[buffer_count - 1].trains; // Удаление буфера</text:span></text:p>
            </text:list-item>
            <text:list-item>
              <text:p text:style-name="P31"><text:span text:style-name="T40">buffer_count--; // Уменьшение количества сохраненных состояний</text:span></text:p>
            </text:list-item>
            <text:list-item>
              <text:p text:style-name="P31"><text:soft-page-break/><text:span text:style-name="T40">create_index_file(trains, count);</text:span></text:p>
            </text:list-item>
          </text:list>
        </text:list-item>
        <text:list-item>
          <text:p text:style-name="P31"><text:span text:style-name="T40">}</text:span></text:p>
        </text:list-item>
      </text:list>
      <text:p text:style-name="P19"><text:span text:style-name="T40">}</text:span></text:p>
      <text:p text:style-name="P87"/>
      <text:p text:style-name="P19"><text:span text:style-name="T35">menu.h</text:span></text:p>
      <text:p text:style-name="P19"><text:span text:style-name="T41">#ifndef MENU_H</text:span></text:p>
      <text:p text:style-name="P19"><text:span text:style-name="T40">#define MENU_H</text:span></text:p>
      <text:p text:style-name="P109"/>
      <text:p text:style-name="P19"><text:span text:style-name="T40">void print_menu();</text:span></text:p>
      <text:p text:style-name="P19"><text:span text:style-name="T40">void print_sort_menu();</text:span></text:p>
      <text:p text:style-name="P19"><text:span text:style-name="T40">void print_reverse_menu();</text:span></text:p>
      <text:p text:style-name="P19"><text:span text:style-name="T40">void print_file_menu();</text:span></text:p>
      <text:p text:style-name="P19"><text:span text:style-name="T40">void print_delete_menu();</text:span></text:p>
      <text:p text:style-name="P19"><text:span text:style-name="T40">void print_selection_menu();</text:span></text:p>
      <text:p text:style-name="P19"><text:span text:style-name="T40">void print_change_menu();</text:span></text:p>
      <text:p text:style-name="P69"/>
      <text:p text:style-name="P19"><text:span text:style-name="T40">#endif</text:span></text:p>
      <text:p text:style-name="P87"/>
      <text:p text:style-name="P19"><text:span text:style-name="T35">menu.cpp</text:span></text:p>
      <text:p text:style-name="P19"><text:span text:style-name="T41">/*</text:span></text:p>
      <text:p text:style-name="P19"><text:span text:style-name="T40">Файл с функциями меню (вывод меню для различных действий)</text:span></text:p>
      <text:p text:style-name="P19"><text:span text:style-name="T40">*/</text:span></text:p>
      <text:p text:style-name="P69"/>
      <text:p text:style-name="P19"><text:span text:style-name="T40">#include "menu.h"</text:span></text:p>
      <text:p text:style-name="P69"/>
      <text:p text:style-name="P19"><text:span text:style-name="T40">#include &lt;iostream&gt;</text:span></text:p>
      <text:p text:style-name="P109"/>
      <text:p text:style-name="P19"><text:span text:style-name="T40">// Вывод меню действий</text:span></text:p>
      <text:p text:style-name="P19"><text:span text:style-name="T40">// ======================================================================================</text:span></text:p>
      <text:p text:style-name="P19"><text:span text:style-name="T40">void print_menu()</text:span></text:p>
      <text:p text:style-name="P19"><text:span text:style-name="T40">{</text:span></text:p>
      <text:list xml:id="list733091589" text:style-name="WWNum12">
        <text:list-item>
          <text:p text:style-name="P32"><text:span text:style-name="T40">std::cout &lt;&lt; std::endl;</text:span></text:p>
        </text:list-item>
        <text:list-item>
          <text:p text:style-name="P32"><text:span text:style-name="T40">std::cout &lt;&lt; "=====================MENU=====================" &lt;&lt; std::endl;</text:span></text:p>
        </text:list-item>
        <text:list-item>
          <text:p text:style-name="P32"><text:span text:style-name="T40">std::cout &lt;&lt; std::endl;</text:span></text:p>
        </text:list-item>
        <text:list-item>
          <text:p text:style-name="P32"><text:span text:style-name="T40">std::cout </text:span></text:p>
        </text:list-item>
        <text:list-item>
          <text:p text:style-name="P32"><text:span text:style-name="T40">&lt;&lt; "1" &lt;&lt; '\t' &lt;&lt; "вывод всех поездов" &lt;&lt; std::endl</text:span></text:p>
        </text:list-item>
        <text:list-item>
          <text:p text:style-name="P32"><text:span text:style-name="T40">&lt;&lt; "2" &lt;&lt; '\t' &lt;&lt; "добавление нового поезда" &lt;&lt; std::endl</text:span></text:p>
        </text:list-item>
        <text:list-item>
          <text:p text:style-name="P32"><text:span text:style-name="T40">&lt;&lt; "3" &lt;&lt; '\t' &lt;&lt; "изменение поезда" &lt;&lt; std::endl</text:span></text:p>
        </text:list-item>
        <text:list-item>
          <text:p text:style-name="P32"><text:span text:style-name="T40">&lt;&lt; "4" &lt;&lt; '\t' &lt;&lt; "удаление поезда" &lt;&lt; std::endl</text:span></text:p>
        </text:list-item>
        <text:list-item>
          <text:p text:style-name="P32"><text:span text:style-name="T40">&lt;&lt; "5" &lt;&lt; '\t' &lt;&lt; "сортировка поездов" &lt;&lt; std::endl</text:span></text:p>
        </text:list-item>
        <text:list-item>
          <text:p text:style-name="P32"><text:span text:style-name="T40">&lt;&lt; "6" &lt;&lt; '\t' &lt;&lt; "выборка записей" &lt;&lt; std::endl</text:span></text:p>
        </text:list-item>
        <text:list-item>
          <text:p text:style-name="P32"><text:span text:style-name="T40">&lt;&lt; "7" &lt;&lt; '\t' &lt;&lt; "отмена последнего действия" &lt;&lt; std::endl</text:span></text:p>
        </text:list-item>
        <text:list-item>
          <text:p text:style-name="P32"><text:span text:style-name="T40">&lt;&lt; "0" &lt;&lt; '\t' &lt;&lt; "выход из программы" &lt;&lt; std::endl;</text:span></text:p>
        </text:list-item>
        <text:list-item>
          <text:p text:style-name="P32"><text:span text:style-name="T40">std::cout &lt;&lt; std::endl;</text:span></text:p>
        </text:list-item>
      </text:list>
      <text:p text:style-name="P19"><text:span text:style-name="T40">}</text:span></text:p>
      <text:p text:style-name="P109"/>
      <text:p text:style-name="P19"><text:span text:style-name="T40">// Вывод меню типов сортировки </text:span></text:p>
      <text:p text:style-name="P19"><text:span text:style-name="T40">// ======================================================================================</text:span></text:p>
      <text:p text:style-name="P19"><text:span text:style-name="T40">void print_sort_menu()</text:span></text:p>
      <text:p text:style-name="P19"><text:span text:style-name="T40">{</text:span></text:p>
      <text:list xml:id="list4001704957" text:style-name="WWNum13">
        <text:list-item>
          <text:p text:style-name="P33"><text:soft-page-break/><text:span text:style-name="T40">std::cout &lt;&lt; std::endl;</text:span></text:p>
        </text:list-item>
        <text:list-item>
          <text:p text:style-name="P33"><text:span text:style-name="T40">std::cout &lt;&lt; "==================SORT MENU===================" &lt;&lt; std::endl;</text:span></text:p>
        </text:list-item>
        <text:list-item>
          <text:p text:style-name="P33"><text:span text:style-name="T40">std::cout &lt;&lt; std::endl;</text:span></text:p>
        </text:list-item>
        <text:list-item>
          <text:p text:style-name="P33"><text:span text:style-name="T40">std::cout </text:span></text:p>
        </text:list-item>
        <text:list-item>
          <text:p text:style-name="P33"><text:span text:style-name="T40">&lt;&lt; "1" &lt;&lt; '\t' &lt;&lt; "сортировка по номеру" &lt;&lt; std::endl</text:span></text:p>
        </text:list-item>
        <text:list-item>
          <text:p text:style-name="P33"><text:span text:style-name="T40">&lt;&lt; "2" &lt;&lt; '\t' &lt;&lt; "сортировка по конечной станции" &lt;&lt; std::endl</text:span></text:p>
        </text:list-item>
        <text:list-item>
          <text:p text:style-name="P33"><text:span text:style-name="T40">&lt;&lt; "3" &lt;&lt; '\t' &lt;&lt; "сортировка по времени отправления" &lt;&lt; std::endl</text:span></text:p>
        </text:list-item>
        <text:list-item>
          <text:p text:style-name="P33"><text:span text:style-name="T40">&lt;&lt; "4" &lt;&lt; '\t' &lt;&lt; "сортировка по времени в пути" &lt;&lt; std::endl</text:span></text:p>
        </text:list-item>
        <text:list-item>
          <text:p text:style-name="P33"><text:span text:style-name="T40">&lt;&lt; "5" &lt;&lt; '\t' &lt;&lt; "сортировка по количеству остановок" &lt;&lt; std::endl</text:span></text:p>
        </text:list-item>
        <text:list-item>
          <text:p text:style-name="P33"><text:span text:style-name="T40">&lt;&lt; "0" &lt;&lt; '\t' &lt;&lt; "отмена" &lt;&lt; std::endl; </text:span></text:p>
        </text:list-item>
        <text:list-item>
          <text:p text:style-name="P33"><text:span text:style-name="T40">std::cout &lt;&lt; std::endl;</text:span></text:p>
        </text:list-item>
      </text:list>
      <text:p text:style-name="P19"><text:span text:style-name="T40">}</text:span></text:p>
      <text:p text:style-name="P109"/>
      <text:p text:style-name="P19"><text:span text:style-name="T40">// Вывод меню флагов сортировки</text:span></text:p>
      <text:p text:style-name="P19"><text:span text:style-name="T40">// ======================================================================================</text:span></text:p>
      <text:p text:style-name="P19"><text:span text:style-name="T40">void print_reverse_menu()</text:span></text:p>
      <text:p text:style-name="P19"><text:span text:style-name="T40">{</text:span></text:p>
      <text:list xml:id="list2273233651" text:style-name="WWNum14">
        <text:list-item>
          <text:p text:style-name="P34"><text:span text:style-name="T40">std::cout &lt;&lt; std::endl;</text:span></text:p>
        </text:list-item>
        <text:list-item>
          <text:p text:style-name="P34"><text:span text:style-name="T40">std::cout &lt;&lt; "===================REVERSE====================" &lt;&lt; std::endl;</text:span></text:p>
        </text:list-item>
        <text:list-item>
          <text:p text:style-name="P34"><text:span text:style-name="T40">std::cout &lt;&lt; std::endl;</text:span></text:p>
        </text:list-item>
        <text:list-item>
          <text:p text:style-name="P34"><text:span text:style-name="T40">std::cout </text:span></text:p>
        </text:list-item>
        <text:list-item>
          <text:p text:style-name="P34"><text:span text:style-name="T40">&lt;&lt; "0" &lt;&lt; '\t' &lt;&lt; "прямая сортировка (от меньшего к большему)" &lt;&lt; std::endl</text:span></text:p>
        </text:list-item>
        <text:list-item>
          <text:p text:style-name="P34"><text:span text:style-name="T40">&lt;&lt; "1" &lt;&lt; '\t' &lt;&lt; "обратная сортировка (от большего к меньшему)" &lt;&lt; std::endl;</text:span></text:p>
        </text:list-item>
        <text:list-item>
          <text:p text:style-name="P34"><text:span text:style-name="T40">std::cout &lt;&lt; std::endl;</text:span></text:p>
        </text:list-item>
      </text:list>
      <text:p text:style-name="P19"><text:span text:style-name="T40">}</text:span></text:p>
      <text:p text:style-name="P109"/>
      <text:p text:style-name="P19"><text:span text:style-name="T40">// Вывод меню флагов записи в файл</text:span></text:p>
      <text:p text:style-name="P19"><text:span text:style-name="T40">// ======================================================================================</text:span></text:p>
      <text:p text:style-name="P19"><text:span text:style-name="T40">void print_file_menu()</text:span></text:p>
      <text:p text:style-name="P19"><text:span text:style-name="T40">{</text:span></text:p>
      <text:list xml:id="list1516527422" text:style-name="WWNum15">
        <text:list-item>
          <text:p text:style-name="P35"><text:span text:style-name="T40">std::cout &lt;&lt; std::endl;</text:span></text:p>
        </text:list-item>
        <text:list-item>
          <text:p text:style-name="P35"><text:span text:style-name="T40">std::cout &lt;&lt; "=====================FILE=====================" &lt;&lt; std::endl;</text:span></text:p>
        </text:list-item>
        <text:list-item>
          <text:p text:style-name="P35"><text:span text:style-name="T40">std::cout &lt;&lt; std::endl;</text:span></text:p>
        </text:list-item>
        <text:list-item>
          <text:p text:style-name="P35"><text:span text:style-name="T40">std::cout </text:span></text:p>
        </text:list-item>
        <text:list-item>
          <text:p text:style-name="P35"><text:span text:style-name="T40">&lt;&lt; "0" &lt;&lt; '\t' &lt;&lt; "без записи в файл" &lt;&lt; std::endl</text:span></text:p>
        </text:list-item>
        <text:list-item>
          <text:p text:style-name="P35"><text:span text:style-name="T40">&lt;&lt; "1" &lt;&lt; '\t' &lt;&lt; "с записью в файл" &lt;&lt; std::endl;</text:span></text:p>
        </text:list-item>
        <text:list-item>
          <text:p text:style-name="P35"><text:span text:style-name="T40">std::cout &lt;&lt; std::endl;</text:span></text:p>
        </text:list-item>
      </text:list>
      <text:p text:style-name="P19"><text:span text:style-name="T40">}</text:span></text:p>
      <text:p text:style-name="P109"/>
      <text:p text:style-name="P19"><text:span text:style-name="T40">// Вывод меню типов удаления</text:span></text:p>
      <text:p text:style-name="P19"><text:span text:style-name="T40">// ======================================================================================</text:span></text:p>
      <text:p text:style-name="P19"><text:span text:style-name="T40">void print_delete_menu()</text:span></text:p>
      <text:p text:style-name="P19"><text:span text:style-name="T40">{</text:span></text:p>
      <text:list xml:id="list3573111718" text:style-name="WWNum16">
        <text:list-item>
          <text:p text:style-name="P36"><text:span text:style-name="T40">std::cout &lt;&lt; std::endl;</text:span></text:p>
        </text:list-item>
        <text:list-item>
          <text:p text:style-name="P36"><text:span text:style-name="T40">std::cout &lt;&lt; "====================DELETE====================" &lt;&lt; std::endl;</text:span></text:p>
        </text:list-item>
        <text:list-item>
          <text:p text:style-name="P36"><text:span text:style-name="T40">std::cout &lt;&lt; std::endl;</text:span></text:p>
        </text:list-item>
        <text:list-item>
          <text:p text:style-name="P36"><text:span text:style-name="T40">std::cout </text:span></text:p>
        </text:list-item>
        <text:list-item>
          <text:p text:style-name="P36"><text:span text:style-name="T40">&lt;&lt; "1" &lt;&lt; '\t' &lt;&lt; "удаление записи по номеру" &lt;&lt; std::endl</text:span></text:p>
        </text:list-item>
        <text:list-item>
          <text:p text:style-name="P36"><text:span text:style-name="T40">&lt;&lt; "2" &lt;&lt; '\t' &lt;&lt; "удаление записей по названию станции" &lt;&lt; std::endl</text:span></text:p>
        </text:list-item>
        <text:list-item>
          <text:p text:style-name="P36"><text:span text:style-name="T40">&lt;&lt; "3" &lt;&lt; '\t' &lt;&lt; "удаление записей по времени отправления" &lt;&lt; std::endl</text:span></text:p>
        </text:list-item>
        <text:list-item>
          <text:p text:style-name="P36"><text:soft-page-break/><text:span text:style-name="T40">&lt;&lt; "4" &lt;&lt; '\t' &lt;&lt; "удаление записей по времени в пути" &lt;&lt; std::endl</text:span></text:p>
        </text:list-item>
        <text:list-item>
          <text:p text:style-name="P36"><text:span text:style-name="T40">&lt;&lt; "5" &lt;&lt; '\t' &lt;&lt; "удаление записей по количеству остановок" &lt;&lt; std::endl</text:span></text:p>
        </text:list-item>
        <text:list-item>
          <text:p text:style-name="P36"><text:span text:style-name="T40">&lt;&lt; "0" &lt;&lt; '\t' &lt;&lt; "отмена" &lt;&lt; std::endl; </text:span></text:p>
        </text:list-item>
        <text:list-item>
          <text:p text:style-name="P36"><text:span text:style-name="T40">std::cout &lt;&lt; std::endl;</text:span></text:p>
        </text:list-item>
      </text:list>
      <text:p text:style-name="P19"><text:span text:style-name="T40">} </text:span></text:p>
      <text:p text:style-name="P109"/>
      <text:p text:style-name="P19"><text:span text:style-name="T40">// Вывод меню типов выборки</text:span></text:p>
      <text:p text:style-name="P19"><text:span text:style-name="T40">// ======================================================================================</text:span></text:p>
      <text:p text:style-name="P19"><text:span text:style-name="T40">void print_selection_menu()</text:span></text:p>
      <text:p text:style-name="P19"><text:span text:style-name="T40">{</text:span></text:p>
      <text:list xml:id="list586721508" text:style-name="WWNum17">
        <text:list-item>
          <text:p text:style-name="P37"><text:span text:style-name="T40">std::cout &lt;&lt; std::endl;</text:span></text:p>
        </text:list-item>
        <text:list-item>
          <text:p text:style-name="P37"><text:span text:style-name="T40">std::cout &lt;&lt; "====================SELECT====================" &lt;&lt; std::endl;</text:span></text:p>
        </text:list-item>
        <text:list-item>
          <text:p text:style-name="P37"><text:span text:style-name="T40">std::cout &lt;&lt; std::endl;</text:span></text:p>
        </text:list-item>
        <text:list-item>
          <text:p text:style-name="P37"><text:span text:style-name="T40">std::cout </text:span></text:p>
        </text:list-item>
        <text:list-item>
          <text:p text:style-name="P37"><text:span text:style-name="T40">&lt;&lt; "1" &lt;&lt; '\t' &lt;&lt; "выборка записей по номеру" &lt;&lt; std::endl</text:span></text:p>
        </text:list-item>
        <text:list-item>
          <text:p text:style-name="P37"><text:span text:style-name="T40">&lt;&lt; "2" &lt;&lt; '\t' &lt;&lt; "выборка записей по названию станции" &lt;&lt; std::endl</text:span></text:p>
        </text:list-item>
        <text:list-item>
          <text:p text:style-name="P37"><text:span text:style-name="T40">&lt;&lt; "3" &lt;&lt; '\t' &lt;&lt; "выборка записей по времени отправления" &lt;&lt; std::endl</text:span></text:p>
        </text:list-item>
        <text:list-item>
          <text:p text:style-name="P37"><text:span text:style-name="T40">&lt;&lt; "4" &lt;&lt; '\t' &lt;&lt; "выборка записей по времени в пути" &lt;&lt; std::endl</text:span></text:p>
        </text:list-item>
        <text:list-item>
          <text:p text:style-name="P37"><text:span text:style-name="T40">&lt;&lt; "5" &lt;&lt; '\t' &lt;&lt; "выборка записей по количеству остановок" &lt;&lt; std::endl</text:span></text:p>
        </text:list-item>
        <text:list-item>
          <text:p text:style-name="P37"><text:span text:style-name="T40">&lt;&lt; "0" &lt;&lt; '\t' &lt;&lt; "отмена" &lt;&lt; std::endl; </text:span></text:p>
        </text:list-item>
        <text:list-item>
          <text:p text:style-name="P37"><text:span text:style-name="T40">std::cout &lt;&lt; std::endl;</text:span></text:p>
        </text:list-item>
      </text:list>
      <text:p text:style-name="P19"><text:span text:style-name="T40">}</text:span></text:p>
      <text:p text:style-name="P109"/>
      <text:p text:style-name="P19"><text:span text:style-name="T40">// Вывод меню изменения записи</text:span></text:p>
      <text:p text:style-name="P19"><text:span text:style-name="T40">// ======================================================================================</text:span></text:p>
      <text:p text:style-name="P19"><text:span text:style-name="T40">void print_change_menu()</text:span></text:p>
      <text:p text:style-name="P19"><text:span text:style-name="T40">{</text:span></text:p>
      <text:list xml:id="list2390108104" text:style-name="WWNum18">
        <text:list-item>
          <text:p text:style-name="P38"><text:span text:style-name="T40">std::cout &lt;&lt; std::endl;</text:span></text:p>
        </text:list-item>
        <text:list-item>
          <text:p text:style-name="P38"><text:span text:style-name="T40">std::cout &lt;&lt; "====================CHANGE====================" &lt;&lt; std::endl;</text:span></text:p>
        </text:list-item>
        <text:list-item>
          <text:p text:style-name="P38"><text:span text:style-name="T40">std::cout &lt;&lt; std::endl;</text:span></text:p>
        </text:list-item>
        <text:list-item>
          <text:p text:style-name="P38"><text:span text:style-name="T40">std::cout </text:span></text:p>
        </text:list-item>
        <text:list-item>
          <text:p text:style-name="P38"><text:span text:style-name="T40">&lt;&lt; "1" &lt;&lt; '\t' &lt;&lt; "изменить номер" &lt;&lt; std::endl</text:span></text:p>
        </text:list-item>
        <text:list-item>
          <text:p text:style-name="P38"><text:span text:style-name="T40">&lt;&lt; "2" &lt;&lt; '\t' &lt;&lt; "изменить название станции" &lt;&lt; std::endl</text:span></text:p>
        </text:list-item>
        <text:list-item>
          <text:p text:style-name="P38"><text:span text:style-name="T40">&lt;&lt; "3" &lt;&lt; '\t' &lt;&lt; "изменить дни следования" &lt;&lt; std::endl</text:span></text:p>
        </text:list-item>
        <text:list-item>
          <text:p text:style-name="P38"><text:span text:style-name="T40">&lt;&lt; "4" &lt;&lt; '\t' &lt;&lt; "изменить время отправления" &lt;&lt; std::endl</text:span></text:p>
        </text:list-item>
        <text:list-item>
          <text:p text:style-name="P38"><text:span text:style-name="T40">&lt;&lt; "5" &lt;&lt; '\t' &lt;&lt; "изменить время в пути" &lt;&lt; std::endl</text:span></text:p>
        </text:list-item>
        <text:list-item>
          <text:p text:style-name="P38"><text:span text:style-name="T40">&lt;&lt; "6" &lt;&lt; '\t' &lt;&lt; "изменить количество остановок" &lt;&lt; std::endl</text:span></text:p>
        </text:list-item>
        <text:list-item>
          <text:p text:style-name="P38"><text:span text:style-name="T40">&lt;&lt; "0" &lt;&lt; '\t' &lt;&lt; "завершить изменение" &lt;&lt; std::endl; </text:span></text:p>
        </text:list-item>
        <text:list-item>
          <text:p text:style-name="P38"><text:span text:style-name="T40">std::cout &lt;&lt; std::endl;</text:span></text:p>
        </text:list-item>
      </text:list>
      <text:p text:style-name="P19"><text:span text:style-name="T40">}</text:span></text:p>
      <text:p text:style-name="P87"/>
      <text:p text:style-name="P19"><text:span text:style-name="T35">file.h</text:span></text:p>
      <text:p text:style-name="P19"><text:span text:style-name="T41">#ifndef FILE_H</text:span></text:p>
      <text:p text:style-name="P19"><text:span text:style-name="T40">#define FILE_H</text:span></text:p>
      <text:p text:style-name="P69"/>
      <text:p text:style-name="P19"><text:span text:style-name="T40">#include "train.h"</text:span></text:p>
      <text:p text:style-name="P109"/>
      <text:p text:style-name="P19"><text:span text:style-name="T40">int get_records_from_file(char[], Train*&amp;, int&amp;);</text:span></text:p>
      <text:p text:style-name="P19"><text:span text:style-name="T40">int put_records_in_file(char[], Train*, int);</text:span></text:p>
      <text:p text:style-name="P19"><text:span text:style-name="T40">void create_index_file(Train*, int);</text:span></text:p>
      <text:p text:style-name="P109"><text:soft-page-break/></text:p>
      <text:p text:style-name="P19"><text:span text:style-name="T40">#endif</text:span></text:p>
      <text:p text:style-name="P87"/>
      <text:p text:style-name="P19"><text:span text:style-name="T35">file.cpp</text:span></text:p>
      <text:p text:style-name="P19"><text:span text:style-name="T41">/*</text:span></text:p>
      <text:p text:style-name="P19"><text:span text:style-name="T40">Файл с функциями для работы с файлами (чтение, запись)</text:span></text:p>
      <text:p text:style-name="P19"><text:span text:style-name="T40">*/</text:span></text:p>
      <text:p text:style-name="P69"/>
      <text:p text:style-name="P19"><text:span text:style-name="T40">#include "file.h"</text:span></text:p>
      <text:p text:style-name="P19"><text:span text:style-name="T40">#include "config_func.h"</text:span></text:p>
      <text:p text:style-name="P19"><text:span text:style-name="T40">#include "sort_func.h"</text:span></text:p>
      <text:p text:style-name="P69"/>
      <text:p text:style-name="P19"><text:span text:style-name="T40">#include &lt;fstream&gt;</text:span></text:p>
      <text:p text:style-name="P19"><text:span text:style-name="T40">#include &lt;iostream&gt;</text:span></text:p>
      <text:p text:style-name="P19"><text:span text:style-name="T40">#include &lt;cstring&gt;</text:span></text:p>
      <text:p text:style-name="P19"><text:span text:style-name="T40">#include &lt;iomanip&gt;</text:span></text:p>
      <text:p text:style-name="P19"><text:span text:style-name="T40">#include &lt;span&gt;</text:span></text:p>
      <text:p text:style-name="P109"/>
      <text:p text:style-name="P19"><text:span text:style-name="T40">// Получение записей из файла</text:span></text:p>
      <text:p text:style-name="P19"><text:span text:style-name="T40">// ======================================================================================</text:span></text:p>
      <text:p text:style-name="P19"><text:span text:style-name="T40">int get_records_from_file(char file_name[], Train* &amp;trains, int&amp; count)</text:span></text:p>
      <text:p text:style-name="P19"><text:span text:style-name="T40">{</text:span></text:p>
      <text:list xml:id="list2505582438" text:style-name="WWNum19">
        <text:list-item>
          <text:p text:style-name="P39"><text:span text:style-name="T40">std::ifstream file(file_name, std::ios::binary); // Создание потока чтения из файла</text:span></text:p>
        </text:list-item>
        <text:list-item>
          <text:p text:style-name="P70"/>
        </text:list-item>
        <text:list-item>
          <text:p text:style-name="P39"><text:span text:style-name="T40">if (!file) { // Проверка на ошибки при открытии файла</text:span></text:p>
          <text:list>
            <text:list-item>
              <text:p text:style-name="P39"><text:span text:style-name="T40">std::cout &lt;&lt; "Файл не открыт!!!" &lt;&lt; std::endl;</text:span></text:p>
            </text:list-item>
            <text:list-item>
              <text:p text:style-name="P39"><text:span text:style-name="T40">return 1;</text:span></text:p>
            </text:list-item>
          </text:list>
        </text:list-item>
        <text:list-item>
          <text:p text:style-name="P39"><text:span text:style-name="T40">}</text:span></text:p>
        </text:list-item>
        <text:list-item>
          <text:p text:style-name="P70"/>
        </text:list-item>
        <text:list-item>
          <text:p text:style-name="P39"><text:span text:style-name="T40">int train_count_in_file;</text:span></text:p>
        </text:list-item>
        <text:list-item>
          <text:p text:style-name="P39"><text:span text:style-name="T40">file.read((char*)(&amp;train_count_in_file), sizeof(train_count_in_file));</text:span></text:p>
        </text:list-item>
        <text:list-item>
          <text:p text:style-name="P70"/>
        </text:list-item>
        <text:list-item>
          <text:p text:style-name="P39"><text:span text:style-name="T40">for (int i = 0; i &lt; train_count_in_file; i++) { // Если файл открыт, то считываем данные</text:span></text:p>
          <text:list>
            <text:list-item>
              <text:p text:style-name="P39"><text:span text:style-name="T40">add_memory_train(trains, count);</text:span></text:p>
            </text:list-item>
            <text:list-item>
              <text:p text:style-name="P39"><text:span text:style-name="T40">file.read((char*)(&amp;trains[count]), sizeof(Train));</text:span></text:p>
            </text:list-item>
            <text:list-item>
              <text:p text:style-name="P39"><text:span text:style-name="T40">count++;</text:span></text:p>
            </text:list-item>
          </text:list>
        </text:list-item>
        <text:list-item>
          <text:p text:style-name="P39"><text:span text:style-name="T40">}</text:span></text:p>
        </text:list-item>
        <text:list-item>
          <text:p text:style-name="P70"/>
        </text:list-item>
        <text:list-item>
          <text:p text:style-name="P39"><text:span text:style-name="T40">return 0;</text:span></text:p>
        </text:list-item>
      </text:list>
      <text:p text:style-name="P19"><text:span text:style-name="T40">}</text:span></text:p>
      <text:p text:style-name="P109"/>
      <text:p text:style-name="P19"><text:span text:style-name="T40">// Запись данных в файл</text:span></text:p>
      <text:p text:style-name="P19"><text:span text:style-name="T40">// ======================================================================================</text:span></text:p>
      <text:p text:style-name="P19"><text:span text:style-name="T40">int put_records_in_file(char file_name[], Train* trains, int count)</text:span></text:p>
      <text:p text:style-name="P19"><text:span text:style-name="T40">{</text:span></text:p>
      <text:list xml:id="list425600450" text:style-name="WWNum20">
        <text:list-item>
          <text:p text:style-name="P40"><text:span text:style-name="T40">std::ofstream file(file_name, std::ios::binary); // Создание потока записи в файл</text:span></text:p>
        </text:list-item>
        <text:list-item>
          <text:p text:style-name="P40"><text:span text:style-name="T40">std::ofstream text_file("output_file.txt");</text:span></text:p>
        </text:list-item>
        <text:list-item>
          <text:p text:style-name="P71"/>
        </text:list-item>
        <text:list-item>
          <text:p text:style-name="P40"><text:span text:style-name="T40">if (!file || !text_file) {</text:span></text:p>
          <text:list>
            <text:list-item>
              <text:p text:style-name="P40"><text:span text:style-name="T40">std::cout &lt;&lt; "Файл не открыт!!!" &lt;&lt; std::endl;</text:span></text:p>
            </text:list-item>
            <text:list-item>
              <text:p text:style-name="P40"><text:soft-page-break/><text:span text:style-name="T40">return 1;</text:span></text:p>
            </text:list-item>
          </text:list>
        </text:list-item>
        <text:list-item>
          <text:p text:style-name="P40"><text:span text:style-name="T40">}</text:span></text:p>
        </text:list-item>
        <text:list-item>
          <text:p text:style-name="P71"/>
        </text:list-item>
        <text:list-item>
          <text:p text:style-name="P40"><text:span text:style-name="T40">file.write((char*)(&amp;count), sizeof(count)); // Запись количества записей в файл</text:span></text:p>
        </text:list-item>
        <text:list-item>
          <text:p text:style-name="P71"/>
        </text:list-item>
        <text:list-item>
          <text:p text:style-name="P40"><text:span text:style-name="T40">text_file &lt;&lt; " Номер" &lt;&lt; '|' &lt;&lt; " Конечная станция" &lt;&lt; '|' &lt;&lt; " Дни следования" &lt;&lt; '|'</text:span></text:p>
        </text:list-item>
        <text:list-item>
          <text:p text:style-name="P40"><text:span text:style-name="T40">&lt;&lt; " Отправление" &lt;&lt; '|' &lt;&lt; "Время в пути" &lt;&lt; '|' &lt;&lt; " Кол-во остановок" &lt;&lt; '|' &lt;&lt; "Время в пути в сутках";</text:span></text:p>
        </text:list-item>
        <text:list-item>
          <text:p text:style-name="P40"><text:span text:style-name="T40">text_file &lt;&lt; std::endl; // Запись шапки в текстовый файл</text:span></text:p>
        </text:list-item>
        <text:list-item>
          <text:p text:style-name="P71"/>
        </text:list-item>
        <text:list-item>
          <text:p text:style-name="P40"><text:span text:style-name="T40">for (auto &amp; train: std::span(trains, count)) { // Цикл по количеству записей</text:span></text:p>
          <text:list>
            <text:list-item>
              <text:p text:style-name="P40"><text:span text:style-name="T40">file.write((char*)(&amp;train), sizeof(Train)); // Запись структуры в файл</text:span></text:p>
            </text:list-item>
          </text:list>
        </text:list-item>
        <text:list-item>
          <text:p text:style-name="P71"/>
          <text:list>
            <text:list-item>
              <text:p text:style-name="P40"><text:span text:style-name="T40">// Запись полей структуры в текстовый файл</text:span></text:p>
            </text:list-item>
            <text:list-item>
              <text:p text:style-name="P40"><text:span text:style-name="T40">text_file &lt;&lt; std::setw(7) &lt;&lt; train.number &lt;&lt; '|'; </text:span></text:p>
            </text:list-item>
            <text:list-item>
              <text:p text:style-name="P40"><text:span text:style-name="T40">text_file &lt;&lt; std::setw(20) &lt;&lt; train.end_station &lt;&lt; '|';</text:span></text:p>
            </text:list-item>
            <text:list-item>
              <text:p text:style-name="P40"><text:span text:style-name="T40">text_file &lt;&lt; std::setw(20) &lt;&lt; train.days &lt;&lt; '|';</text:span></text:p>
            </text:list-item>
            <text:list-item>
              <text:p text:style-name="P40"><text:span text:style-name="T40">text_file &lt;&lt; std::setw(12) &lt;&lt; train.time_departure &lt;&lt; '|';</text:span></text:p>
            </text:list-item>
            <text:list-item>
              <text:p text:style-name="P40"><text:span text:style-name="T40">text_file &lt;&lt; std::setw(12) &lt;&lt; train.time_way &lt;&lt; '|';</text:span></text:p>
            </text:list-item>
            <text:list-item>
              <text:p text:style-name="P40"><text:span text:style-name="T40">text_file &lt;&lt; std::setw(17) &lt;&lt; train.stop_count &lt;&lt; '|';</text:span></text:p>
            </text:list-item>
          </text:list>
        </text:list-item>
        <text:list-item>
          <text:p text:style-name="P71"/>
          <text:list>
            <text:list-item>
              <text:p text:style-name="P40"><text:span text:style-name="T40">// Расчет поля время в пути в сутках</text:span></text:p>
            </text:list-item>
            <text:list-item>
              <text:p text:style-name="P40"><text:span text:style-name="T40">char hours_str1[3] = " ", minutes_str1[3] = " "; // Промежуточные переменные для часов и минут</text:span></text:p>
            </text:list-item>
            <text:list-item>
              <text:p text:style-name="P40"><text:span text:style-name="T40">int end_ch;</text:span></text:p>
            </text:list-item>
            <text:list-item>
              <text:p text:style-name="P40"><text:span text:style-name="T40">double time_in_hours;</text:span></text:p>
            </text:list-item>
          </text:list>
        </text:list-item>
        <text:list-item>
          <text:p text:style-name="P71"/>
          <text:list>
            <text:list-item>
              <text:p text:style-name="P40"><text:span text:style-name="T40">for (int ch = 0; ch &lt; strlen(train.time_way); ch++) { // Запись часов записи</text:span></text:p>
              <text:list>
                <text:list-item>
                  <text:p text:style-name="P40"><text:span text:style-name="T40">if (train.time_way[ch] != ':') { // Сравнение с двоеточием</text:span></text:p>
                  <text:list>
                    <text:list-item>
                      <text:p text:style-name="P40"><text:span text:style-name="T40">hours_str1[ch] = train.time_way[ch];</text:span></text:p>
                    </text:list-item>
                  </text:list>
                </text:list-item>
                <text:list-item>
                  <text:p text:style-name="P40"><text:span text:style-name="T40">}</text:span></text:p>
                </text:list-item>
                <text:list-item>
                  <text:p text:style-name="P40"><text:span text:style-name="T40">else { // Если равны, то записываем индекс</text:span></text:p>
                  <text:list>
                    <text:list-item>
                      <text:p text:style-name="P40"><text:span text:style-name="T40">end_ch = ch + 1;</text:span></text:p>
                    </text:list-item>
                    <text:list-item>
                      <text:p text:style-name="P40"><text:span text:style-name="T40">break;</text:span></text:p>
                    </text:list-item>
                  </text:list>
                </text:list-item>
                <text:list-item>
                  <text:p text:style-name="P40"><text:span text:style-name="T40">}</text:span></text:p>
                </text:list-item>
              </text:list>
            </text:list-item>
            <text:list-item>
              <text:p text:style-name="P40"><text:span text:style-name="T40">}</text:span></text:p>
            </text:list-item>
          </text:list>
        </text:list-item>
        <text:list-item>
          <text:p text:style-name="P71"/>
          <text:list>
            <text:list-item>
              <text:p text:style-name="P40"><text:span text:style-name="T40">minutes_str1[0] = train.time_way[end_ch]; // Запись минут записи</text:span></text:p>
            </text:list-item>
            <text:list-item>
              <text:p text:style-name="P40"><text:span text:style-name="T40">minutes_str1[1] = train.time_way[end_ch + 1];</text:span></text:p>
            </text:list-item>
            <text:list-item>
              <text:p text:style-name="P40"><text:span text:style-name="T40">time_in_hours = float(std::stoi(hours_str1)) + float(std::stoi(minutes_str1)) / 60.0; // Подсчёт времени записи</text:span></text:p>
            </text:list-item>
          </text:list>
        </text:list-item>
        <text:list-item>
          <text:p text:style-name="P71"/>
          <text:list>
            <text:list-item>
              <text:p text:style-name="P40"><text:span text:style-name="T40">text_file &lt;&lt; std::setw(21) &lt;&lt; time_in_hours / 24.;</text:span></text:p>
            </text:list-item>
            <text:list-item>
              <text:p text:style-name="P40"><text:span text:style-name="T40">text_file &lt;&lt; std::endl;</text:span></text:p>
            </text:list-item>
          </text:list>
        </text:list-item>
        <text:list-item>
          <text:p text:style-name="P40"><text:span text:style-name="T40">}</text:span></text:p>
        </text:list-item>
        <text:list-item>
          <text:p text:style-name="P40"><text:span text:style-name="T40">return 0;</text:span></text:p>
        </text:list-item>
      </text:list>
      <text:p text:style-name="P19"><text:span text:style-name="T40">}</text:span></text:p>
      <text:p text:style-name="P109"/>
      <text:p text:style-name="P19"><text:span text:style-name="T40">// Функция создания индексных файлов</text:span></text:p>
      <text:p text:style-name="P19"><text:span text:style-name="T40">// ======================================================================================</text:span></text:p>
      <text:p text:style-name="P19"><text:span text:style-name="T40">void create_index_file(Train* trains, int count)</text:span></text:p>
      <text:p text:style-name="P19"><text:span text:style-name="T40">{</text:span></text:p>
      <text:list xml:id="list2441978072" text:style-name="WWNum21">
        <text:list-item>
          <text:p text:style-name="P41"><text:soft-page-break/><text:span text:style-name="T40">Train* trains_buffer = new Train[count];</text:span></text:p>
        </text:list-item>
        <text:list-item>
          <text:p text:style-name="P41"><text:span text:style-name="T40">int* index = new int[count];</text:span></text:p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trains_buffer[i] = trains[i]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pan text:style-name="T40">number_sort(trains_buffer, index, count);</text:span></text:p>
        </text:list-item>
        <text:list-item>
          <text:p text:style-name="P41"><text:span text:style-name="T40">std::ofstream file("index_file/number_sort.txt", std::ios::binary);</text:span></text:p>
        </text:list-item>
        <text:list-item>
          <text:p text:style-name="P72"/>
        </text:list-item>
        <text:list-item>
          <text:p text:style-name="P41"><text:span text:style-name="T40">file.write((char*)(&amp;count), sizeof(int));</text:span></text:p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file.write((char*)(&amp;index[i]), sizeof(int))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pan text:style-name="T40">file.close();</text:span></text:p>
        </text:list-item>
        <text:list-item>
          <text:p text:style-name="P72"/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trains_buffer[i] = trains[i]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pan text:style-name="T40">end_station_sort(trains_buffer, index, count);</text:span></text:p>
        </text:list-item>
        <text:list-item>
          <text:p text:style-name="P41"><text:span text:style-name="T40">file.open("index_file/end_station_sort.txt", std::ios::binary);</text:span></text:p>
        </text:list-item>
        <text:list-item>
          <text:p text:style-name="P72"/>
        </text:list-item>
        <text:list-item>
          <text:p text:style-name="P41"><text:span text:style-name="T40">file.write((char*)(&amp;count), sizeof(int));</text:span></text:p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file.write((char*)(&amp;index[i]), sizeof(int))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pan text:style-name="T40">file.close();</text:span></text:p>
        </text:list-item>
        <text:list-item>
          <text:p text:style-name="P72"/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trains_buffer[i] = trains[i]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pan text:style-name="T40">departure_time_sort(trains_buffer, index, count);</text:span></text:p>
        </text:list-item>
        <text:list-item>
          <text:p text:style-name="P41"><text:span text:style-name="T40">file.open("index_file/departure_time_sort.txt", std::ios::binary);</text:span></text:p>
        </text:list-item>
        <text:list-item>
          <text:p text:style-name="P72"/>
        </text:list-item>
        <text:list-item>
          <text:p text:style-name="P41"><text:span text:style-name="T40">file.write((char*)(&amp;count), sizeof(int));</text:span></text:p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file.write((char*)(&amp;index[i]), sizeof(int))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pan text:style-name="T40">file.close();</text:span></text:p>
        </text:list-item>
        <text:list-item>
          <text:p text:style-name="P72"/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trains_buffer[i] = trains[i]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pan text:style-name="T40">way_time_sort(trains_buffer, index, count);</text:span></text:p>
        </text:list-item>
        <text:list-item>
          <text:p text:style-name="P41"><text:span text:style-name="T40">file.open("index_file/way_time_sort.txt", std::ios::binary);</text:span></text:p>
        </text:list-item>
        <text:list-item>
          <text:p text:style-name="P72"/>
        </text:list-item>
        <text:list-item>
          <text:p text:style-name="P41"><text:span text:style-name="T40">file.write((char*)(&amp;count), sizeof(int));</text:span></text:p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file.write((char*)(&amp;index[i]), sizeof(int))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pan text:style-name="T40">file.close();</text:span></text:p>
        </text:list-item>
        <text:list-item>
          <text:p text:style-name="P72"/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trains_buffer[i] = trains[i]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oft-page-break/><text:span text:style-name="T40">stop_count_sort(trains_buffer, index, count);</text:span></text:p>
        </text:list-item>
        <text:list-item>
          <text:p text:style-name="P41"><text:span text:style-name="T40">file.open("index_file/stop_count_sort.txt", std::ios::binary);</text:span></text:p>
        </text:list-item>
        <text:list-item>
          <text:p text:style-name="P72"/>
        </text:list-item>
        <text:list-item>
          <text:p text:style-name="P41"><text:span text:style-name="T40">file.write((char*)(&amp;count), sizeof(int));</text:span></text:p>
        </text:list-item>
        <text:list-item>
          <text:p text:style-name="P41"><text:span text:style-name="T40">for (int i = 0; i &lt; count; i++) {</text:span></text:p>
          <text:list>
            <text:list-item>
              <text:p text:style-name="P41"><text:span text:style-name="T40">file.write((char*)(&amp;index[i]), sizeof(int));</text:span></text:p>
            </text:list-item>
          </text:list>
        </text:list-item>
        <text:list-item>
          <text:p text:style-name="P41"><text:span text:style-name="T40">}</text:span></text:p>
        </text:list-item>
        <text:list-item>
          <text:p text:style-name="P41"><text:span text:style-name="T40">file.close();</text:span></text:p>
        </text:list-item>
      </text:list>
      <text:p text:style-name="P19"><text:span text:style-name="T40">}</text:span></text:p>
      <text:p text:style-name="P87"/>
      <text:p text:style-name="P19"><text:span text:style-name="T35">clear.h</text:span></text:p>
      <text:p text:style-name="P19"><text:span text:style-name="T41">#ifndef CLEAR_H</text:span></text:p>
      <text:p text:style-name="P19"><text:span text:style-name="T40">#define CLEAR_H</text:span></text:p>
      <text:p text:style-name="P69"/>
      <text:p text:style-name="P19"><text:span text:style-name="T40">void clear();</text:span></text:p>
      <text:p text:style-name="P69"/>
      <text:p text:style-name="P19"><text:span text:style-name="T40">#endif</text:span></text:p>
      <text:p text:style-name="P94"/>
      <text:p text:style-name="P19"><text:span text:style-name="T35">clear.cpp</text:span></text:p>
      <text:p text:style-name="P19"><text:span text:style-name="T41">#include "clear.h"</text:span></text:p>
      <text:p text:style-name="P69"/>
      <text:p text:style-name="P19"><text:span text:style-name="T40">#include &lt;iostream&gt; </text:span></text:p>
      <text:p text:style-name="P109"/>
      <text:p text:style-name="P19"><text:span text:style-name="T40">// Функция очистки экрана для linux</text:span></text:p>
      <text:p text:style-name="P19"><text:span text:style-name="T40">// ======================================================================================</text:span></text:p>
      <text:p text:style-name="P19"><text:span text:style-name="T40">void clear()</text:span></text:p>
      <text:p text:style-name="P19"><text:span text:style-name="T40">{</text:span></text:p>
      <text:list xml:id="list3719004334" text:style-name="WWNum22">
        <text:list-item>
          <text:p text:style-name="P42"><text:span text:style-name="T40">system("clear");</text:span></text:p>
        </text:list-item>
      </text:list>
      <text:p text:style-name="P19"><text:span text:style-name="T40">}</text:span></text:p>
      <text:p text:style-name="P99"/>
      <text:p text:style-name="P19"><text:span text:style-name="T35">config_func.h</text:span></text:p>
      <text:p text:style-name="P19"><text:span text:style-name="T41">#ifndef CONFIG_FUNC_H</text:span></text:p>
      <text:p text:style-name="P19"><text:span text:style-name="T40">#define CONFIG_FUNC_H</text:span></text:p>
      <text:p text:style-name="P69"/>
      <text:p text:style-name="P19"><text:span text:style-name="T40">#include "train.h"</text:span></text:p>
      <text:p text:style-name="P109"/>
      <text:p text:style-name="P19"><text:span text:style-name="T40">void add_memory_train(Train*&amp;, int&amp;);</text:span></text:p>
      <text:p text:style-name="P19"><text:span text:style-name="T40">void sub_memory_train(Train*&amp;, int&amp;);</text:span></text:p>
      <text:p text:style-name="P19"><text:span text:style-name="T40">void save_trains_in_buffer(Train*, TrainBuffer*, int, int&amp;);</text:span></text:p>
      <text:p text:style-name="P69"/>
      <text:p text:style-name="P19"><text:span text:style-name="T40">#endif</text:span></text:p>
      <text:p text:style-name="P95"/>
      <text:p text:style-name="P19"><text:span text:style-name="T35">config_func.cpp</text:span></text:p>
      <text:p text:style-name="P19"><text:span text:style-name="T41">/*</text:span></text:p>
      <text:p text:style-name="P19"><text:span text:style-name="T40">Файл с функциями для работы с памятью</text:span></text:p>
      <text:p text:style-name="P19"><text:span text:style-name="T40">*/</text:span></text:p>
      <text:p text:style-name="P69"/>
      <text:p text:style-name="P19"><text:span text:style-name="T40">#include "config_func.h"</text:span></text:p>
      <text:p text:style-name="P69"/>
      <text:p text:style-name="P19"><text:span text:style-name="T40">#include &lt;span&gt;</text:span></text:p>
      <text:p text:style-name="P109"><text:soft-page-break/></text:p>
      <text:p text:style-name="P19"><text:span text:style-name="T40">// Функция выделения дополнительной ячейки памяти</text:span></text:p>
      <text:p text:style-name="P19"><text:span text:style-name="T40">// ======================================================================================</text:span></text:p>
      <text:p text:style-name="P19"><text:span text:style-name="T40">void add_memory_train(Train* &amp;trains, int&amp; count)</text:span></text:p>
      <text:p text:style-name="P19"><text:span text:style-name="T40">{</text:span></text:p>
      <text:list xml:id="list846639306" text:style-name="WWNum28">
        <text:list-item>
          <text:p text:style-name="P43"><text:span text:style-name="T40">Train* buffer_trains = new Train[count]; // Создание временного буфера</text:span></text:p>
        </text:list-item>
        <text:list-item>
          <text:p text:style-name="P73"/>
        </text:list-item>
        <text:list-item>
          <text:p text:style-name="P43"><text:span text:style-name="T40">for (int i = 0; auto train: std::span(trains, count)) { // Перепись данных в буфер</text:span></text:p>
          <text:list>
            <text:list-item>
              <text:p text:style-name="P43"><text:span text:style-name="T40">buffer_trains[i] = train;</text:span></text:p>
            </text:list-item>
            <text:list-item>
              <text:p text:style-name="P43"><text:span text:style-name="T40">i++;</text:span></text:p>
            </text:list-item>
          </text:list>
        </text:list-item>
        <text:list-item>
          <text:p text:style-name="P43"><text:span text:style-name="T40">}</text:span></text:p>
        </text:list-item>
        <text:list-item>
          <text:p text:style-name="P73"/>
        </text:list-item>
        <text:list-item>
          <text:p text:style-name="P43"><text:span text:style-name="T40">delete[] trains; // Удаление указателя</text:span></text:p>
        </text:list-item>
        <text:list-item>
          <text:p text:style-name="P43"><text:span text:style-name="T40">trains = new Train[count + 1]; // Создание нового указателя с большим количеством элементов</text:span></text:p>
        </text:list-item>
        <text:list-item>
          <text:p text:style-name="P73"/>
        </text:list-item>
        <text:list-item>
          <text:p text:style-name="P43"><text:span text:style-name="T40">for (int i = 0; auto train: std::span(buffer_trains, count)) { // Перепись данных из буфера в массив</text:span></text:p>
          <text:list>
            <text:list-item>
              <text:p text:style-name="P43"><text:span text:style-name="T40">trains[i] = train;</text:span></text:p>
            </text:list-item>
            <text:list-item>
              <text:p text:style-name="P43"><text:span text:style-name="T40">i++;</text:span></text:p>
            </text:list-item>
          </text:list>
        </text:list-item>
        <text:list-item>
          <text:p text:style-name="P43"><text:span text:style-name="T40">}</text:span></text:p>
        </text:list-item>
        <text:list-item>
          <text:p text:style-name="P43"><text:span text:style-name="T40">delete[] buffer_trains; // Удаление буфера</text:span></text:p>
        </text:list-item>
      </text:list>
      <text:p text:style-name="P19"><text:span text:style-name="T40">}</text:span></text:p>
      <text:p text:style-name="P109"/>
      <text:p text:style-name="P19"><text:span text:style-name="T40">// Функция очищения ячейки памяти</text:span></text:p>
      <text:p text:style-name="P19"><text:span text:style-name="T40">// ======================================================================================</text:span></text:p>
      <text:p text:style-name="P19"><text:span text:style-name="T40">void sub_memory_train(Train* &amp;trains, int&amp; count)</text:span></text:p>
      <text:p text:style-name="P19"><text:span text:style-name="T40">{</text:span></text:p>
      <text:list xml:id="list1656310482" text:style-name="WWNum29">
        <text:list-item>
          <text:p text:style-name="P44"><text:span text:style-name="T40">Train* buffer_trains = new Train[count - 1]; // Создание временного буфера</text:span></text:p>
        </text:list-item>
        <text:list-item>
          <text:p text:style-name="P74"/>
        </text:list-item>
        <text:list-item>
          <text:p text:style-name="P44"><text:span text:style-name="T40">for (int i = 0; i &lt; count - 1; i++) { // Перепись данных в буфер</text:span></text:p>
          <text:list>
            <text:list-item>
              <text:p text:style-name="P44"><text:span text:style-name="T40">buffer_trains[i] = trains[i];</text:span></text:p>
            </text:list-item>
          </text:list>
        </text:list-item>
        <text:list-item>
          <text:p text:style-name="P44"><text:span text:style-name="T40">}</text:span></text:p>
        </text:list-item>
        <text:list-item>
          <text:p text:style-name="P74"/>
        </text:list-item>
        <text:list-item>
          <text:p text:style-name="P44"><text:span text:style-name="T40">delete[] trains; // Удаление указателя</text:span></text:p>
        </text:list-item>
        <text:list-item>
          <text:p text:style-name="P44"><text:span text:style-name="T40">trains = new Train[count - 1]; // Создание нового указателя с меньшим количеством элементов</text:span></text:p>
        </text:list-item>
        <text:list-item>
          <text:p text:style-name="P74"/>
        </text:list-item>
        <text:list-item>
          <text:p text:style-name="P44"><text:span text:style-name="T40">for (int i = 0; i &lt; count - 1; i++) { // Перепись данных из буфера в массив</text:span></text:p>
          <text:list>
            <text:list-item>
              <text:p text:style-name="P44"><text:span text:style-name="T40">trains[i] = buffer_trains[i];</text:span></text:p>
            </text:list-item>
          </text:list>
        </text:list-item>
        <text:list-item>
          <text:p text:style-name="P44"><text:span text:style-name="T40">}</text:span></text:p>
        </text:list-item>
        <text:list-item>
          <text:p text:style-name="P44"><text:span text:style-name="T40">delete[] buffer_trains; // Удаление буфера</text:span></text:p>
        </text:list-item>
      </text:list>
      <text:p text:style-name="P19"><text:span text:style-name="T40">}</text:span></text:p>
      <text:p text:style-name="P109"/>
      <text:p text:style-name="P19"><text:span text:style-name="T40">// Функция сохраниения состояния массива в буфер для отмены</text:span></text:p>
      <text:p text:style-name="P19"><text:span text:style-name="T40">// ======================================================================================</text:span></text:p>
      <text:p text:style-name="P19"><text:span text:style-name="T40">void save_trains_in_buffer(Train* trains, TrainBuffer* trains_buffer, int count, int&amp; buffer_count)</text:span></text:p>
      <text:p text:style-name="P19"><text:span text:style-name="T40">{</text:span></text:p>
      <text:list xml:id="list3699643451" text:style-name="WWNum30">
        <text:list-item>
          <text:p text:style-name="P45"><text:span text:style-name="T40">if (buffer_count == 10) {</text:span></text:p>
          <text:list>
            <text:list-item>
              <text:p text:style-name="P45"><text:soft-page-break/><text:span text:style-name="T40">delete[] trains_buffer[0].trains; // Удаление первого состояния</text:span></text:p>
            </text:list-item>
            <text:list-item>
              <text:p text:style-name="P45"><text:span text:style-name="T40">for (int i = 0; i &lt; buffer_count - 1; i++) { // Сдвиг всех элементов назад на один</text:span></text:p>
              <text:list>
                <text:list-item>
                  <text:p text:style-name="P45"><text:span text:style-name="T40">trains_buffer[i] = trains_buffer[i + 1];</text:span></text:p>
                </text:list-item>
              </text:list>
            </text:list-item>
            <text:list-item>
              <text:p text:style-name="P45"><text:span text:style-name="T40">}</text:span></text:p>
            </text:list-item>
            <text:list-item>
              <text:p text:style-name="P45"><text:span text:style-name="T40">buffer_count = 9; // Изменение количества</text:span></text:p>
            </text:list-item>
          </text:list>
        </text:list-item>
        <text:list-item>
          <text:p text:style-name="P45"><text:span text:style-name="T40">}</text:span></text:p>
        </text:list-item>
        <text:list-item>
          <text:p text:style-name="P75"/>
        </text:list-item>
        <text:list-item>
          <text:p text:style-name="P45"><text:span text:style-name="T40">trains_buffer[buffer_count].count = count; // Запись количества поездов</text:span></text:p>
        </text:list-item>
        <text:list-item>
          <text:p text:style-name="P45"><text:span text:style-name="T40">trains_buffer[buffer_count].trains = new Train[count]; // Запись поездов</text:span></text:p>
        </text:list-item>
        <text:list-item>
          <text:p text:style-name="P45"><text:span text:style-name="T40">for (int i = 0; auto train: std::span(trains, count)) { // Перепись поездов из массива в буфер для отмены</text:span></text:p>
          <text:list>
            <text:list-item>
              <text:p text:style-name="P45"><text:span text:style-name="T40">trains_buffer[buffer_count].trains[i] = train;</text:span></text:p>
            </text:list-item>
            <text:list-item>
              <text:p text:style-name="P45"><text:span text:style-name="T40">i++;</text:span></text:p>
            </text:list-item>
          </text:list>
        </text:list-item>
        <text:list-item>
          <text:p text:style-name="P45"><text:span text:style-name="T40">}</text:span></text:p>
        </text:list-item>
        <text:list-item>
          <text:p text:style-name="P75"/>
        </text:list-item>
        <text:list-item>
          <text:p text:style-name="P45"><text:span text:style-name="T40">buffer_count++; // Увеличение количества состояний в буфере</text:span></text:p>
        </text:list-item>
      </text:list>
      <text:p text:style-name="P19"><text:span text:style-name="T40">}</text:span></text:p>
      <text:p text:style-name="P100"/>
      <text:p text:style-name="P95"/>
      <text:p text:style-name="P19"><text:span text:style-name="T41">/*</text:span></text:p>
      <text:p text:style-name="P19"><text:span text:style-name="T40">Файл с функциями для удаления записей</text:span></text:p>
      <text:p text:style-name="P19"><text:span text:style-name="T40">*/</text:span></text:p>
      <text:p text:style-name="P69"/>
      <text:p text:style-name="P19"><text:span text:style-name="T40">#include "delete_func.h"</text:span></text:p>
      <text:p text:style-name="P19"><text:span text:style-name="T40">#include "config_func.h"</text:span></text:p>
      <text:p text:style-name="P19"><text:span text:style-name="T40">#include "file.h"</text:span></text:p>
      <text:p text:style-name="P69"/>
      <text:p text:style-name="P19"><text:span text:style-name="T40">#include &lt;iostream&gt;</text:span></text:p>
      <text:p text:style-name="P19"><text:span text:style-name="T40">#include &lt;cstring&gt;</text:span></text:p>
      <text:p text:style-name="P109"/>
      <text:p text:style-name="P111"><text:span text:style-name="T35">delete_func.h</text:span></text:p>
      <text:p text:style-name="P111"><text:span text:style-name="T41">#ifndef DELETE_FUNC_H</text:span></text:p>
      <text:p text:style-name="P19"><text:span text:style-name="T40">#define DELETE_FUNC_H</text:span></text:p>
      <text:p text:style-name="P69"/>
      <text:p text:style-name="P19"><text:span text:style-name="T40">#include "train.h"</text:span></text:p>
      <text:p text:style-name="P109"/>
      <text:p text:style-name="P19"><text:span text:style-name="T40">void delete_train_by_number(Train*&amp;, int&amp;, char[5]);</text:span></text:p>
      <text:p text:style-name="P19"><text:span text:style-name="T40">void delete_train_by_end_station(Train*&amp;, int&amp;, char[256]);</text:span></text:p>
      <text:p text:style-name="P19"><text:span text:style-name="T40">void delete_train_by_departure_time(Train*&amp;, int&amp;, char[7]);</text:span></text:p>
      <text:p text:style-name="P19"><text:span text:style-name="T40">void delete_train_by_way_time(Train*&amp;, int&amp;, char[7]);</text:span></text:p>
      <text:p text:style-name="P19"><text:span text:style-name="T40">void delete_train_by_stop_count(Train*&amp;, int&amp;, int);</text:span></text:p>
      <text:p text:style-name="P69"/>
      <text:p text:style-name="P19"><text:span text:style-name="T40">#endif</text:span></text:p>
      <text:p text:style-name="P112"/>
      <text:p text:style-name="P111"><text:span text:style-name="T35">delete_func.cpp</text:span></text:p>
      <text:p text:style-name="P111"><text:span text:style-name="T40">// Удаление поезда по номеру</text:span></text:p>
      <text:p text:style-name="P19"><text:soft-page-break/><text:span text:style-name="T40">// ======================================================================================</text:span></text:p>
      <text:p text:style-name="P19"><text:span text:style-name="T40">void delete_train_by_number(Train* &amp;trains, int&amp; count, char number[5]) </text:span></text:p>
      <text:p text:style-name="P19"><text:span text:style-name="T40">{</text:span></text:p>
      <text:list xml:id="list1427673473" text:style-name="WWNum23">
        <text:list-item>
          <text:p text:style-name="P46"><text:span text:style-name="T40">int i = 0;</text:span></text:p>
        </text:list-item>
        <text:list-item>
          <text:p text:style-name="P46"><text:span text:style-name="T40">while (i &lt; count) {</text:span></text:p>
          <text:list>
            <text:list-item>
              <text:p text:style-name="P46"><text:span text:style-name="T40">if (strcmp(trains[i].number, number) == 0) { // Сравнение номеров</text:span></text:p>
              <text:list>
                <text:list-item>
                  <text:p text:style-name="P46"><text:span text:style-name="T40">if (i != count - 1) {</text:span></text:p>
                  <text:list>
                    <text:list-item>
                      <text:p text:style-name="P46"><text:span text:style-name="T40">for (int j = i; j &lt; count - 1; j++) { // Сдвиг записей на один назад</text:span></text:p>
                      <text:list>
                        <text:list-item>
                          <text:p text:style-name="P46"><text:span text:style-name="T40">trains[j] = trains[j + 1];</text:span></text:p>
                        </text:list-item>
                      </text:list>
                    </text:list-item>
                    <text:list-item>
                      <text:p text:style-name="P46"><text:span text:style-name="T40">}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/>
          <text:list>
            <text:list-item>
              <text:list>
                <text:list-item>
                  <text:list>
                    <text:list-item>
                      <text:p text:style-name="P46"><text:span text:style-name="T40">sub_memory_train(trains, count);</text:span></text:p>
                    </text:list-item>
                    <text:list-item>
                      <text:p text:style-name="P46"><text:span text:style-name="T40">count--;</text:span></text:p>
                    </text:list-item>
                    <text:list-item>
                      <text:p text:style-name="P46"><text:span text:style-name="T40">break;</text:span></text:p>
                    </text:list-item>
                  </text:list>
                </text:list-item>
                <text:list-item>
                  <text:p text:style-name="P46"><text:span text:style-name="T40">}</text:span></text:p>
                </text:list-item>
                <text:list-item>
                  <text:p text:style-name="P46"><text:span text:style-name="T40">else {</text:span></text:p>
                  <text:list>
                    <text:list-item>
                      <text:p text:style-name="P46"><text:span text:style-name="T40">sub_memory_train(trains, count);</text:span></text:p>
                    </text:list-item>
                    <text:list-item>
                      <text:p text:style-name="P46"><text:span text:style-name="T40">count--;</text:span></text:p>
                    </text:list-item>
                    <text:list-item>
                      <text:p text:style-name="P46"><text:span text:style-name="T40">break;</text:span></text:p>
                    </text:list-item>
                  </text:list>
                </text:list-item>
                <text:list-item>
                  <text:p text:style-name="P46"><text:span text:style-name="T40">}</text:span></text:p>
                </text:list-item>
              </text:list>
            </text:list-item>
            <text:list-item>
              <text:p text:style-name="P46"><text:span text:style-name="T40">}</text:span></text:p>
            </text:list-item>
            <text:list-item>
              <text:p text:style-name="P46"><text:span text:style-name="T40">i++;</text:span></text:p>
            </text:list-item>
          </text:list>
        </text:list-item>
        <text:list-item>
          <text:p text:style-name="P46"><text:span text:style-name="T40">}</text:span></text:p>
        </text:list-item>
        <text:list-item>
          <text:p text:style-name="P46"><text:span text:style-name="T40">create_index_file(trains, count);</text:span></text:p>
        </text:list-item>
      </text:list>
      <text:p text:style-name="P19"><text:span text:style-name="T40">}</text:span></text:p>
      <text:p text:style-name="P109"/>
      <text:p text:style-name="P19"><text:span text:style-name="T40">// Удаление поездов по названию конечной станции</text:span></text:p>
      <text:p text:style-name="P19"><text:span text:style-name="T40">// ======================================================================================</text:span></text:p>
      <text:p text:style-name="P19"><text:span text:style-name="T40">void delete_train_by_end_station(Train* &amp;trains, int&amp; count, char end_station[256])</text:span></text:p>
      <text:p text:style-name="P19"><text:span text:style-name="T40">{</text:span></text:p>
      <text:list xml:id="list1514748269" text:style-name="WWNum24">
        <text:list-item>
          <text:p text:style-name="P47"><text:span text:style-name="T40">int i = 0;</text:span></text:p>
        </text:list-item>
        <text:list-item>
          <text:p text:style-name="P47"><text:span text:style-name="T40">while (i &lt; count) {</text:span></text:p>
          <text:list>
            <text:list-item>
              <text:p text:style-name="P47"><text:span text:style-name="T40">bool is_equal = true;</text:span></text:p>
            </text:list-item>
            <text:list-item>
              <text:p text:style-name="P47"><text:span text:style-name="T40">if (strlen(trains[i].end_station) &lt; strlen(end_station)) { // Проверка на длину</text:span></text:p>
              <text:list>
                <text:list-item>
                  <text:p text:style-name="P47"><text:span text:style-name="T40">is_equal = false;</text:span></text:p>
                </text:list-item>
              </text:list>
            </text:list-item>
            <text:list-item>
              <text:p text:style-name="P47"><text:span text:style-name="T40">}</text:span></text:p>
            </text:list-item>
            <text:list-item>
              <text:p text:style-name="P47"><text:span text:style-name="T40">else {</text:span></text:p>
              <text:list>
                <text:list-item>
                  <text:p text:style-name="P47"><text:span text:style-name="T40">for (int j = 0; j &lt; strlen(end_station); j++) { // Сравнение названия станции</text:span></text:p>
                  <text:list>
                    <text:list-item>
                      <text:p text:style-name="P47"><text:span text:style-name="T40">if (trains[i].end_station[j] != end_station[j]) {</text:span></text:p>
                      <text:list>
                        <text:list-item>
                          <text:p text:style-name="P47"><text:span text:style-name="T40">is_equal = false;</text:span></text:p>
                        </text:list-item>
                        <text:list-item>
                          <text:p text:style-name="P47"><text:span text:style-name="T40">break;</text:span></text:p>
                        </text:list-item>
                      </text:list>
                    </text:list-item>
                    <text:list-item>
                      <text:p text:style-name="P47"><text:span text:style-name="T40">}</text:span></text:p>
                    </text:list-item>
                  </text:list>
                </text:list-item>
                <text:list-item>
                  <text:p text:style-name="P47"><text:span text:style-name="T40">}</text:span></text:p>
                </text:list-item>
              </text:list>
            </text:list-item>
            <text:list-item>
              <text:p text:style-name="P47"><text:span text:style-name="T40">}</text:span></text:p>
            </text:list-item>
            <text:list-item>
              <text:p text:style-name="P47"><text:span text:style-name="T40">if (is_equal) {</text:span></text:p>
              <text:list>
                <text:list-item>
                  <text:p text:style-name="P47"><text:span text:style-name="T40">for (int j = i; j &lt; count - 1; j++) { // Сдвиг на один назад</text:span></text:p>
                  <text:list>
                    <text:list-item>
                      <text:p text:style-name="P47"><text:span text:style-name="T40">trains[j] = trains[j + 1];</text:span></text:p>
                    </text:list-item>
                  </text:list>
                </text:list-item>
                <text:list-item>
                  <text:p text:style-name="P47"><text:span text:style-name="T40">}</text:span></text:p>
                </text:list-item>
                <text:list-item>
                  <text:p text:style-name="P47"><text:span text:style-name="T40">i--;</text:span></text:p>
                </text:list-item>
                <text:list-item>
                  <text:p text:style-name="P47"><text:span text:style-name="T40">sub_memory_train(trains, count);</text:span></text:p>
                </text:list-item>
                <text:list-item>
                  <text:p text:style-name="P47"><text:span text:style-name="T40">count--;</text:span></text:p>
                </text:list-item>
              </text:list>
            </text:list-item>
            <text:list-item>
              <text:p text:style-name="P47"><text:span text:style-name="T40">}</text:span></text:p>
            </text:list-item>
            <text:list-item>
              <text:p text:style-name="P47"><text:soft-page-break/><text:span text:style-name="T40">i++;</text:span></text:p>
            </text:list-item>
          </text:list>
        </text:list-item>
        <text:list-item>
          <text:p text:style-name="P47"><text:span text:style-name="T40">}</text:span></text:p>
        </text:list-item>
        <text:list-item>
          <text:p text:style-name="P47"><text:span text:style-name="T40">create_index_file(trains, count);</text:span></text:p>
        </text:list-item>
      </text:list>
      <text:p text:style-name="P19"><text:span text:style-name="T40">}</text:span></text:p>
      <text:p text:style-name="P109"/>
      <text:p text:style-name="P19"><text:span text:style-name="T40">// Удаление поездов по времени отправления</text:span></text:p>
      <text:p text:style-name="P19"><text:span text:style-name="T40">// ======================================================================================</text:span></text:p>
      <text:p text:style-name="P19"><text:span text:style-name="T40">void delete_train_by_departure_time(Train* &amp;trains, int&amp; count, char departure_time[7])</text:span></text:p>
      <text:p text:style-name="P19"><text:span text:style-name="T40">{</text:span></text:p>
      <text:list xml:id="list4031924689" text:style-name="WWNum25">
        <text:list-item>
          <text:p text:style-name="P48"><text:span text:style-name="T40">int i = 0;</text:span></text:p>
        </text:list-item>
        <text:list-item>
          <text:p text:style-name="P48"><text:span text:style-name="T40">while (i &lt; count) {</text:span></text:p>
          <text:list>
            <text:list-item>
              <text:p text:style-name="P48"><text:span text:style-name="T40">bool is_equal = true;</text:span></text:p>
            </text:list-item>
            <text:list-item>
              <text:p text:style-name="P48"><text:span text:style-name="T40">if (strlen(trains[i].time_departure) &lt; strlen(departure_time)) { // Проверка на длину</text:span></text:p>
              <text:list>
                <text:list-item>
                  <text:p text:style-name="P48"><text:span text:style-name="T40">is_equal = false;</text:span></text:p>
                </text:list-item>
              </text:list>
            </text:list-item>
            <text:list-item>
              <text:p text:style-name="P48"><text:span text:style-name="T40">}</text:span></text:p>
            </text:list-item>
            <text:list-item>
              <text:p text:style-name="P48"><text:span text:style-name="T40">else {</text:span></text:p>
              <text:list>
                <text:list-item>
                  <text:p text:style-name="P48"><text:span text:style-name="T40">for (int j = 0; j &lt; strlen(departure_time); j++) { // Сравнение времени отправления</text:span></text:p>
                  <text:list>
                    <text:list-item>
                      <text:p text:style-name="P48"><text:span text:style-name="T40">if (trains[i].time_departure[j] != departure_time[j]) {</text:span></text:p>
                      <text:list>
                        <text:list-item>
                          <text:p text:style-name="P48"><text:span text:style-name="T40">is_equal = false;</text:span></text:p>
                        </text:list-item>
                        <text:list-item>
                          <text:p text:style-name="P48"><text:span text:style-name="T40">break;</text:span></text:p>
                        </text:list-item>
                      </text:list>
                    </text:list-item>
                    <text:list-item>
                      <text:p text:style-name="P48"><text:span text:style-name="T40">}</text:span></text:p>
                    </text:list-item>
                  </text:list>
                </text:list-item>
                <text:list-item>
                  <text:p text:style-name="P48"><text:span text:style-name="T40">}</text:span></text:p>
                </text:list-item>
              </text:list>
            </text:list-item>
            <text:list-item>
              <text:p text:style-name="P48"><text:span text:style-name="T40">}</text:span></text:p>
            </text:list-item>
            <text:list-item>
              <text:p text:style-name="P48"><text:span text:style-name="T40">if (is_equal) {</text:span></text:p>
              <text:list>
                <text:list-item>
                  <text:p text:style-name="P48"><text:span text:style-name="T40">for (int j = i; j &lt; count - 1; j++) { // Сдвиг на один назад</text:span></text:p>
                  <text:list>
                    <text:list-item>
                      <text:p text:style-name="P48"><text:span text:style-name="T40">trains[j] = trains[j + 1];</text:span></text:p>
                    </text:list-item>
                  </text:list>
                </text:list-item>
                <text:list-item>
                  <text:p text:style-name="P48"><text:span text:style-name="T40">}</text:span></text:p>
                </text:list-item>
                <text:list-item>
                  <text:p text:style-name="P48"><text:span text:style-name="T40">i--;</text:span></text:p>
                </text:list-item>
                <text:list-item>
                  <text:p text:style-name="P48"><text:span text:style-name="T40">sub_memory_train(trains, count);</text:span></text:p>
                </text:list-item>
                <text:list-item>
                  <text:p text:style-name="P48"><text:span text:style-name="T40">count--;</text:span></text:p>
                </text:list-item>
              </text:list>
            </text:list-item>
            <text:list-item>
              <text:p text:style-name="P48"><text:span text:style-name="T40">}</text:span></text:p>
            </text:list-item>
            <text:list-item>
              <text:p text:style-name="P48"><text:span text:style-name="T40">i++;</text:span></text:p>
            </text:list-item>
          </text:list>
        </text:list-item>
        <text:list-item>
          <text:p text:style-name="P48"><text:span text:style-name="T40">}</text:span></text:p>
        </text:list-item>
        <text:list-item>
          <text:p text:style-name="P48"><text:span text:style-name="T40">create_index_file(trains, count);</text:span></text:p>
        </text:list-item>
      </text:list>
      <text:p text:style-name="P19"><text:span text:style-name="T40">}</text:span></text:p>
      <text:p text:style-name="P109"/>
      <text:p text:style-name="P19"><text:span text:style-name="T40">// Удаление поездов по времени в пути</text:span></text:p>
      <text:p text:style-name="P19"><text:span text:style-name="T40">// ======================================================================================</text:span></text:p>
      <text:p text:style-name="P19"><text:span text:style-name="T40">void delete_train_by_way_time(Train* &amp;trains, int&amp; count, char way_time[7])</text:span></text:p>
      <text:p text:style-name="P19"><text:span text:style-name="T40">{</text:span></text:p>
      <text:list xml:id="list159250291" text:style-name="WWNum26">
        <text:list-item>
          <text:p text:style-name="P49"><text:span text:style-name="T40">int i = 0;</text:span></text:p>
        </text:list-item>
        <text:list-item>
          <text:p text:style-name="P49"><text:span text:style-name="T40">while (i &lt; count) {</text:span></text:p>
          <text:list>
            <text:list-item>
              <text:p text:style-name="P49"><text:span text:style-name="T40">bool is_equal = true;</text:span></text:p>
            </text:list-item>
            <text:list-item>
              <text:p text:style-name="P49"><text:span text:style-name="T40">if (strlen(trains[i].time_way) &lt; strlen(way_time)) { // Проверка на длину</text:span></text:p>
              <text:list>
                <text:list-item>
                  <text:p text:style-name="P49"><text:span text:style-name="T40">is_equal = false;</text:span></text:p>
                </text:list-item>
              </text:list>
            </text:list-item>
            <text:list-item>
              <text:p text:style-name="P49"><text:span text:style-name="T40">}</text:span></text:p>
            </text:list-item>
            <text:list-item>
              <text:p text:style-name="P49"><text:span text:style-name="T40">else {</text:span></text:p>
              <text:list>
                <text:list-item>
                  <text:p text:style-name="P49"><text:span text:style-name="T40">for (int j = 0; j &lt; strlen(way_time); j++) { // Сравнение времени в пути</text:span></text:p>
                  <text:list>
                    <text:list-item>
                      <text:p text:style-name="P49"><text:span text:style-name="T40">if (trains[i].time_way[j] != way_time[j]) {</text:span></text:p>
                      <text:list>
                        <text:list-item>
                          <text:p text:style-name="P49"><text:span text:style-name="T40">is_equal = false;</text:span></text:p>
                        </text:list-item>
                        <text:list-item>
                          <text:p text:style-name="P49"><text:soft-page-break/><text:span text:style-name="T40">break;</text:span></text:p>
                        </text:list-item>
                      </text:list>
                    </text:list-item>
                    <text:list-item>
                      <text:p text:style-name="P49"><text:span text:style-name="T40">}</text:span></text:p>
                    </text:list-item>
                  </text:list>
                </text:list-item>
                <text:list-item>
                  <text:p text:style-name="P49"><text:span text:style-name="T40">}</text:span></text:p>
                </text:list-item>
              </text:list>
            </text:list-item>
            <text:list-item>
              <text:p text:style-name="P49"><text:span text:style-name="T40">}</text:span></text:p>
            </text:list-item>
            <text:list-item>
              <text:p text:style-name="P49"><text:span text:style-name="T40">if (is_equal) {</text:span></text:p>
              <text:list>
                <text:list-item>
                  <text:p text:style-name="P49"><text:span text:style-name="T40">for (int j = i; j &lt; count - 1; j++) { // Сдвиг на один назад</text:span></text:p>
                  <text:list>
                    <text:list-item>
                      <text:p text:style-name="P49"><text:span text:style-name="T40">trains[j] = trains[j + 1];</text:span></text:p>
                    </text:list-item>
                  </text:list>
                </text:list-item>
                <text:list-item>
                  <text:p text:style-name="P49"><text:span text:style-name="T40">}</text:span></text:p>
                </text:list-item>
                <text:list-item>
                  <text:p text:style-name="P49"><text:span text:style-name="T40">i--;</text:span></text:p>
                </text:list-item>
                <text:list-item>
                  <text:p text:style-name="P49"><text:span text:style-name="T40">sub_memory_train(trains, count);</text:span></text:p>
                </text:list-item>
                <text:list-item>
                  <text:p text:style-name="P49"><text:span text:style-name="T40">count--;</text:span></text:p>
                </text:list-item>
              </text:list>
            </text:list-item>
            <text:list-item>
              <text:p text:style-name="P49"><text:span text:style-name="T40">}</text:span></text:p>
            </text:list-item>
            <text:list-item>
              <text:p text:style-name="P49"><text:span text:style-name="T40">i++;</text:span></text:p>
            </text:list-item>
          </text:list>
        </text:list-item>
        <text:list-item>
          <text:p text:style-name="P49"><text:span text:style-name="T40">}</text:span></text:p>
        </text:list-item>
        <text:list-item>
          <text:p text:style-name="P49"><text:span text:style-name="T40">create_index_file(trains, count);</text:span></text:p>
        </text:list-item>
      </text:list>
      <text:p text:style-name="P19"><text:span text:style-name="T40">}</text:span></text:p>
      <text:p text:style-name="P109"/>
      <text:p text:style-name="P19"><text:span text:style-name="T40">// Удаление поездов по количеству остановок</text:span></text:p>
      <text:p text:style-name="P19"><text:span text:style-name="T40">// ======================================================================================</text:span></text:p>
      <text:p text:style-name="P19"><text:span text:style-name="T40">void delete_train_by_stop_count(Train* &amp;trains, int&amp; count, int stop_count)</text:span></text:p>
      <text:p text:style-name="P19"><text:span text:style-name="T40">{</text:span></text:p>
      <text:list xml:id="list2870733788" text:style-name="WWNum27">
        <text:list-item>
          <text:p text:style-name="P50"><text:span text:style-name="T40">int i = 0;</text:span></text:p>
        </text:list-item>
        <text:list-item>
          <text:p text:style-name="P50"><text:span text:style-name="T40">while (i &lt; count) {</text:span></text:p>
          <text:list>
            <text:list-item>
              <text:p text:style-name="P50"><text:span text:style-name="T40">if (trains[i].stop_count == stop_count) { // Сравнение количества остановок</text:span></text:p>
              <text:list>
                <text:list-item>
                  <text:p text:style-name="P50"><text:span text:style-name="T40">for (int j = i; j &lt; count - 1; j++) { // Сдвиг на один назад</text:span></text:p>
                  <text:list>
                    <text:list-item>
                      <text:p text:style-name="P50"><text:span text:style-name="T40">trains[j] = trains[j + 1];</text:span></text:p>
                    </text:list-item>
                  </text:list>
                </text:list-item>
                <text:list-item>
                  <text:p text:style-name="P50"><text:span text:style-name="T40">}</text:span></text:p>
                </text:list-item>
                <text:list-item>
                  <text:p text:style-name="P50"><text:span text:style-name="T40">i--;</text:span></text:p>
                </text:list-item>
                <text:list-item>
                  <text:p text:style-name="P50"><text:span text:style-name="T40">sub_memory_train(trains, count);</text:span></text:p>
                </text:list-item>
                <text:list-item>
                  <text:p text:style-name="P50"><text:span text:style-name="T40">count--;</text:span></text:p>
                </text:list-item>
              </text:list>
            </text:list-item>
            <text:list-item>
              <text:p text:style-name="P50"><text:span text:style-name="T40">}</text:span></text:p>
            </text:list-item>
            <text:list-item>
              <text:p text:style-name="P50"><text:span text:style-name="T40">i++;</text:span></text:p>
            </text:list-item>
          </text:list>
        </text:list-item>
        <text:list-item>
          <text:p text:style-name="P50"><text:span text:style-name="T40">}</text:span></text:p>
        </text:list-item>
        <text:list-item>
          <text:p text:style-name="P50"><text:span text:style-name="T40">create_index_file(trains, count);</text:span></text:p>
        </text:list-item>
      </text:list>
      <text:p text:style-name="P19"><text:span text:style-name="T40">}</text:span></text:p>
      <text:p text:style-name="P87"/>
      <text:p text:style-name="P19"><text:span text:style-name="T35">select_func.h</text:span></text:p>
      <text:p text:style-name="P19"><text:span text:style-name="T41">#ifndef SELECT_FUNC_H</text:span></text:p>
      <text:p text:style-name="P19"><text:span text:style-name="T40">#define SELECT_FUNC_H</text:span></text:p>
      <text:p text:style-name="P69"/>
      <text:p text:style-name="P19"><text:span text:style-name="T40">#include "train.h"</text:span></text:p>
      <text:p text:style-name="P109"/>
      <text:p text:style-name="P19"><text:span text:style-name="T40">void select_by_number(Train*, TrainBuffer*, int, int, int, int);</text:span></text:p>
      <text:p text:style-name="P19"><text:span text:style-name="T40">void select_by_end_station(Train*, TrainBuffer*, int, int, char[256]);</text:span></text:p>
      <text:p text:style-name="P19"><text:span text:style-name="T40">void select_by_departure_time(Train*, TrainBuffer*, int, int, char[7], char[7]);</text:span></text:p>
      <text:p text:style-name="P19"><text:span text:style-name="T40">void select_by_way_time(Train*, TrainBuffer*, int, int, char[7], char[7]);</text:span></text:p>
      <text:p text:style-name="P19"><text:span text:style-name="T40">void select_by_stop_count(Train*, TrainBuffer*, int, int, int, int);</text:span></text:p>
      <text:p text:style-name="P69"/>
      <text:p text:style-name="P19"><text:span text:style-name="T40">#endif</text:span></text:p>
      <text:p text:style-name="P95"/>
      <text:p text:style-name="P95"/>
      <text:p text:style-name="P19"><text:soft-page-break/><text:span text:style-name="T35">select_func.cpp</text:span></text:p>
      <text:p text:style-name="P19"><text:span text:style-name="T41">/*</text:span></text:p>
      <text:p text:style-name="P19"><text:span text:style-name="T40">Файл с функциями выборки записей по полям</text:span></text:p>
      <text:p text:style-name="P19"><text:span text:style-name="T40">*/</text:span></text:p>
      <text:p text:style-name="P69"/>
      <text:p text:style-name="P19"><text:span text:style-name="T40">#include "select_func.h"</text:span></text:p>
      <text:p text:style-name="P19"><text:span text:style-name="T40">#include "train_func.h"</text:span></text:p>
      <text:p text:style-name="P19"><text:span text:style-name="T40">#include "train.h"</text:span></text:p>
      <text:p text:style-name="P69"/>
      <text:p text:style-name="P19"><text:span text:style-name="T40">#include &lt;iostream&gt;</text:span></text:p>
      <text:p text:style-name="P19"><text:span text:style-name="T40">#include &lt;cstring&gt;</text:span></text:p>
      <text:p text:style-name="P19"><text:span text:style-name="T40">#include &lt;span&gt;</text:span></text:p>
      <text:p text:style-name="P109"/>
      <text:p text:style-name="P19"><text:span text:style-name="T40">// Выборка по номеру</text:span></text:p>
      <text:p text:style-name="P19"><text:span text:style-name="T40">// ======================================================================================</text:span></text:p>
      <text:p text:style-name="P19"><text:span text:style-name="T40">void select_by_number(Train* trains, TrainBuffer* trains_buffer1, int count, int buffer_count, int down_number, int up_number)</text:span></text:p>
      <text:p text:style-name="P19"><text:span text:style-name="T40">{</text:span></text:p>
      <text:list xml:id="list3664124739" text:style-name="WWNum38">
        <text:list-item>
          <text:p text:style-name="P51"><text:span text:style-name="T40">Train* trains_buffer = new Train[count]; // Буфер поездов для выборки</text:span></text:p>
        </text:list-item>
        <text:list-item>
          <text:p text:style-name="P51"><text:span text:style-name="T40">int selection_count = 0; // Количество найденных поездов</text:span></text:p>
        </text:list-item>
        <text:list-item>
          <text:p text:style-name="P77"/>
        </text:list-item>
        <text:list-item>
          <text:p text:style-name="P51"><text:span text:style-name="T40">for (int i = 0; auto train: std::span(trains, count)) { // Цикл по записям</text:span></text:p>
          <text:list>
            <text:list-item>
              <text:p text:style-name="P51"><text:span text:style-name="T40">int _number = std::stoi(train.number);</text:span></text:p>
            </text:list-item>
            <text:list-item>
              <text:p text:style-name="P51"><text:span text:style-name="T40">if (_number &gt;= down_number &amp;&amp; _number &lt;= up_number) { // Проверка в диапазоне</text:span></text:p>
              <text:list>
                <text:list-item>
                  <text:p text:style-name="P51"><text:span text:style-name="T40">trains_buffer[selection_count] = train;</text:span></text:p>
                </text:list-item>
                <text:list-item>
                  <text:p text:style-name="P51"><text:span text:style-name="T40">selection_count++;</text:span></text:p>
                </text:list-item>
              </text:list>
            </text:list-item>
            <text:list-item>
              <text:p text:style-name="P51"><text:span text:style-name="T40">}</text:span></text:p>
            </text:list-item>
            <text:list-item>
              <text:p text:style-name="P51"><text:span text:style-name="T40">i++;</text:span></text:p>
            </text:list-item>
          </text:list>
        </text:list-item>
        <text:list-item>
          <text:p text:style-name="P51"><text:span text:style-name="T40">}</text:span></text:p>
        </text:list-item>
        <text:list-item>
          <text:p text:style-name="P51"><text:span text:style-name="T40">print_train(trains_buffer, trains_buffer1, selection_count, buffer_count);</text:span></text:p>
        </text:list-item>
        <text:list-item>
          <text:p text:style-name="P51"><text:span text:style-name="T40">std::cout &lt;&lt; "Количество записей найдено: " &lt;&lt; selection_count &lt;&lt; std::endl;</text:span></text:p>
        </text:list-item>
        <text:list-item>
          <text:p text:style-name="P51"><text:span text:style-name="T40">delete[] trains_buffer; // Удаление буфера</text:span></text:p>
        </text:list-item>
      </text:list>
      <text:p text:style-name="P19"><text:span text:style-name="T40">}</text:span></text:p>
      <text:p text:style-name="P109"/>
      <text:p text:style-name="P19"><text:span text:style-name="T40">// Выборка по названию конечной станции</text:span></text:p>
      <text:p text:style-name="P19"><text:span text:style-name="T40">// ======================================================================================</text:span></text:p>
      <text:p text:style-name="P19"><text:span text:style-name="T40">void select_by_end_station(Train* trains, TrainBuffer* trains_buffer1, int count, int buffer_count, char end_station[256])</text:span></text:p>
      <text:p text:style-name="P19"><text:span text:style-name="T40">{</text:span></text:p>
      <text:list xml:id="list3220669098" text:style-name="WWNum39">
        <text:list-item>
          <text:p text:style-name="P52"><text:span text:style-name="T40">Train* trains_buffer = new Train[count]; // Буфер поездов для выборки</text:span></text:p>
        </text:list-item>
        <text:list-item>
          <text:p text:style-name="P52"><text:span text:style-name="T40">int selection_count = 0; // Количество найденных поездов</text:span></text:p>
        </text:list-item>
        <text:list-item>
          <text:p text:style-name="P78"/>
        </text:list-item>
        <text:list-item>
          <text:p text:style-name="P52"><text:span text:style-name="T40">int i = 0;</text:span></text:p>
        </text:list-item>
        <text:list-item>
          <text:p text:style-name="P52"><text:span text:style-name="T40">while (i &lt; count) { // Цикл по записям</text:span></text:p>
          <text:list>
            <text:list-item>
              <text:p text:style-name="P52"><text:span text:style-name="T40">bool is_equal = true;</text:span></text:p>
            </text:list-item>
            <text:list-item>
              <text:p text:style-name="P52"><text:span text:style-name="T40">if (strlen(trains[i].end_station) &lt; strlen(end_station)) { // Проверка на длину строки</text:span></text:p>
              <text:list>
                <text:list-item>
                  <text:p text:style-name="P52"><text:span text:style-name="T40">is_equal = false;</text:span></text:p>
                </text:list-item>
              </text:list>
            </text:list-item>
            <text:list-item>
              <text:p text:style-name="P52"><text:span text:style-name="T40">}</text:span></text:p>
            </text:list-item>
            <text:list-item>
              <text:p text:style-name="P52"><text:span text:style-name="T40">else {</text:span></text:p>
              <text:list>
                <text:list-item>
                  <text:p text:style-name="P52"><text:span text:style-name="T40">for (int j = 0; j &lt; strlen(end_station); j++) {</text:span></text:p>
                  <text:list>
                    <text:list-item>
                      <text:p text:style-name="P52"><text:soft-page-break/><text:span text:style-name="T40">if (trains[i].end_station[j] != end_station[j]) { // Сравнение символов</text:span></text:p>
                      <text:list>
                        <text:list-item>
                          <text:p text:style-name="P52"><text:span text:style-name="T40">is_equal = false;</text:span></text:p>
                        </text:list-item>
                        <text:list-item>
                          <text:p text:style-name="P52"><text:span text:style-name="T40">break;</text:span></text:p>
                        </text:list-item>
                      </text:list>
                    </text:list-item>
                    <text:list-item>
                      <text:p text:style-name="P52"><text:span text:style-name="T40">}</text:span></text:p>
                    </text:list-item>
                  </text:list>
                </text:list-item>
                <text:list-item>
                  <text:p text:style-name="P52"><text:span text:style-name="T40">}</text:span></text:p>
                </text:list-item>
              </text:list>
            </text:list-item>
            <text:list-item>
              <text:p text:style-name="P52"><text:span text:style-name="T40">}</text:span></text:p>
            </text:list-item>
            <text:list-item>
              <text:p text:style-name="P52"><text:span text:style-name="T40">if (is_equal) {</text:span></text:p>
              <text:list>
                <text:list-item>
                  <text:p text:style-name="P52"><text:span text:style-name="T40">trains_buffer[selection_count] = trains[i];</text:span></text:p>
                </text:list-item>
                <text:list-item>
                  <text:p text:style-name="P52"><text:span text:style-name="T40">selection_count++;</text:span></text:p>
                </text:list-item>
              </text:list>
            </text:list-item>
            <text:list-item>
              <text:p text:style-name="P52"><text:span text:style-name="T40">}</text:span></text:p>
            </text:list-item>
            <text:list-item>
              <text:p text:style-name="P52"><text:span text:style-name="T40">i++;</text:span></text:p>
            </text:list-item>
          </text:list>
        </text:list-item>
        <text:list-item>
          <text:p text:style-name="P52"><text:span text:style-name="T40">}</text:span></text:p>
        </text:list-item>
        <text:list-item>
          <text:p text:style-name="P52"><text:span text:style-name="T40">print_train(trains_buffer, trains_buffer1, selection_count, buffer_count);</text:span></text:p>
        </text:list-item>
        <text:list-item>
          <text:p text:style-name="P52"><text:span text:style-name="T40">std::cout &lt;&lt; "Количество записей найдено: " &lt;&lt; selection_count &lt;&lt; std::endl;</text:span></text:p>
        </text:list-item>
        <text:list-item>
          <text:p text:style-name="P52"><text:span text:style-name="T40">delete[] trains_buffer; // Удаление буфера</text:span></text:p>
        </text:list-item>
      </text:list>
      <text:p text:style-name="P19"><text:span text:style-name="T40">}</text:span></text:p>
      <text:p text:style-name="P109"/>
      <text:p text:style-name="P19"><text:span text:style-name="T40">// Выборка по времени отправления</text:span></text:p>
      <text:p text:style-name="P19"><text:span text:style-name="T40">// ======================================================================================</text:span></text:p>
      <text:p text:style-name="P19"><text:span text:style-name="T40">void select_by_departure_time(Train* trains, TrainBuffer* trains_buffer1, int count, int buffer_count, char down_departure_time[7], char up_departure_time[7])</text:span></text:p>
      <text:p text:style-name="P19"><text:span text:style-name="T40">{</text:span></text:p>
      <text:list xml:id="list3848866226" text:style-name="WWNum40">
        <text:list-item>
          <text:p text:style-name="P53"><text:span text:style-name="T40">Train* trains_buffer = new Train[count]; // Буфер поездов для выборки</text:span></text:p>
        </text:list-item>
        <text:list-item>
          <text:p text:style-name="P53"><text:span text:style-name="T40">int selection_count = 0; // Количество найденных поездов</text:span></text:p>
        </text:list-item>
        <text:list-item>
          <text:p text:style-name="P79"/>
        </text:list-item>
        <text:list-item>
          <text:p text:style-name="P53"><text:span text:style-name="T40">float down_time, up_time; // Пременные времени в часах (дробные)</text:span></text:p>
        </text:list-item>
        <text:list-item>
          <text:p text:style-name="P53"><text:span text:style-name="T40">int end_ch; // Индекс конца цифр часов</text:span></text:p>
        </text:list-item>
        <text:list-item>
          <text:p text:style-name="P79"/>
        </text:list-item>
        <text:list-item>
          <text:p text:style-name="P53"><text:span text:style-name="T40">char hours_str2[3] = " ", minutes_str2[3] = " ", hours_str1[3] = " ", minutes_str1[3] = " "; // Промежуточные переменные для часов и минут</text:span></text:p>
        </text:list-item>
        <text:list-item>
          <text:p text:style-name="P79"/>
        </text:list-item>
        <text:list-item>
          <text:p text:style-name="P53"><text:span text:style-name="T40">for (int ch = 0; ch &lt; strlen(down_departure_time); ch++) {</text:span></text:p>
          <text:list>
            <text:list-item>
              <text:p text:style-name="P53"><text:span text:style-name="T40">if (down_departure_time[ch] != ':') { // Сравнение с двоеточием</text:span></text:p>
              <text:list>
                <text:list-item>
                  <text:p text:style-name="P53"><text:span text:style-name="T40">hours_str1[ch] = down_departure_time[ch];</text:span></text:p>
                </text:list-item>
              </text:list>
            </text:list-item>
            <text:list-item>
              <text:p text:style-name="P53"><text:span text:style-name="T40">}</text:span></text:p>
            </text:list-item>
            <text:list-item>
              <text:p text:style-name="P53"><text:span text:style-name="T40">else { // Если равны, то записываем индекс</text:span></text:p>
              <text:list>
                <text:list-item>
                  <text:p text:style-name="P53"><text:span text:style-name="T40">end_ch = ch + 1;</text:span></text:p>
                </text:list-item>
                <text:list-item>
                  <text:p text:style-name="P53"><text:span text:style-name="T40">break;</text:span></text:p>
                </text:list-item>
              </text:list>
            </text:list-item>
            <text:list-item>
              <text:p text:style-name="P53"><text:span text:style-name="T40">}</text:span></text:p>
            </text:list-item>
          </text:list>
        </text:list-item>
        <text:list-item>
          <text:p text:style-name="P53"><text:span text:style-name="T40">}</text:span></text:p>
        </text:list-item>
        <text:list-item>
          <text:p text:style-name="P79"/>
        </text:list-item>
        <text:list-item>
          <text:p text:style-name="P53"><text:span text:style-name="T40">minutes_str1[0] = down_departure_time[end_ch]; // Запись минут i-ой записи</text:span></text:p>
        </text:list-item>
        <text:list-item>
          <text:p text:style-name="P53"><text:span text:style-name="T40">minutes_str1[1] = down_departure_time[end_ch + 1];</text:span></text:p>
        </text:list-item>
        <text:list-item>
          <text:p text:style-name="P53"><text:span text:style-name="T40">down_time = float(std::stoi(hours_str1)) + float(std::stoi(minutes_str1)) / 60.0; // Подсчёт времени i-ой записи</text:span></text:p>
        </text:list-item>
        <text:list-item>
          <text:p text:style-name="P79"/>
        </text:list-item>
        <text:list-item>
          <text:p text:style-name="P53"><text:span text:style-name="T40">for (int ch = 0; ch &lt; strlen(up_departure_time); ch++) {</text:span></text:p>
          <text:list>
            <text:list-item>
              <text:p text:style-name="P53"><text:span text:style-name="T40">if (up_departure_time[ch] != ':') {</text:span></text:p>
              <text:list>
                <text:list-item>
                  <text:p text:style-name="P53"><text:span text:style-name="T40">hours_str2[ch] = up_departure_time[ch];</text:span></text:p>
                </text:list-item>
              </text:list>
            </text:list-item>
            <text:list-item>
              <text:p text:style-name="P53"><text:span text:style-name="T40">}</text:span></text:p>
            </text:list-item>
            <text:list-item>
              <text:p text:style-name="P53"><text:span text:style-name="T40">else {</text:span></text:p>
              <text:list>
                <text:list-item>
                  <text:p text:style-name="P53"><text:span text:style-name="T40">end_ch = ch + 1;</text:span></text:p>
                </text:list-item>
                <text:list-item>
                  <text:p text:style-name="P53"><text:soft-page-break/><text:span text:style-name="T40">break;</text:span></text:p>
                </text:list-item>
              </text:list>
            </text:list-item>
            <text:list-item>
              <text:p text:style-name="P53"><text:span text:style-name="T40">}</text:span></text:p>
            </text:list-item>
          </text:list>
        </text:list-item>
        <text:list-item>
          <text:p text:style-name="P53"><text:span text:style-name="T40">}</text:span></text:p>
        </text:list-item>
        <text:list-item>
          <text:p text:style-name="P53"><text:span text:style-name="T40">minutes_str2[0] = up_departure_time[end_ch];</text:span></text:p>
        </text:list-item>
        <text:list-item>
          <text:p text:style-name="P53"><text:span text:style-name="T40">minutes_str2[1] = up_departure_time[end_ch + 1];</text:span></text:p>
        </text:list-item>
        <text:list-item>
          <text:p text:style-name="P53"><text:span text:style-name="T40">up_time = float(std::stoi(hours_str2)) + float(std::stoi(minutes_str2)) / 60.0;</text:span></text:p>
        </text:list-item>
        <text:list-item>
          <text:p text:style-name="P79"/>
        </text:list-item>
        <text:list-item>
          <text:p text:style-name="P53"><text:span text:style-name="T40">int i = 0;</text:span></text:p>
        </text:list-item>
        <text:list-item>
          <text:p text:style-name="P53"><text:span text:style-name="T40">while (i &lt; count) {</text:span></text:p>
          <text:list>
            <text:list-item>
              <text:p text:style-name="P53"><text:span text:style-name="T40">bool is_equal = true;</text:span></text:p>
            </text:list-item>
          </text:list>
        </text:list-item>
        <text:list-item>
          <text:p text:style-name="P79"/>
          <text:list>
            <text:list-item>
              <text:p text:style-name="P53"><text:span text:style-name="T40">double _time; </text:span></text:p>
            </text:list-item>
            <text:list-item>
              <text:p text:style-name="P53"><text:span text:style-name="T40">char _hours_str[3] = " ", _minutes_str[3] = " ";</text:span></text:p>
            </text:list-item>
          </text:list>
        </text:list-item>
        <text:list-item>
          <text:p text:style-name="P79"/>
          <text:list>
            <text:list-item>
              <text:p text:style-name="P53"><text:span text:style-name="T40">for (int ch = 0; ch &lt; strlen(trains[i].time_departure); ch++) {</text:span></text:p>
              <text:list>
                <text:list-item>
                  <text:p text:style-name="P53"><text:span text:style-name="T40">if (trains[i].time_departure[ch] != ':') {</text:span></text:p>
                  <text:list>
                    <text:list-item>
                      <text:p text:style-name="P53"><text:span text:style-name="T40">_hours_str[ch] = trains[i].time_departure[ch];</text:span></text:p>
                    </text:list-item>
                  </text:list>
                </text:list-item>
                <text:list-item>
                  <text:p text:style-name="P53"><text:span text:style-name="T40">}</text:span></text:p>
                </text:list-item>
                <text:list-item>
                  <text:p text:style-name="P53"><text:span text:style-name="T40">else {</text:span></text:p>
                  <text:list>
                    <text:list-item>
                      <text:p text:style-name="P53"><text:span text:style-name="T40">end_ch = ch + 1;</text:span></text:p>
                    </text:list-item>
                    <text:list-item>
                      <text:p text:style-name="P53"><text:span text:style-name="T40">break;</text:span></text:p>
                    </text:list-item>
                  </text:list>
                </text:list-item>
                <text:list-item>
                  <text:p text:style-name="P53"><text:span text:style-name="T40">}</text:span></text:p>
                </text:list-item>
              </text:list>
            </text:list-item>
            <text:list-item>
              <text:p text:style-name="P53"><text:span text:style-name="T40">}</text:span></text:p>
            </text:list-item>
            <text:list-item>
              <text:p text:style-name="P53"><text:span text:style-name="T40">_minutes_str[0] = trains[i].time_departure[end_ch];</text:span></text:p>
            </text:list-item>
            <text:list-item>
              <text:p text:style-name="P53"><text:span text:style-name="T40">_minutes_str[1] = trains[i].time_departure[end_ch + 1];</text:span></text:p>
            </text:list-item>
            <text:list-item>
              <text:p text:style-name="P53"><text:span text:style-name="T40">_time = float(std::stoi(_hours_str)) + float(std::stoi(_minutes_str)) / 60.0;</text:span></text:p>
            </text:list-item>
          </text:list>
        </text:list-item>
        <text:list-item>
          <text:p text:style-name="P79"/>
          <text:list>
            <text:list-item>
              <text:p text:style-name="P53"><text:span text:style-name="T40">if (_time &gt;= down_time &amp;&amp; _time &lt;= up_time) {</text:span></text:p>
              <text:list>
                <text:list-item>
                  <text:p text:style-name="P53"><text:span text:style-name="T40">trains_buffer[selection_count] = trains[i];</text:span></text:p>
                </text:list-item>
                <text:list-item>
                  <text:p text:style-name="P53"><text:span text:style-name="T40">selection_count++;</text:span></text:p>
                </text:list-item>
              </text:list>
            </text:list-item>
            <text:list-item>
              <text:p text:style-name="P53"><text:span text:style-name="T40">}</text:span></text:p>
            </text:list-item>
            <text:list-item>
              <text:p text:style-name="P53"><text:span text:style-name="T40">i++;</text:span></text:p>
            </text:list-item>
          </text:list>
        </text:list-item>
        <text:list-item>
          <text:p text:style-name="P53"><text:span text:style-name="T40">}</text:span></text:p>
        </text:list-item>
        <text:list-item>
          <text:p text:style-name="P53"><text:span text:style-name="T40">print_train(trains_buffer, trains_buffer1, selection_count, buffer_count);</text:span></text:p>
        </text:list-item>
        <text:list-item>
          <text:p text:style-name="P53"><text:span text:style-name="T40">std::cout &lt;&lt; "Количество записей найдено: " &lt;&lt; selection_count &lt;&lt; std::endl;</text:span></text:p>
        </text:list-item>
        <text:list-item>
          <text:p text:style-name="P53"><text:span text:style-name="T40">delete[] trains_buffer; // Удаление буфера</text:span></text:p>
        </text:list-item>
      </text:list>
      <text:p text:style-name="P19"><text:span text:style-name="T40">}</text:span></text:p>
      <text:p text:style-name="P109"/>
      <text:p text:style-name="P19"><text:span text:style-name="T40">// Выборка по времени в пути</text:span></text:p>
      <text:p text:style-name="P19"><text:span text:style-name="T40">// ======================================================================================</text:span></text:p>
      <text:p text:style-name="P19"><text:span text:style-name="T40">void select_by_way_time(Train* trains, TrainBuffer* trains_buffer1, int count, int buffer_count, char down_way_time[7], char up_way_time[7])</text:span></text:p>
      <text:p text:style-name="P19"><text:span text:style-name="T40">{</text:span></text:p>
      <text:list xml:id="list701132779" text:style-name="WWNum41">
        <text:list-item>
          <text:p text:style-name="P54"><text:span text:style-name="T40">Train* trains_buffer = new Train[count]; // Буфер поездов для выборки</text:span></text:p>
        </text:list-item>
        <text:list-item>
          <text:p text:style-name="P54"><text:span text:style-name="T40">int selection_count = 0; // Количество найденных поездов</text:span></text:p>
        </text:list-item>
        <text:list-item>
          <text:p text:style-name="P80"/>
        </text:list-item>
        <text:list-item>
          <text:p text:style-name="P54"><text:span text:style-name="T40">float down_time, up_time; // Пременные времени в часах (дробные)</text:span></text:p>
        </text:list-item>
        <text:list-item>
          <text:p text:style-name="P54"><text:span text:style-name="T40">int end_ch; // Индекс конца цифр часов</text:span></text:p>
        </text:list-item>
        <text:list-item>
          <text:p text:style-name="P80"/>
        </text:list-item>
        <text:list-item>
          <text:p text:style-name="P54"><text:span text:style-name="T40">char hours_str2[3] = " ", minutes_str2[3] = " ", hours_str1[3] = " ", minutes_str1[3] = " "; // Промежуточные переменные для часов и минут</text:span></text:p>
        </text:list-item>
        <text:list-item>
          <text:p text:style-name="P80"/>
        </text:list-item>
        <text:list-item>
          <text:p text:style-name="P54"><text:soft-page-break/><text:span text:style-name="T40">for (int ch = 0; ch &lt; strlen(down_way_time); ch++) {</text:span></text:p>
          <text:list>
            <text:list-item>
              <text:p text:style-name="P54"><text:span text:style-name="T40">if (down_way_time[ch] != ':') { // Сравнение с двоеточием</text:span></text:p>
              <text:list>
                <text:list-item>
                  <text:p text:style-name="P54"><text:span text:style-name="T40">hours_str1[ch] = down_way_time[ch];</text:span></text:p>
                </text:list-item>
              </text:list>
            </text:list-item>
            <text:list-item>
              <text:p text:style-name="P54"><text:span text:style-name="T40">}</text:span></text:p>
            </text:list-item>
            <text:list-item>
              <text:p text:style-name="P54"><text:span text:style-name="T40">else { // Если равны, то записываем индекс</text:span></text:p>
              <text:list>
                <text:list-item>
                  <text:p text:style-name="P54"><text:span text:style-name="T40">end_ch = ch + 1;</text:span></text:p>
                </text:list-item>
                <text:list-item>
                  <text:p text:style-name="P54"><text:span text:style-name="T40">break;</text:span></text:p>
                </text:list-item>
              </text:list>
            </text:list-item>
            <text:list-item>
              <text:p text:style-name="P54"><text:span text:style-name="T40">}</text:span></text:p>
            </text:list-item>
          </text:list>
        </text:list-item>
        <text:list-item>
          <text:p text:style-name="P54"><text:span text:style-name="T40">}</text:span></text:p>
        </text:list-item>
        <text:list-item>
          <text:p text:style-name="P80"/>
        </text:list-item>
        <text:list-item>
          <text:p text:style-name="P54"><text:span text:style-name="T40">minutes_str1[0] = down_way_time[end_ch]; // Запись минут i-ой записи</text:span></text:p>
        </text:list-item>
        <text:list-item>
          <text:p text:style-name="P54"><text:span text:style-name="T40">minutes_str1[1] = down_way_time[end_ch + 1];</text:span></text:p>
        </text:list-item>
        <text:list-item>
          <text:p text:style-name="P54"><text:span text:style-name="T40">down_time = float(std::stoi(hours_str1)) + float(std::stoi(minutes_str1)) / 60.0; // Подсчёт времени i-ой записи</text:span></text:p>
        </text:list-item>
        <text:list-item>
          <text:p text:style-name="P80"/>
        </text:list-item>
        <text:list-item>
          <text:p text:style-name="P54"><text:span text:style-name="T40">for (int ch = 0; ch &lt; strlen(up_way_time); ch++) {</text:span></text:p>
          <text:list>
            <text:list-item>
              <text:p text:style-name="P54"><text:span text:style-name="T40">if (up_way_time[ch] != ':') {</text:span></text:p>
              <text:list>
                <text:list-item>
                  <text:p text:style-name="P54"><text:span text:style-name="T40">hours_str2[ch] = up_way_time[ch];</text:span></text:p>
                </text:list-item>
              </text:list>
            </text:list-item>
            <text:list-item>
              <text:p text:style-name="P54"><text:span text:style-name="T40">}</text:span></text:p>
            </text:list-item>
            <text:list-item>
              <text:p text:style-name="P54"><text:span text:style-name="T40">else {</text:span></text:p>
              <text:list>
                <text:list-item>
                  <text:p text:style-name="P54"><text:span text:style-name="T40">end_ch = ch + 1;</text:span></text:p>
                </text:list-item>
                <text:list-item>
                  <text:p text:style-name="P54"><text:span text:style-name="T40">break;</text:span></text:p>
                </text:list-item>
              </text:list>
            </text:list-item>
            <text:list-item>
              <text:p text:style-name="P54"><text:span text:style-name="T40">}</text:span></text:p>
            </text:list-item>
          </text:list>
        </text:list-item>
        <text:list-item>
          <text:p text:style-name="P54"><text:span text:style-name="T40">}</text:span></text:p>
        </text:list-item>
        <text:list-item>
          <text:p text:style-name="P54"><text:span text:style-name="T40">minutes_str2[0] = up_way_time[end_ch];</text:span></text:p>
        </text:list-item>
        <text:list-item>
          <text:p text:style-name="P54"><text:span text:style-name="T40">minutes_str2[1] = up_way_time[end_ch + 1];</text:span></text:p>
        </text:list-item>
        <text:list-item>
          <text:p text:style-name="P54"><text:span text:style-name="T40">up_time = float(std::stoi(hours_str2)) + float(std::stoi(minutes_str2)) / 60.0;</text:span></text:p>
        </text:list-item>
        <text:list-item>
          <text:p text:style-name="P80"/>
        </text:list-item>
        <text:list-item>
          <text:p text:style-name="P54"><text:span text:style-name="T40">int i = 0;</text:span></text:p>
        </text:list-item>
        <text:list-item>
          <text:p text:style-name="P54"><text:span text:style-name="T40">while (i &lt; count) {</text:span></text:p>
          <text:list>
            <text:list-item>
              <text:p text:style-name="P54"><text:span text:style-name="T40">bool is_equal = true;</text:span></text:p>
            </text:list-item>
          </text:list>
        </text:list-item>
        <text:list-item>
          <text:p text:style-name="P80"/>
          <text:list>
            <text:list-item>
              <text:p text:style-name="P54"><text:span text:style-name="T40">double _time; </text:span></text:p>
            </text:list-item>
            <text:list-item>
              <text:p text:style-name="P54"><text:span text:style-name="T40">char _hours_str[3] = " ", _minutes_str[3] = " ";</text:span></text:p>
            </text:list-item>
          </text:list>
        </text:list-item>
        <text:list-item>
          <text:p text:style-name="P80"/>
          <text:list>
            <text:list-item>
              <text:p text:style-name="P54"><text:span text:style-name="T40">for (int ch = 0; ch &lt; strlen(trains[i].time_way); ch++) {</text:span></text:p>
              <text:list>
                <text:list-item>
                  <text:p text:style-name="P54"><text:span text:style-name="T40">if (trains[i].time_way[ch] != ':') {</text:span></text:p>
                  <text:list>
                    <text:list-item>
                      <text:p text:style-name="P54"><text:span text:style-name="T40">_hours_str[ch] = trains[i].time_way[ch];</text:span></text:p>
                    </text:list-item>
                  </text:list>
                </text:list-item>
                <text:list-item>
                  <text:p text:style-name="P54"><text:span text:style-name="T40">}</text:span></text:p>
                </text:list-item>
                <text:list-item>
                  <text:p text:style-name="P54"><text:span text:style-name="T40">else {</text:span></text:p>
                  <text:list>
                    <text:list-item>
                      <text:p text:style-name="P54"><text:span text:style-name="T40">end_ch = ch + 1;</text:span></text:p>
                    </text:list-item>
                    <text:list-item>
                      <text:p text:style-name="P54"><text:span text:style-name="T40">break;</text:span></text:p>
                    </text:list-item>
                  </text:list>
                </text:list-item>
                <text:list-item>
                  <text:p text:style-name="P54"><text:span text:style-name="T40">}</text:span></text:p>
                </text:list-item>
              </text:list>
            </text:list-item>
            <text:list-item>
              <text:p text:style-name="P54"><text:span text:style-name="T40">}</text:span></text:p>
            </text:list-item>
            <text:list-item>
              <text:p text:style-name="P54"><text:span text:style-name="T40">_minutes_str[0] = trains[i].time_way[end_ch];</text:span></text:p>
            </text:list-item>
            <text:list-item>
              <text:p text:style-name="P54"><text:span text:style-name="T40">_minutes_str[1] = trains[i].time_way[end_ch + 1];</text:span></text:p>
            </text:list-item>
            <text:list-item>
              <text:p text:style-name="P54"><text:span text:style-name="T40">_time = float(std::stoi(_hours_str)) + float(std::stoi(_minutes_str)) / 60.0;</text:span></text:p>
            </text:list-item>
          </text:list>
        </text:list-item>
        <text:list-item>
          <text:p text:style-name="P80"/>
          <text:list>
            <text:list-item>
              <text:p text:style-name="P54"><text:span text:style-name="T40">if (_time &gt;= down_time &amp;&amp; _time &lt;= up_time) {</text:span></text:p>
              <text:list>
                <text:list-item>
                  <text:p text:style-name="P54"><text:span text:style-name="T40">trains_buffer[selection_count] = trains[i];</text:span></text:p>
                </text:list-item>
                <text:list-item>
                  <text:p text:style-name="P54"><text:span text:style-name="T40">selection_count++;</text:span></text:p>
                </text:list-item>
              </text:list>
            </text:list-item>
            <text:list-item>
              <text:p text:style-name="P54"><text:span text:style-name="T40">}</text:span></text:p>
            </text:list-item>
            <text:list-item>
              <text:p text:style-name="P54"><text:span text:style-name="T40">i++;</text:span></text:p>
            </text:list-item>
          </text:list>
        </text:list-item>
        <text:list-item>
          <text:p text:style-name="P54"><text:soft-page-break/><text:span text:style-name="T40">}</text:span></text:p>
        </text:list-item>
        <text:list-item>
          <text:p text:style-name="P54"><text:span text:style-name="T40">print_train(trains_buffer, trains_buffer1, selection_count, buffer_count);</text:span></text:p>
        </text:list-item>
        <text:list-item>
          <text:p text:style-name="P54"><text:span text:style-name="T40">std::cout &lt;&lt; "Количество записей найдено: " &lt;&lt; selection_count &lt;&lt; std::endl;</text:span></text:p>
        </text:list-item>
        <text:list-item>
          <text:p text:style-name="P54"><text:span text:style-name="T40">delete[] trains_buffer; // Удаление буфера</text:span></text:p>
        </text:list-item>
      </text:list>
      <text:p text:style-name="P19"><text:span text:style-name="T40">}</text:span></text:p>
      <text:p text:style-name="P109"/>
      <text:p text:style-name="P19"><text:span text:style-name="T40">// Выборка по количеству остановок</text:span></text:p>
      <text:p text:style-name="P19"><text:span text:style-name="T40">// ======================================================================================</text:span></text:p>
      <text:p text:style-name="P96"><text:span text:style-name="T80">void select_by_stop_count(Train* trains, TrainBuffer* trains_buffer1, int count, int buffer_count, int down_stop_count, int up_stop_count)</text:span></text:p>
      <text:p text:style-name="P19"><text:span text:style-name="T40">{</text:span></text:p>
      <text:list xml:id="list1808546613" text:style-name="WWNum42">
        <text:list-item>
          <text:p text:style-name="P55"><text:span text:style-name="T40">Train* trains_buffer = new Train[count]; // Буфер поездов для выборки</text:span></text:p>
        </text:list-item>
        <text:list-item>
          <text:p text:style-name="P55"><text:span text:style-name="T40">int selection_count = 0; // Количество найденных поездов</text:span></text:p>
        </text:list-item>
        <text:list-item>
          <text:p text:style-name="P81"/>
        </text:list-item>
        <text:list-item>
          <text:p text:style-name="P55"><text:span text:style-name="T40">for (int i = 0; auto train: std::span(trains, count)) { // Цикл по записям</text:span></text:p>
          <text:list>
            <text:list-item>
              <text:p text:style-name="P55"><text:span text:style-name="T40">int _number = train.stop_count;</text:span></text:p>
            </text:list-item>
            <text:list-item>
              <text:p text:style-name="P55"><text:span text:style-name="T40">if (_number &gt;= down_stop_number &amp;&amp; _number &lt;= up_stop_number) { // Проверка на диапазон</text:span></text:p>
              <text:list>
                <text:list-item>
                  <text:p text:style-name="P55"><text:span text:style-name="T40">trains_buffer[selection_count] = train;</text:span></text:p>
                </text:list-item>
                <text:list-item>
                  <text:p text:style-name="P55"><text:span text:style-name="T40">selection_count++;</text:span></text:p>
                </text:list-item>
              </text:list>
            </text:list-item>
            <text:list-item>
              <text:p text:style-name="P55"><text:span text:style-name="T40">}</text:span></text:p>
            </text:list-item>
            <text:list-item>
              <text:p text:style-name="P55"><text:span text:style-name="T40">i++;</text:span></text:p>
            </text:list-item>
          </text:list>
        </text:list-item>
        <text:list-item>
          <text:p text:style-name="P55"><text:span text:style-name="T40">}</text:span></text:p>
        </text:list-item>
        <text:list-item>
          <text:p text:style-name="P55"><text:span text:style-name="T40">print_train(trains_buffer, trains_buffer1, selection_count, buffer_count);</text:span></text:p>
        </text:list-item>
        <text:list-item>
          <text:p text:style-name="P55"><text:span text:style-name="T40">std::cout &lt;&lt; "Количество записей найдено: " &lt;&lt; selection_count &lt;&lt; std::endl;</text:span></text:p>
        </text:list-item>
        <text:list-item>
          <text:p text:style-name="P55"><text:span text:style-name="T40">delete[] trains_buffer; // Удаление буфера</text:span></text:p>
        </text:list-item>
      </text:list>
      <text:p text:style-name="P19"><text:span text:style-name="T40">}</text:span></text:p>
      <text:p text:style-name="P87"/>
      <text:p text:style-name="P87"/>
      <text:p text:style-name="P87"/>
      <text:p text:style-name="P19"><text:span text:style-name="T35">sort_func.h</text:span></text:p>
      <text:p text:style-name="P19"><text:span text:style-name="T41">#ifndef SORT_FUNC_H</text:span></text:p>
      <text:p text:style-name="P19"><text:span text:style-name="T40">#define SORT_FUNC_H</text:span></text:p>
      <text:p text:style-name="P69"/>
      <text:p text:style-name="P19"><text:span text:style-name="T40">#include "train.h"</text:span></text:p>
      <text:p text:style-name="P109"/>
      <text:p text:style-name="P19"><text:span text:style-name="T40">void number_sort(Train*, int*, int);</text:span></text:p>
      <text:p text:style-name="P19"><text:span text:style-name="T40">void end_station_sort(Train*, int*, int);</text:span></text:p>
      <text:p text:style-name="P19"><text:span text:style-name="T40">void departure_time_sort(Train*, int*, int);</text:span></text:p>
      <text:p text:style-name="P19"><text:span text:style-name="T40">void way_time_sort(Train*, int*, int);</text:span></text:p>
      <text:p text:style-name="P19"><text:span text:style-name="T40">void stop_count_sort(Train*, int*, int);</text:span></text:p>
      <text:p text:style-name="P69"/>
      <text:p text:style-name="P19"><text:span text:style-name="T40">void quick_sort(int*, int, int, int*);</text:span></text:p>
      <text:p text:style-name="P19"><text:span text:style-name="T40">void quick_sort(double*, int, int, int*);</text:span></text:p>
      <text:p text:style-name="P19"><text:span text:style-name="T40">void quick_sort(char[][256], int, int, int*);</text:span></text:p>
      <text:p text:style-name="P69"/>
      <text:p text:style-name="P19"><text:span text:style-name="T40">#endif</text:span></text:p>
      <text:p text:style-name="P95"/>
      <text:p text:style-name="P19"><text:span text:style-name="T35">sort_func.cpp</text:span></text:p>
      <text:p text:style-name="P19"><text:span text:style-name="T41">/*</text:span></text:p>
      <text:p text:style-name="P19"><text:span text:style-name="T40">Файл с функциями сортировки записей по полям</text:span></text:p>
      <text:p text:style-name="P19"><text:soft-page-break/><text:span text:style-name="T40">*/</text:span></text:p>
      <text:p text:style-name="P69"/>
      <text:p text:style-name="P19"><text:span text:style-name="T40">#include "sort_func.h"</text:span></text:p>
      <text:p text:style-name="P69"/>
      <text:p text:style-name="P19"><text:span text:style-name="T40">#include &lt;cstring&gt;</text:span></text:p>
      <text:p text:style-name="P19"><text:span text:style-name="T40">#include &lt;iomanip&gt;</text:span></text:p>
      <text:p text:style-name="P19"><text:span text:style-name="T40">#include &lt;iostream&gt;</text:span></text:p>
      <text:p text:style-name="P19"><text:span text:style-name="T40">#include &lt;span&gt;</text:span></text:p>
      <text:p text:style-name="P109"/>
      <text:p text:style-name="P19"><text:span text:style-name="T40">// Сортировка по номеру</text:span></text:p>
      <text:p text:style-name="P19"><text:span text:style-name="T40">// ======================================================================================</text:span></text:p>
      <text:p text:style-name="P19"><text:span text:style-name="T40">void number_sort(Train* trains, int* index, int count)</text:span></text:p>
      <text:p text:style-name="P19"><text:span text:style-name="T40">{</text:span></text:p>
      <text:list xml:id="list621008867" text:style-name="WWNum31">
        <text:list-item>
          <text:p text:style-name="P56"><text:span text:style-name="T40">int _number[count];</text:span></text:p>
        </text:list-item>
        <text:list-item>
          <text:p text:style-name="P56"><text:span text:style-name="T40">for (int i = 0; auto train: std::span(trains, count)) {</text:span></text:p>
          <text:list>
            <text:list-item>
              <text:p text:style-name="P56"><text:span text:style-name="T40">index[i] = i;</text:span></text:p>
            </text:list-item>
            <text:list-item>
              <text:p text:style-name="P56"><text:span text:style-name="T40">_number[i] = std::stoi(train.number);</text:span></text:p>
            </text:list-item>
            <text:list-item>
              <text:p text:style-name="P56"><text:span text:style-name="T40">i++;</text:span></text:p>
            </text:list-item>
          </text:list>
        </text:list-item>
        <text:list-item>
          <text:p text:style-name="P56"><text:span text:style-name="T40">}</text:span></text:p>
        </text:list-item>
        <text:list-item>
          <text:p text:style-name="P56"><text:span text:style-name="T40">quick_sort(_number, 0, count - 1, index);</text:span></text:p>
        </text:list-item>
      </text:list>
      <text:p text:style-name="P19"><text:span text:style-name="T40">}</text:span></text:p>
      <text:p text:style-name="P109"/>
      <text:p text:style-name="P19"><text:span text:style-name="T40">// Сортировка по названию станции</text:span></text:p>
      <text:p text:style-name="P19"><text:span text:style-name="T40">// ======================================================================================</text:span></text:p>
      <text:p text:style-name="P19"><text:span text:style-name="T40">void end_station_sort(Train* trains, int* index, int count)</text:span></text:p>
      <text:p text:style-name="P19"><text:span text:style-name="T40">{</text:span></text:p>
      <text:list xml:id="list231408465" text:style-name="WWNum32">
        <text:list-item>
          <text:p text:style-name="P57"><text:span text:style-name="T40">char _end_station[count][256];</text:span></text:p>
        </text:list-item>
        <text:list-item>
          <text:p text:style-name="P57"><text:span text:style-name="T40">for (int i = 0; auto train: std::span(trains, count)) {</text:span></text:p>
          <text:list>
            <text:list-item>
              <text:p text:style-name="P57"><text:span text:style-name="T40">char temp[256];</text:span></text:p>
            </text:list-item>
            <text:list-item>
              <text:p text:style-name="P57"><text:span text:style-name="T40">index[i] = i;</text:span></text:p>
            </text:list-item>
            <text:list-item>
              <text:p text:style-name="P57"><text:span text:style-name="T40">strcpy(temp, train.end_station);</text:span></text:p>
            </text:list-item>
            <text:list-item>
              <text:p text:style-name="P57"><text:span text:style-name="T40">for (int j = 0; j &lt; strlen(temp); j++) {</text:span></text:p>
              <text:list>
                <text:list-item>
                  <text:p text:style-name="P57"><text:span text:style-name="T40">temp[j] = tolower(temp[j]);</text:span></text:p>
                </text:list-item>
              </text:list>
            </text:list-item>
            <text:list-item>
              <text:p text:style-name="P57"><text:span text:style-name="T40">}</text:span></text:p>
            </text:list-item>
            <text:list-item>
              <text:p text:style-name="P57"><text:span text:style-name="T40">strcpy(_end_station[i], temp);</text:span></text:p>
            </text:list-item>
            <text:list-item>
              <text:p text:style-name="P57"><text:span text:style-name="T40">i++;</text:span></text:p>
            </text:list-item>
          </text:list>
        </text:list-item>
        <text:list-item>
          <text:p text:style-name="P57"><text:span text:style-name="T40">}</text:span></text:p>
        </text:list-item>
        <text:list-item>
          <text:p text:style-name="P57"><text:span text:style-name="T40">quick_sort(_end_station, 0, count - 1, index);</text:span></text:p>
        </text:list-item>
      </text:list>
      <text:p text:style-name="P19"><text:span text:style-name="T40">}</text:span></text:p>
      <text:p text:style-name="P109"/>
      <text:p text:style-name="P19"><text:span text:style-name="T40">// Сортировка по времени отправления</text:span></text:p>
      <text:p text:style-name="P19"><text:span text:style-name="T40">// ======================================================================================</text:span></text:p>
      <text:p text:style-name="P19"><text:span text:style-name="T40">void departure_time_sort(Train* trains, int* index, int count)</text:span></text:p>
      <text:p text:style-name="P19"><text:span text:style-name="T40">{</text:span></text:p>
      <text:list xml:id="list2883172084" text:style-name="WWNum33">
        <text:list-item>
          <text:p text:style-name="P58"><text:span text:style-name="T40">double _departure_time[count];</text:span></text:p>
        </text:list-item>
        <text:list-item>
          <text:p text:style-name="P58"><text:span text:style-name="T40">for (int i = 0; auto train: std::span(trains, count)) {</text:span></text:p>
          <text:list>
            <text:list-item>
              <text:p text:style-name="P58"><text:span text:style-name="T40">int end_ch;</text:span></text:p>
            </text:list-item>
            <text:list-item>
              <text:p text:style-name="P58"><text:span text:style-name="T40">index[i] = i;</text:span></text:p>
            </text:list-item>
            <text:list-item>
              <text:p text:style-name="P58"><text:span text:style-name="T40">char hours_str1[3] = " ", minutes_str1[3] = " "; // Промежуточные переменные для часов и минут</text:span></text:p>
            </text:list-item>
          </text:list>
        </text:list-item>
        <text:list-item>
          <text:p text:style-name="P82"><text:soft-page-break/></text:p>
          <text:list>
            <text:list-item>
              <text:p text:style-name="P58"><text:span text:style-name="T40">for (int ch = 0; ch &lt; strlen(trains[i].time_departure); ch++) { // Запись часов i-ой записи</text:span></text:p>
              <text:list>
                <text:list-item>
                  <text:p text:style-name="P58"><text:span text:style-name="T40">if (train.time_departure[ch] != ':') { // Сравнение с двоеточием</text:span></text:p>
                  <text:list>
                    <text:list-item>
                      <text:p text:style-name="P58"><text:span text:style-name="T40">hours_str1[ch] = train.time_departure[ch];</text:span></text:p>
                    </text:list-item>
                  </text:list>
                </text:list-item>
                <text:list-item>
                  <text:p text:style-name="P58"><text:span text:style-name="T40">}</text:span></text:p>
                </text:list-item>
                <text:list-item>
                  <text:p text:style-name="P58"><text:span text:style-name="T40">else { // Если равны, то записываем индекс</text:span></text:p>
                  <text:list>
                    <text:list-item>
                      <text:p text:style-name="P58"><text:span text:style-name="T40">end_ch = ch + 1;</text:span></text:p>
                    </text:list-item>
                    <text:list-item>
                      <text:p text:style-name="P58"><text:span text:style-name="T40">break;</text:span></text:p>
                    </text:list-item>
                  </text:list>
                </text:list-item>
                <text:list-item>
                  <text:p text:style-name="P58"><text:span text:style-name="T40">}</text:span></text:p>
                </text:list-item>
              </text:list>
            </text:list-item>
            <text:list-item>
              <text:p text:style-name="P58"><text:span text:style-name="T40">}</text:span></text:p>
            </text:list-item>
          </text:list>
        </text:list-item>
        <text:list-item>
          <text:p text:style-name="P82"/>
          <text:list>
            <text:list-item>
              <text:p text:style-name="P58"><text:span text:style-name="T40">minutes_str1[0] = train.time_departure[end_ch]; // Запись минут i-ой записи</text:span></text:p>
            </text:list-item>
            <text:list-item>
              <text:p text:style-name="P58"><text:span text:style-name="T40">minutes_str1[1] = train.time_departure[end_ch + 1];</text:span></text:p>
            </text:list-item>
            <text:list-item>
              <text:p text:style-name="P58"><text:span text:style-name="T40">_departure_time[i] = double(std::stoi(hours_str1)) + double(std::stoi(minutes_str1)) / 60.0; // Подсчёт времени i-ой записи</text:span></text:p>
            </text:list-item>
            <text:list-item>
              <text:p text:style-name="P58"><text:span text:style-name="T40">i++;</text:span></text:p>
            </text:list-item>
          </text:list>
        </text:list-item>
        <text:list-item>
          <text:p text:style-name="P58"><text:span text:style-name="T40">}</text:span></text:p>
        </text:list-item>
        <text:list-item>
          <text:p text:style-name="P82"/>
        </text:list-item>
        <text:list-item>
          <text:p text:style-name="P58"><text:span text:style-name="T40">quick_sort(_departure_time, 0, count - 1, index);</text:span></text:p>
        </text:list-item>
      </text:list>
      <text:p text:style-name="P19"><text:span text:style-name="T40">}</text:span></text:p>
      <text:p text:style-name="P109"/>
      <text:p text:style-name="P19"><text:span text:style-name="T40">// Сортировка по времени в пути</text:span></text:p>
      <text:p text:style-name="P19"><text:span text:style-name="T40">// Отличие только в поле, по которому сортируем</text:span></text:p>
      <text:p text:style-name="P19"><text:span text:style-name="T40">// ======================================================================================</text:span></text:p>
      <text:p text:style-name="P19"><text:span text:style-name="T40">void way_time_sort(Train* trains, int* index, int count)</text:span></text:p>
      <text:p text:style-name="P19"><text:span text:style-name="T40">{</text:span></text:p>
      <text:list xml:id="list641431767" text:style-name="WWNum34">
        <text:list-item>
          <text:p text:style-name="P59"><text:span text:style-name="T40">double _way_time[count];</text:span></text:p>
        </text:list-item>
        <text:list-item>
          <text:p text:style-name="P59"><text:span text:style-name="T40">for (int i = 0; auto train: std::span(trains, count)) {</text:span></text:p>
          <text:list>
            <text:list-item>
              <text:p text:style-name="P59"><text:span text:style-name="T40">int end_ch;</text:span></text:p>
            </text:list-item>
            <text:list-item>
              <text:p text:style-name="P59"><text:span text:style-name="T40">index[i] = i;</text:span></text:p>
            </text:list-item>
            <text:list-item>
              <text:p text:style-name="P59"><text:span text:style-name="T40">char hours_str1[3] = " ", minutes_str1[3] = " "; // Промежуточные переменные для часов и минут</text:span></text:p>
            </text:list-item>
          </text:list>
        </text:list-item>
        <text:list-item>
          <text:p text:style-name="P83"/>
          <text:list>
            <text:list-item>
              <text:p text:style-name="P59"><text:span text:style-name="T40">for (int ch = 0; ch &lt; strlen(train.time_way); ch++) { // Запись часов i-ой записи</text:span></text:p>
              <text:list>
                <text:list-item>
                  <text:p text:style-name="P59"><text:span text:style-name="T40">if (train.time_way[ch] != ':') { // Сравнение с двоеточием</text:span></text:p>
                  <text:list>
                    <text:list-item>
                      <text:p text:style-name="P59"><text:span text:style-name="T40">hours_str1[ch] = train.time_way[ch];</text:span></text:p>
                    </text:list-item>
                  </text:list>
                </text:list-item>
                <text:list-item>
                  <text:p text:style-name="P59"><text:span text:style-name="T40">}</text:span></text:p>
                </text:list-item>
                <text:list-item>
                  <text:p text:style-name="P59"><text:span text:style-name="T40">else { // Если равны, то записываем индекс</text:span></text:p>
                  <text:list>
                    <text:list-item>
                      <text:p text:style-name="P59"><text:span text:style-name="T40">end_ch = ch + 1;</text:span></text:p>
                    </text:list-item>
                    <text:list-item>
                      <text:p text:style-name="P59"><text:span text:style-name="T40">break;</text:span></text:p>
                    </text:list-item>
                  </text:list>
                </text:list-item>
                <text:list-item>
                  <text:p text:style-name="P59"><text:span text:style-name="T40">}</text:span></text:p>
                </text:list-item>
              </text:list>
            </text:list-item>
            <text:list-item>
              <text:p text:style-name="P59"><text:span text:style-name="T40">}</text:span></text:p>
            </text:list-item>
          </text:list>
        </text:list-item>
        <text:list-item>
          <text:p text:style-name="P83"/>
          <text:list>
            <text:list-item>
              <text:p text:style-name="P59"><text:span text:style-name="T40">minutes_str1[0] = train.time_way[end_ch]; // Запись минут i-ой записи</text:span></text:p>
            </text:list-item>
            <text:list-item>
              <text:p text:style-name="P59"><text:span text:style-name="T40">minutes_str1[1] = train.time_way[end_ch + 1];</text:span></text:p>
            </text:list-item>
            <text:list-item>
              <text:p text:style-name="P59"><text:span text:style-name="T40">_way_time[i] = double(std::stoi(hours_str1)) + double(std::stoi(minutes_str1)) / 60.0; // Подсчёт времени i-ой записи</text:span></text:p>
            </text:list-item>
            <text:list-item>
              <text:p text:style-name="P59"><text:span text:style-name="T40">i++;</text:span></text:p>
            </text:list-item>
          </text:list>
        </text:list-item>
        <text:list-item>
          <text:p text:style-name="P59"><text:span text:style-name="T40">}</text:span></text:p>
        </text:list-item>
        <text:list-item>
          <text:p text:style-name="P59"><text:span text:style-name="T40">quick_sort(_way_time, 0, count - 1, index);</text:span></text:p>
        </text:list-item>
      </text:list>
      <text:p text:style-name="P19"><text:span text:style-name="T40">}</text:span></text:p>
      <text:list xml:id="list133315273492986" text:continue-numbering="true" text:style-name="WWNum34">
        <text:list-item>
          <text:p text:style-name="P110"><text:soft-page-break/></text:p>
        </text:list-item>
      </text:list>
      <text:p text:style-name="P19"><text:span text:style-name="T40">// Сортировка по количеству остановок</text:span></text:p>
      <text:p text:style-name="P19"><text:span text:style-name="T40">// ======================================================================================</text:span></text:p>
      <text:p text:style-name="P19"><text:span text:style-name="T40">void stop_count_sort(Train* trains, int* index, int count) </text:span></text:p>
      <text:p text:style-name="P19"><text:span text:style-name="T40">{</text:span></text:p>
      <text:list xml:id="list133315963094630" text:continue-numbering="true" text:style-name="WWNum34">
        <text:list-item>
          <text:p text:style-name="P59"><text:span text:style-name="T40">int _stop_count[count];</text:span></text:p>
        </text:list-item>
        <text:list-item>
          <text:p text:style-name="P59"><text:span text:style-name="T40">for (int i = 0; auto train: std::span(trains, count)) {</text:span></text:p>
          <text:list>
            <text:list-item>
              <text:p text:style-name="P59"><text:span text:style-name="T40">index[i] = i;</text:span></text:p>
            </text:list-item>
            <text:list-item>
              <text:p text:style-name="P59"><text:span text:style-name="T40">_stop_count[i] = train.stop_count;</text:span></text:p>
            </text:list-item>
            <text:list-item>
              <text:p text:style-name="P59"><text:span text:style-name="T40">i++;</text:span></text:p>
            </text:list-item>
          </text:list>
        </text:list-item>
        <text:list-item>
          <text:p text:style-name="P59"><text:span text:style-name="T40">}</text:span></text:p>
        </text:list-item>
        <text:list-item>
          <text:p text:style-name="P83"/>
        </text:list-item>
        <text:list-item>
          <text:p text:style-name="P59"><text:span text:style-name="T40">quick_sort(_stop_count, 0, count - 1, index);</text:span></text:p>
        </text:list-item>
      </text:list>
      <text:p text:style-name="P19"><text:span text:style-name="T40">}</text:span></text:p>
      <text:p text:style-name="P109"/>
      <text:p text:style-name="P19"><text:span text:style-name="T40">// Функции для быстрой сортировки</text:span></text:p>
      <text:p text:style-name="P19"><text:span text:style-name="T40">// ======================================================================================</text:span></text:p>
      <text:p text:style-name="P19"><text:span text:style-name="T40">void quick_sort(int* A, int from, int to, int* index) </text:span></text:p>
      <text:p text:style-name="P19"><text:span text:style-name="T40">{</text:span></text:p>
      <text:list xml:id="list1912442712" text:style-name="WWNum35">
        <text:list-item>
          <text:p text:style-name="P60"><text:span text:style-name="T40">int x, i, j, temp;</text:span></text:p>
        </text:list-item>
        <text:list-item>
          <text:p text:style-name="P84"/>
        </text:list-item>
        <text:list-item>
          <text:p text:style-name="P60"><text:span text:style-name="T40">if (from &gt;= to) return; // Условие окончания рекурсии</text:span></text:p>
        </text:list-item>
        <text:list-item>
          <text:p text:style-name="P60"><text:span text:style-name="T40">i = from; // Рассматриваем элементы с A[from] до A[to]</text:span></text:p>
        </text:list-item>
        <text:list-item>
          <text:p text:style-name="P60"><text:span text:style-name="T40">j = to;</text:span></text:p>
        </text:list-item>
        <text:list-item>
          <text:p text:style-name="P60"><text:span text:style-name="T40">x = A[(from + to) / 2]; // Выбираем средний элемент</text:span></text:p>
        </text:list-item>
        <text:list-item>
          <text:p text:style-name="P84"/>
        </text:list-item>
        <text:list-item>
          <text:p text:style-name="P60"><text:span text:style-name="T40">while ( i &lt;= j ) {</text:span></text:p>
          <text:list>
            <text:list-item>
              <text:p text:style-name="P60"><text:span text:style-name="T40">while (A[i] &lt; x) i++; // Ищем пару для перестановки</text:span></text:p>
            </text:list-item>
            <text:list-item>
              <text:p text:style-name="P60"><text:span text:style-name="T40">while (A[j] &gt; x) j--;</text:span></text:p>
            </text:list-item>
            <text:list-item>
              <text:p text:style-name="P60"><text:span text:style-name="T40">if (i &lt;= j) {</text:span></text:p>
              <text:list>
                <text:list-item>
                  <text:p text:style-name="P60"><text:span text:style-name="T40">temp = A[i]; A[i] = A[j]; A[j] = temp; // Перестановка</text:span></text:p>
                </text:list-item>
                <text:list-item>
                  <text:p text:style-name="P60"><text:span text:style-name="T40">temp = index[i]; index[i] = index[j]; index[j] = temp;</text:span></text:p>
                </text:list-item>
                <text:list-item>
                  <text:p text:style-name="P60"><text:span text:style-name="T40">i++; // Двигаемся дальше</text:span></text:p>
                </text:list-item>
                <text:list-item>
                  <text:p text:style-name="P60"><text:span text:style-name="T40">j--;</text:span></text:p>
                </text:list-item>
              </text:list>
            </text:list-item>
            <text:list-item>
              <text:p text:style-name="P60"><text:span text:style-name="T40">}</text:span></text:p>
            </text:list-item>
          </text:list>
        </text:list-item>
        <text:list-item>
          <text:p text:style-name="P60"><text:span text:style-name="T40">}</text:span></text:p>
        </text:list-item>
        <text:list-item>
          <text:p text:style-name="P60"><text:span text:style-name="T40">quick_sort(A, from, j, index); // Сортируем левую часть</text:span></text:p>
        </text:list-item>
        <text:list-item>
          <text:p text:style-name="P60"><text:span text:style-name="T40">quick_sort(A, i, to, index); // Сортируем правую часть</text:span></text:p>
        </text:list-item>
      </text:list>
      <text:p text:style-name="P19"><text:span text:style-name="T40">}</text:span></text:p>
      <text:p text:style-name="P109"/>
      <text:p text:style-name="P19"><text:span text:style-name="T40">// ======================================================================================</text:span></text:p>
      <text:p text:style-name="P19"><text:span text:style-name="T40">void quick_sort(double* A, int from, int to, int* index) </text:span></text:p>
      <text:p text:style-name="P19"><text:span text:style-name="T40">{</text:span></text:p>
      <text:list xml:id="list812812389" text:style-name="WWNum36">
        <text:list-item>
          <text:p text:style-name="P61"><text:span text:style-name="T40">int i, j, index_temp;</text:span></text:p>
        </text:list-item>
        <text:list-item>
          <text:p text:style-name="P61"><text:span text:style-name="T40">double temp, x;</text:span></text:p>
        </text:list-item>
        <text:list-item>
          <text:p text:style-name="P85"/>
        </text:list-item>
        <text:list-item>
          <text:p text:style-name="P61"><text:span text:style-name="T40">if (from &gt;= to) return; // Условие окончания рекурсии</text:span></text:p>
        </text:list-item>
        <text:list-item>
          <text:p text:style-name="P61"><text:span text:style-name="T40">i = from; // Рассматриваем элементы с A[from] до A[to]</text:span></text:p>
        </text:list-item>
        <text:list-item>
          <text:p text:style-name="P61"><text:span text:style-name="T40">j = to;</text:span></text:p>
        </text:list-item>
        <text:list-item>
          <text:p text:style-name="P61"><text:span text:style-name="T40">x = A[(from + to) / 2]; // Выбираем средний элемент</text:span></text:p>
        </text:list-item>
        <text:list-item>
          <text:p text:style-name="P85"><text:soft-page-break/></text:p>
        </text:list-item>
        <text:list-item>
          <text:p text:style-name="P61"><text:span text:style-name="T40">while ( i &lt;= j ) {</text:span></text:p>
          <text:list>
            <text:list-item>
              <text:p text:style-name="P61"><text:span text:style-name="T40">while (A[i] &lt; x) i++; // Ищем пару для перестановки</text:span></text:p>
            </text:list-item>
            <text:list-item>
              <text:p text:style-name="P61"><text:span text:style-name="T40">while (A[j] &gt; x) j--;</text:span></text:p>
            </text:list-item>
            <text:list-item>
              <text:p text:style-name="P61"><text:span text:style-name="T40">if (i &lt;= j) {</text:span></text:p>
              <text:list>
                <text:list-item>
                  <text:p text:style-name="P61"><text:span text:style-name="T40">temp = A[i]; A[i] = A[j]; A[j] = temp; // Перестановка</text:span></text:p>
                </text:list-item>
                <text:list-item>
                  <text:p text:style-name="P61"><text:span text:style-name="T40">index_temp = index[i]; index[i] = index[j]; index[j] = index_temp;</text:span></text:p>
                </text:list-item>
                <text:list-item>
                  <text:p text:style-name="P61"><text:span text:style-name="T40">i++; // Двигаемся дальше</text:span></text:p>
                </text:list-item>
                <text:list-item>
                  <text:p text:style-name="P61"><text:span text:style-name="T40">j--;</text:span></text:p>
                </text:list-item>
              </text:list>
            </text:list-item>
            <text:list-item>
              <text:p text:style-name="P61"><text:span text:style-name="T40">}</text:span></text:p>
            </text:list-item>
          </text:list>
        </text:list-item>
        <text:list-item>
          <text:p text:style-name="P61"><text:span text:style-name="T40">}</text:span></text:p>
        </text:list-item>
        <text:list-item>
          <text:p text:style-name="P61"><text:span text:style-name="T40">quick_sort(A, from, j, index); // Сортируем левую часть</text:span></text:p>
        </text:list-item>
        <text:list-item>
          <text:p text:style-name="P61"><text:span text:style-name="T40">quick_sort(A, i, to, index); // Сортируем правую часть</text:span></text:p>
        </text:list-item>
      </text:list>
      <text:p text:style-name="P19"><text:span text:style-name="T40">}</text:span></text:p>
      <text:p text:style-name="P109"/>
      <text:p text:style-name="P19"><text:span text:style-name="T40">// ======================================================================================</text:span></text:p>
      <text:p text:style-name="P19"><text:span text:style-name="T40">void quick_sort(char A[][256], int from, int to, int* index) </text:span></text:p>
      <text:p text:style-name="P19"><text:span text:style-name="T40">{</text:span></text:p>
      <text:list xml:id="list1781927253" text:style-name="WWNum37">
        <text:list-item>
          <text:p text:style-name="P62"><text:span text:style-name="T40">int i, j, index_temp;</text:span></text:p>
        </text:list-item>
        <text:list-item>
          <text:p text:style-name="P62"><text:span text:style-name="T40">char temp[256], x[256];</text:span></text:p>
        </text:list-item>
        <text:list-item>
          <text:p text:style-name="P86"/>
        </text:list-item>
        <text:list-item>
          <text:p text:style-name="P62"><text:span text:style-name="T40">if (from &gt;= to) return; // Условие окончания рекурсии</text:span></text:p>
        </text:list-item>
        <text:list-item>
          <text:p text:style-name="P62"><text:span text:style-name="T40">i = from; // Рассматриваем элементы с A[from] до A[to]</text:span></text:p>
        </text:list-item>
        <text:list-item>
          <text:p text:style-name="P62"><text:span text:style-name="T40">j = to;</text:span></text:p>
        </text:list-item>
        <text:list-item>
          <text:p text:style-name="P86"/>
        </text:list-item>
        <text:list-item>
          <text:p text:style-name="P62"><text:span text:style-name="T40">strcpy(x, A[(from + to) / 2]); // Выбираем средний элемент</text:span></text:p>
        </text:list-item>
        <text:list-item>
          <text:p text:style-name="P62"><text:span text:style-name="T40">while ( i &lt;= j ) {</text:span></text:p>
          <text:list>
            <text:list-item>
              <text:p text:style-name="P62"><text:span text:style-name="T40">while (strcmp(A[i], x) &lt; 0) i++; // Ищем пару для перестановки</text:span></text:p>
            </text:list-item>
            <text:list-item>
              <text:p text:style-name="P62"><text:span text:style-name="T40">while (strcmp(A[j], x) &gt; 0) j--;</text:span></text:p>
            </text:list-item>
            <text:list-item>
              <text:p text:style-name="P62"><text:span text:style-name="T40">if (i &lt;= j) {</text:span></text:p>
              <text:list>
                <text:list-item>
                  <text:p text:style-name="P62"><text:span text:style-name="T40">strcpy(temp, A[i]); strcpy(A[i], A[j]); strcpy(A[j], temp); // Перестановка</text:span></text:p>
                </text:list-item>
                <text:list-item>
                  <text:p text:style-name="P62"><text:span text:style-name="T40">index_temp = index[i]; index[i] = index[j]; index[j] = index_temp;</text:span></text:p>
                </text:list-item>
                <text:list-item>
                  <text:p text:style-name="P62"><text:span text:style-name="T40">i++; // Двигаемся дальше</text:span></text:p>
                </text:list-item>
                <text:list-item>
                  <text:p text:style-name="P62"><text:span text:style-name="T40">j--;</text:span></text:p>
                </text:list-item>
              </text:list>
            </text:list-item>
            <text:list-item>
              <text:p text:style-name="P62"><text:span text:style-name="T40">}</text:span></text:p>
            </text:list-item>
          </text:list>
        </text:list-item>
        <text:list-item>
          <text:p text:style-name="P62"><text:span text:style-name="T40">}</text:span></text:p>
        </text:list-item>
        <text:list-item>
          <text:p text:style-name="P62"><text:span text:style-name="T40">quick_sort(A, from, j, index); // Сортируем левую часть</text:span></text:p>
        </text:list-item>
        <text:list-item>
          <text:p text:style-name="P62"><text:span text:style-name="T40">quick_sort(A, i, to, index); // Сортируем правую часть</text:span></text:p>
        </text:list-item>
      </text:list>
      <text:p text:style-name="P19"><text:span text:style-name="T40">}</text:span></text:p>
      <text:p text:style-name="P87"/>
      <text:p text:style-name="P94"/>
      <text:p text:style-name="P87"/>
      <text:p text:style-name="P95"/>
      <text:p text:style-name="P9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roid Sans Mono2" svg:font-family="'Droid Sans Mono', monospace, monospace, 'Droid Sans Fallback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roid Sans Mono1" svg:font-family="'Droid Sans Mono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2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false" style:font-name-asian="Times New Roman1" style:font-family-asian="'Times New Roman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50%" fo:text-align="center" style:justify-single-word="false"/>
      <style:text-properties style:font-name="Arial" fo:font-family="Arial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7.62cm" fo:margin-right="0cm" fo:line-height="150%" fo:text-indent="1.27cm" style:auto-text-indent="false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150%" fo:text-align="end" style:justify-single-word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style:contextual-spacing="false" fo:line-height="150%" fo:keep-with-next="always"/>
      <style:text-properties style:font-name="Arial" fo:font-family="Arial" style:font-family-generic="roman" style:font-pitch="variable" fo:font-size="14pt" style:font-size-asian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5.251cm" fo:margin-right="0cm" fo:margin-top="0.423cm" fo:margin-bottom="0cm" style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4pt" style:font-size-asian="14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/>
      <style:text-properties style:font-name="Arial" fo:font-family="Arial" style:font-family-generic="roman" style:font-pitch="variable" fo:font-size="16pt" fo:letter-spacing="-0.035cm" style:font-size-asian="16pt"/>
    </style:style>
    <style:style style:name="Body_20_Text_20_2" style:display-name="Body Text 2" style:family="paragraph" style:parent-style-name="Standard" style:default-outline-level="">
      <style:paragraph-properties fo:margin-top="0.423cm" fo:margin-bottom="0cm" style:contextual-spacing="false" fo:line-height="150%"/>
      <style:text-properties style:font-name="Arial" fo:font-family="Arial" style:font-family-generic="roman" style:font-pitch="variable" fo:font-size="14pt" style:font-size-asian="14pt"/>
    </style:style>
    <style:style style:name="DP_20_обычный" style:display-name="DP обычный" style:family="paragraph" style:parent-style-name="Standard" style:auto-update="true" style:default-outline-level="">
      <style:paragraph-properties fo:margin-left="0.501cm" fo:margin-right="0.25cm" fo:text-indent="1cm" style:auto-text-indent="false"/>
      <style:text-properties fo:font-size="14pt" style:font-size-asian="14pt" style:language-asian="ru" style:country-asian="RU" style:font-size-complex="18pt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/>
    </style:style>
    <style:style style:name="msonormal" style:family="paragraph" style:parent-style-name="Standard" style:default-outline-level="">
      <style:paragraph-properties fo:margin-top="0.494cm" fo:margin-bottom="0.494cm" style:contextual-spacing="false" fo:line-height="100%" fo:text-align="start" style:justify-single-word="false"/>
      <style:text-properties fo:font-size="12pt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4pt" style:font-size-asian="14pt" style:language-asian="en" style:country-asian="US"/>
    </style:style>
    <style:style style:name="Знак" style:family="text" style:parent-style-name="Default_20_Paragraph_20_Font">
      <style:text-properties style:language-asian="en" style:country-asian="US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bullet text:level="2" text:style-name="ListLabel_20_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line-height="0.501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/>
    </style:style>
    <style:page-layout style:name="Mpm1">
      <style:page-layout-properties fo:page-width="21.001cm" fo:page-height="29.7cm" style:num-format="1" style:print-orientation="portrait" fo:margin-top="0.501cm" fo:margin-bottom="0.501cm" fo:margin-left="2.501cm" fo:margin-right="1cm" style:writing-mode="lr-tb" style:layout-grid-color="#c0c0c0" style:layout-grid-lines="59" style:layout-grid-base-height="0.48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cm" fo:margin-left="2.501cm" fo:margin-right="1cm" style:writing-mode="lr-tb" style:layout-grid-color="#c0c0c0" style:layout-grid-lines="59" style:layout-grid-base-height="0.48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КР.АС59.200054</text:span><text:span text:style-name="MT2"> <text:s text:c="41"/></text:span><text:span text:style-name="MT1"><text:page-number text:select-page="current">43</text:page-number></text:span></text:p>
        <text:p text:style-name="Header"/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1T17:30:00</meta:creation-date>
    <meta:initial-creator>sbn</meta:initial-creator>
    <dc:language>ru-RU</dc:language>
    <meta:print-date>2021-05-28T13:32:45.460503238</meta:print-date>
    <dc:date>2021-05-28T13:33:14.053136341</dc:date>
    <meta:editing-cycles>57</meta:editing-cycles>
    <dc:title>Министерство образования Республики Беларусь</dc:title>
    <meta:editing-duration>PT4H32M51S</meta:editing-duration>
    <meta:generator>LibreOffice/7.1.3.2$Linux_X86_64 LibreOffice_project/10$Build-2</meta:generator>
    <meta:document-statistic meta:table-count="1" meta:image-count="0" meta:object-count="0" meta:page-count="43" meta:paragraph-count="1950" meta:word-count="7673" meta:character-count="58698" meta:non-whitespace-character-count="51153"/>
    <meta:user-defined meta:name="AppVersion">15.0000</meta:user-defined>
    <meta:user-defined meta:name="Company">BPI</meta:user-defined>
    <meta:template xlink:type="simple" xlink:actuate="onRequest" xlink:title="Normal.dotm" xlink:href=""/>
  </office:meta>
</office:document-meta>
</file>